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C0200003A638BD283C0.wmf" manifest:media-type=""/>
  <manifest:file-entry manifest:full-path="Pictures/2000000900004C0200002016DACBB83B.wmf" manifest:media-type=""/>
  <manifest:file-entry manifest:full-path="Pictures/2000000900004C02000016506CD13080.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ndale Mono" svg:font-family="'Andale Mono', 'Andale Mono'" style:font-family-generic="modern"/>
    <style:font-face style:name="Georgia" svg:font-family="Georgia, Georgia" style:font-family-generic="roman"/>
    <style:font-face style:name="Arial2" svg:font-family="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2425in" fo:margin-right="0in" fo:text-indent="0in" style:auto-text-indent="false"/>
    </style:style>
    <style:style style:name="P2" style:family="paragraph" style:parent-style-name="Standard">
      <style:paragraph-properties fo:margin-top="0in" fo:margin-bottom="0in" style:contextual-spacing="false" fo:line-height="100%"/>
      <style:text-properties style:font-name="Courier New" fo:font-size="10pt" style:font-size-asian="10pt" style:font-name-complex="Courier New3" style:font-size-complex="10pt" style:language-complex="hi" style:country-complex="IN"/>
    </style:style>
    <style:style style:name="P3" style:family="paragraph" style:parent-style-name="Standard">
      <style:paragraph-properties fo:margin-top="0in" fo:margin-bottom="0in" style:contextual-spacing="false" fo:line-height="100%"/>
      <style:text-properties fo:color="#000000" style:font-name="Courier New" fo:font-size="10pt" style:font-size-asian="10pt" style:font-name-complex="Courier New3" style:font-size-complex="10pt" style:language-complex="hi" style:country-complex="IN"/>
    </style:style>
    <style:style style:name="P4" style:family="paragraph" style:parent-style-name="Standard">
      <style:paragraph-properties fo:margin-top="0in" fo:margin-bottom="0in" style:contextual-spacing="false" fo:line-height="100%"/>
      <style:text-properties fo:color="#000000" style:font-name="Courier New" fo:font-size="10pt" style:text-underline-style="solid" style:text-underline-width="auto" style:text-underline-color="font-color" style:font-size-asian="10pt" style:font-name-complex="Courier New3" style:font-size-complex="10pt" style:language-complex="hi" style:country-complex="IN"/>
    </style:style>
    <style:style style:name="P5" style:family="paragraph" style:parent-style-name="Standard">
      <style:paragraph-properties fo:margin-top="0in" fo:margin-bottom="0in" style:contextual-spacing="false" fo:line-height="150%"/>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6" style:family="paragraph" style:parent-style-name="Standard">
      <style:paragraph-properties fo:margin-top="0in" fo:margin-bottom="0in" style:contextual-spacing="false" fo:line-height="100%"/>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7" style:family="paragraph" style:parent-style-name="Standard">
      <style:paragraph-properties fo:margin-top="0in" fo:margin-bottom="0in" style:contextual-spacing="false" fo:line-height="100%"/>
      <style:text-properties fo:color="#000000" fo:font-size="10pt" style:font-size-asian="10pt" style:font-name-complex="Calibri3" style:font-size-complex="10pt" style:language-complex="hi" style:country-complex="IN"/>
    </style:style>
    <style:style style:name="P8" style:family="paragraph" style:parent-style-name="Standard">
      <style:paragraph-properties fo:margin-top="0in" fo:margin-bottom="0in" style:contextual-spacing="false" fo:line-height="100%"/>
      <style:text-properties fo:font-size="10pt" style:font-size-asian="10pt" style:font-name-complex="Calibri3" style:font-size-complex="10pt" style:language-complex="hi" style:country-complex="IN"/>
    </style:style>
    <style:style style:name="P9" style:family="paragraph" style:parent-style-name="Standard">
      <style:paragraph-properties fo:margin-left="0in" fo:margin-right="0in" fo:margin-top="0in" fo:margin-bottom="0in" style:contextual-spacing="false" fo:line-height="150%" fo:text-indent="0.4925in" style:auto-text-indent="false"/>
      <style:text-properties fo:color="#000000" style:font-name="Courier New" fo:font-size="10pt" style:font-size-asian="10pt" style:font-name-complex="Courier New3" style:font-size-complex="10pt" style:language-complex="hi" style:country-complex="IN"/>
    </style:style>
    <style:style style:name="P10" style:family="paragraph" style:parent-style-name="Standard">
      <style:paragraph-properties fo:margin-left="0in" fo:margin-right="0in" fo:margin-top="0in" fo:margin-bottom="0in" style:contextual-spacing="false" fo:line-height="100%" fo:text-indent="0.4925in" style:auto-text-indent="false"/>
      <style:text-properties fo:color="#000000" style:font-name="Courier New" fo:font-size="10pt" style:font-size-asian="10pt" style:font-name-complex="Courier New3" style:font-size-complex="10pt" style:language-complex="hi" style:country-complex="IN"/>
    </style:style>
    <style:style style:name="P11" style:family="paragraph" style:parent-style-name="Standard">
      <style:paragraph-properties fo:margin-left="0in" fo:margin-right="0in" fo:margin-top="0in" fo:margin-bottom="0in" style:contextual-spacing="false" fo:line-height="100%" fo:text-indent="0.4925in" style:auto-text-indent="false"/>
      <style:text-properties fo:color="#7f0055" style:font-name="Courier New" fo:font-size="10pt" fo:font-weight="bold" style:font-size-asian="10pt" style:font-weight-asian="bold" style:font-name-complex="Courier New3" style:font-size-complex="10pt" style:language-complex="hi" style:country-complex="IN" style:font-weight-complex="bold"/>
    </style:style>
    <style:style style:name="P12" style:family="paragraph" style:parent-style-name="Standard">
      <style:paragraph-properties fo:margin-left="0in" fo:margin-right="0in" fo:text-indent="0.4925in" style:auto-text-indent="false"/>
      <style:text-properties fo:color="#000000" style:font-name="Courier New" fo:font-size="10pt" style:font-size-asian="10pt" style:font-name-complex="Courier New3" style:font-size-complex="10pt" style:language-complex="hi" style:country-complex="IN"/>
    </style:style>
    <style:style style:name="P13" style:family="paragraph" style:parent-style-name="Standard">
      <style:paragraph-properties fo:margin-left="0.4925in" fo:margin-right="0in" fo:margin-top="0in" fo:margin-bottom="0in" style:contextual-spacing="false" fo:line-height="100%" fo:text-indent="0in" style:auto-text-indent="false"/>
    </style:style>
    <style:style style:name="P14" style:family="paragraph" style:parent-style-name="Standard">
      <style:paragraph-properties fo:margin-left="0.4925in" fo:margin-right="0in" fo:margin-top="0in" fo:margin-bottom="0in" style:contextual-spacing="false" fo:line-height="100%" fo:text-indent="0in" style:auto-text-indent="false"/>
      <style:text-properties fo:color="#7f0055" style:font-name="Courier New" fo:font-size="10pt" fo:font-weight="bold" style:font-size-asian="10pt" style:font-weight-asian="bold" style:font-name-complex="Courier New3" style:font-size-complex="10pt" style:language-complex="hi" style:country-complex="IN" style:font-weight-complex="bold"/>
    </style:style>
    <style:style style:name="P15" style:family="paragraph" style:parent-style-name="Standard">
      <style:paragraph-properties fo:margin-left="0.4925in" fo:margin-right="0in" fo:margin-top="0in" fo:margin-bottom="0in" style:contextual-spacing="false" fo:line-height="100%" fo:text-indent="0in" style:auto-text-indent="false"/>
      <style:text-properties style:font-name="Courier New" fo:font-size="10pt" style:font-size-asian="10pt" style:font-name-complex="Courier New3" style:font-size-complex="10pt" style:language-complex="hi" style:country-complex="IN"/>
    </style:style>
    <style:style style:name="P16" style:family="paragraph" style:parent-style-name="Standard">
      <style:paragraph-properties fo:margin-left="0.4925in" fo:margin-right="0in" fo:margin-top="0in" fo:margin-bottom="0in" style:contextual-spacing="false"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17" style:family="paragraph" style:parent-style-name="Standard">
      <style:paragraph-properties fo:margin-left="0.4925in" fo:margin-right="0in" fo:margin-top="0in" fo:margin-bottom="0in" style:contextual-spacing="false" fo:line-height="150%" fo:text-indent="0in" style:auto-text-indent="false"/>
      <style:text-properties fo:color="#000000" style:font-name="Courier New" fo:font-size="10pt" style:font-size-asian="10pt" style:font-name-complex="Courier New3" style:font-size-complex="10pt" style:language-complex="hi" style:country-complex="IN"/>
    </style:style>
    <style:style style:name="P18" style:family="paragraph" style:parent-style-name="Standard">
      <style:paragraph-properties fo:margin-left="0.4925in" fo:margin-right="0in" fo:margin-top="0in" fo:margin-bottom="0in" style:contextual-spacing="false" fo:line-height="150%" fo:text-indent="0in" style:auto-text-indent="false"/>
      <style:text-properties fo:color="#000000" fo:font-size="10pt" style:font-size-asian="10pt" style:font-name-complex="Calibri3" style:font-size-complex="10pt" style:language-complex="hi" style:country-complex="IN"/>
    </style:style>
    <style:style style:name="P19" style:family="paragraph" style:parent-style-name="Standard">
      <style:paragraph-properties fo:margin-left="0.4925in" fo:margin-right="0in" fo:margin-top="0in" fo:margin-bottom="0in" style:contextual-spacing="false" fo:line-height="150%" fo:text-indent="0in" style:auto-text-indent="false"/>
      <style:text-properties fo:font-size="10pt" style:font-size-asian="10pt" style:font-name-complex="Calibri3" style:font-size-complex="10pt" style:language-complex="hi" style:country-complex="IN"/>
    </style:style>
    <style:style style:name="P20" style:family="paragraph" style:parent-style-name="List_20_Paragraph">
      <style:paragraph-properties fo:margin-left="0.4925in" fo:margin-right="0in" fo:margin-top="0in" fo:margin-bottom="0in" style:contextual-spacing="false" fo:line-height="150%" fo:text-indent="0in" style:auto-text-indent="false"/>
    </style:style>
    <style:style style:name="P21" style:family="paragraph" style:parent-style-name="List_20_Paragraph">
      <style:paragraph-properties fo:margin-left="0.4925in" fo:margin-right="0in" fo:margin-top="0in" fo:margin-bottom="0in" style:contextual-spacing="false" fo:line-height="100%" fo:text-indent="0in" style:auto-text-indent="false"/>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22" style:family="paragraph" style:parent-style-name="List_20_Paragraph">
      <style:paragraph-properties fo:margin-left="0.4925in" fo:margin-right="0in" fo:margin-top="0in" fo:margin-bottom="0in" style:contextual-spacing="false" fo:line-height="150%" fo:text-indent="0in" style:auto-text-indent="false"/>
      <style:text-properties fo:color="#000000" fo:font-size="10pt" style:font-size-asian="10pt" style:font-name-complex="Calibri3" style:font-size-complex="10pt" style:language-complex="hi" style:country-complex="IN"/>
    </style:style>
    <style:style style:name="P23" style:family="paragraph" style:parent-style-name="List_20_Paragraph">
      <style:paragraph-properties fo:margin-left="0.4925in" fo:margin-right="0in" fo:margin-top="0in" fo:margin-bottom="0in" style:contextual-spacing="false" fo:line-height="150%" fo:text-indent="0in" style:auto-text-indent="false"/>
      <style:text-properties fo:color="#000000" style:font-name="Courier New" fo:font-size="10pt" style:text-underline-style="solid" style:text-underline-width="auto" style:text-underline-color="font-color" style:font-size-asian="10pt" style:font-name-complex="Courier New3" style:font-size-complex="10pt" style:language-complex="hi" style:country-complex="IN"/>
    </style:style>
    <style:style style:name="P24" style:family="paragraph" style:parent-style-name="List_20_Paragraph">
      <style:paragraph-properties fo:margin-left="0.4925in" fo:margin-right="0in" fo:margin-top="0in" fo:margin-bottom="0in" style:contextual-spacing="false" fo:line-height="150%" fo:text-indent="0in" style:auto-text-indent="false"/>
      <style:text-properties fo:font-size="10pt" style:font-size-asian="10pt" style:font-name-complex="Calibri3" style:font-size-complex="10pt" style:language-complex="hi" style:country-complex="IN"/>
    </style:style>
    <style:style style:name="P25" style:family="paragraph" style:parent-style-name="Standard">
      <style:paragraph-properties fo:margin-left="0.4925in" fo:margin-right="0in" fo:text-indent="0in" style:auto-text-indent="false"/>
      <style:text-properties fo:color="#000000" style:font-name="Courier New" fo:font-size="10pt" style:font-size-asian="10pt" style:font-name-complex="Courier New3" style:font-size-complex="10pt" style:language-complex="hi" style:country-complex="IN"/>
    </style:style>
    <style:style style:name="P26" style:family="paragraph" style:parent-style-name="Standard">
      <style:paragraph-properties fo:margin-left="0.5in" fo:margin-right="0in" fo:margin-top="0in" fo:margin-bottom="0in" style:contextual-spacing="false" fo:line-height="100%" fo:text-indent="0in" style:auto-text-indent="false"/>
    </style:style>
    <style:style style:name="P27" style:family="paragraph" style:parent-style-name="Standard">
      <style:paragraph-properties fo:margin-left="0.5in" fo:margin-right="0in" fo:margin-top="0in" fo:margin-bottom="0in" style:contextual-spacing="false" fo:line-height="100%" fo:text-indent="0in" style:auto-text-indent="false"/>
      <style:text-properties style:font-name="Courier New" fo:font-size="10pt" style:font-size-asian="10pt" style:font-name-complex="Courier New3" style:font-size-complex="10pt" style:language-complex="hi" style:country-complex="IN"/>
    </style:style>
    <style:style style:name="P28" style:family="paragraph" style:parent-style-name="Standard">
      <style:paragraph-properties fo:margin-left="0.5in" fo:margin-right="0in" fo:margin-top="0in" fo:margin-bottom="0in" style:contextual-spacing="false" fo:line-height="150%" fo:text-indent="0in" style:auto-text-indent="false"/>
    </style:style>
    <style:style style:name="P29" style:family="paragraph" style:parent-style-name="Standard">
      <style:paragraph-properties fo:margin-left="0.5in" fo:margin-right="0in" fo:margin-top="0in" fo:margin-bottom="0in" style:contextual-spacing="false" fo:line-height="150%" fo:text-indent="0in" style:auto-text-indent="false"/>
      <style:text-properties fo:color="#000000" fo:font-size="10pt" style:font-size-asian="10pt" style:font-name-complex="Calibri3" style:font-size-complex="10pt" style:language-complex="hi" style:country-complex="IN"/>
    </style:style>
    <style:style style:name="P30" style:family="paragraph" style:parent-style-name="Standard">
      <style:paragraph-properties fo:margin-left="0.5in" fo:margin-right="0in" fo:margin-top="0in" fo:margin-bottom="0in" style:contextual-spacing="false"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31" style:family="paragraph" style:parent-style-name="Standard">
      <style:paragraph-properties fo:margin-left="0.5in" fo:margin-right="0in" fo:margin-top="0in" fo:margin-bottom="0in" style:contextual-spacing="false" fo:line-height="150%" fo:text-indent="0in" style:auto-text-indent="false"/>
      <style:text-properties fo:color="#000000" style:font-name="Courier New" fo:font-size="10pt" style:font-size-asian="10pt" style:font-name-complex="Courier New3" style:font-size-complex="10pt" style:language-complex="hi" style:country-complex="IN"/>
    </style:style>
    <style:style style:name="P32" style:family="paragraph" style:parent-style-name="Standard">
      <style:paragraph-properties fo:margin-left="0.5in" fo:margin-right="0in" fo:margin-top="0in" fo:margin-bottom="0in" style:contextual-spacing="false" fo:line-height="100%" fo:text-indent="0in" style:auto-text-indent="false"/>
      <style:text-properties fo:color="#000000" style:font-name="Courier New1" fo:font-size="10pt" style:font-name-asian="Courier New1" style:font-size-asian="10pt" style:font-name-complex="Courier New1" style:font-size-complex="10pt" style:language-complex="hi" style:country-complex="IN"/>
    </style:style>
    <style:style style:name="P33" style:family="paragraph" style:parent-style-name="Standard">
      <style:paragraph-properties fo:margin-left="0.2957in" fo:margin-right="0in" fo:margin-top="0in" fo:margin-bottom="0in" style:contextual-spacing="false" fo:line-height="100%" fo:text-indent="0in" style:auto-text-indent="false"/>
    </style:style>
    <style:style style:name="P34" style:family="paragraph" style:parent-style-name="Standard">
      <style:paragraph-properties fo:margin-left="0.2957in" fo:margin-right="0in" fo:margin-top="0in" fo:margin-bottom="0in" style:contextual-spacing="false" fo:line-height="100%" fo:text-indent="0in" style:auto-text-indent="false"/>
      <style:text-properties style:font-name="Courier New" fo:font-size="10pt" style:font-size-asian="10pt" style:font-name-complex="Courier New3" style:font-size-complex="10pt" style:language-complex="hi" style:country-complex="IN"/>
    </style:style>
    <style:style style:name="P35" style:family="paragraph" style:parent-style-name="Standard">
      <style:paragraph-properties fo:margin-left="0.2957in" fo:margin-right="0in" fo:margin-top="0in" fo:margin-bottom="0in" style:contextual-spacing="false" fo:line-height="150%" fo:text-indent="0in" style:auto-text-indent="false"/>
      <style:text-properties fo:color="#000000" fo:font-size="10pt" style:font-size-asian="10pt" style:font-name-complex="Calibri3" style:font-size-complex="10pt" style:language-complex="hi" style:country-complex="IN"/>
    </style:style>
    <style:style style:name="P36" style:family="paragraph" style:parent-style-name="Standard">
      <style:paragraph-properties fo:margin-left="0.2957in" fo:margin-right="0in" fo:margin-top="0in" fo:margin-bottom="0in" style:contextual-spacing="false" fo:line-height="150%" fo:text-indent="0in" style:auto-text-indent="false"/>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37" style:family="paragraph" style:parent-style-name="Standard">
      <style:paragraph-properties fo:margin-left="0.2957in" fo:margin-right="0in" fo:margin-top="0in" fo:margin-bottom="0in" style:contextual-spacing="false" fo:line-height="150%" fo:text-indent="0in" style:auto-text-indent="false"/>
      <style:text-properties fo:color="#000000" style:font-name="Courier New" fo:font-size="10pt" style:font-size-asian="10pt" style:font-name-complex="Courier New3" style:font-size-complex="10pt" style:language-complex="hi" style:country-complex="IN"/>
    </style:style>
    <style:style style:name="P38" style:family="paragraph" style:parent-style-name="Standard">
      <style:paragraph-properties fo:margin-left="0.2957in" fo:margin-right="0in" fo:margin-top="0in" fo:margin-bottom="0in" style:contextual-spacing="false"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39" style:family="paragraph" style:parent-style-name="Standard">
      <style:paragraph-properties fo:margin-left="0.2957in" fo:margin-right="0in" fo:margin-top="0in" fo:margin-bottom="0in" style:contextual-spacing="false" fo:line-height="100%" fo:text-indent="0in" style:auto-text-indent="false"/>
      <style:text-properties fo:color="#000000" style:font-name="Courier New1" fo:font-size="10pt" style:font-name-asian="Courier New1" style:font-size-asian="10pt" style:font-name-complex="Courier New1" style:font-size-complex="10pt" style:language-complex="hi" style:country-complex="IN"/>
    </style:style>
    <style:style style:name="P40" style:family="paragraph" style:parent-style-name="Standard">
      <style:paragraph-properties fo:margin-left="0.2957in" fo:margin-right="0in" fo:margin-top="0in" fo:margin-bottom="0in" style:contextual-spacing="false" fo:line-height="100%" fo:text-indent="0in" style:auto-text-indent="false"/>
      <style:text-properties style:text-underline-style="none"/>
    </style:style>
    <style:style style:name="P41" style:family="paragraph" style:parent-style-name="List_20_Paragraph">
      <style:paragraph-properties fo:margin-left="0.2957in" fo:margin-right="0in" fo:margin-top="0in" fo:margin-bottom="0in" style:contextual-spacing="false" fo:line-height="100%" fo:text-indent="0in" style:auto-text-indent="false"/>
      <style:text-properties fo:font-size="10pt" style:text-underline-style="solid" style:text-underline-width="auto" style:text-underline-color="font-color" style:font-size-asian="10pt" style:font-name-complex="Calibri3" style:font-size-complex="10pt" style:language-complex="hi" style:country-complex="IN"/>
    </style:style>
    <style:style style:name="P42" style:family="paragraph" style:parent-style-name="List_20_Paragraph">
      <style:paragraph-properties fo:margin-left="0.2957in" fo:margin-right="0in" fo:margin-top="0in" fo:margin-bottom="0in" style:contextual-spacing="false" fo:line-height="100%" fo:text-indent="0in" style:auto-text-indent="false"/>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43" style:family="paragraph" style:parent-style-name="List_20_Paragraph">
      <style:paragraph-properties fo:margin-left="0.2957in" fo:margin-right="0in" fo:margin-top="0in" fo:margin-bottom="0in" style:contextual-spacing="false" fo:line-height="100%" fo:text-indent="0in" style:auto-text-indent="false"/>
      <style:text-properties fo:color="#000000" fo:font-size="10pt" style:font-size-asian="10pt" style:font-name-complex="Calibri3" style:font-size-complex="10pt" style:language-complex="hi" style:country-complex="IN"/>
    </style:style>
    <style:style style:name="P44" style:family="paragraph" style:parent-style-name="List_20_Paragraph">
      <style:paragraph-properties fo:margin-left="0.2957in" fo:margin-right="0in" fo:margin-top="0in" fo:margin-bottom="0in" style:contextual-spacing="false" fo:line-height="100%" fo:text-indent="0in" style:auto-text-indent="false"/>
    </style:style>
    <style:style style:name="P45" style:family="paragraph" style:parent-style-name="Standard">
      <style:paragraph-properties fo:margin-left="0.3409in" fo:margin-right="0in" fo:margin-top="0in" fo:margin-bottom="0in" style:contextual-spacing="false" fo:line-height="100%" fo:text-indent="0in" style:auto-text-indent="false"/>
    </style:style>
    <style:style style:name="P46" style:family="paragraph" style:parent-style-name="Standard">
      <style:paragraph-properties fo:margin-left="0.3409in" fo:margin-right="0in" fo:margin-top="0in" fo:margin-bottom="0in" style:contextual-spacing="false" fo:line-height="100%" fo:text-indent="0in" style:auto-text-indent="false"/>
      <style:text-properties style:font-name="Courier New" fo:font-size="10pt" style:font-size-asian="10pt" style:font-name-complex="Courier New3" style:font-size-complex="10pt" style:language-complex="hi" style:country-complex="IN"/>
    </style:style>
    <style:style style:name="P47" style:family="paragraph" style:parent-style-name="Standard">
      <style:paragraph-properties fo:margin-left="0.3409in" fo:margin-right="0in" fo:margin-top="0in" fo:margin-bottom="0in" style:contextual-spacing="false"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48" style:family="paragraph" style:parent-style-name="Standard">
      <style:paragraph-properties fo:margin-left="1.5in" fo:margin-right="0in" fo:margin-top="0in" fo:margin-bottom="0in" style:contextual-spacing="false" fo:line-height="100%" fo:text-indent="0in" style:auto-text-indent="false"/>
    </style:style>
    <style:style style:name="P49" style:family="paragraph" style:parent-style-name="Standard">
      <style:paragraph-properties fo:margin-left="1.5in" fo:margin-right="0in" fo:margin-top="0in" fo:margin-bottom="0in" style:contextual-spacing="false" fo:line-height="100%" fo:text-indent="0in" style:auto-text-indent="false" fo:background-color="#f5f5f5" fo:padding="0.0835in" fo:border="0.51pt solid #eeeee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16161d" style:font-name="Courier New" fo:font-size="9pt" style:font-name-asian="Times New Roman1" style:font-size-asian="9pt" style:language-asian="en" style:country-asian="IN" style:font-name-complex="Courier New3" style:font-size-complex="9pt" style:language-complex="hi" style:country-complex="IN"/>
    </style:style>
    <style:style style:name="P50" style:family="paragraph" style:parent-style-name="Standard">
      <style:paragraph-properties fo:margin-left="1in" fo:margin-right="0in" fo:margin-top="0in" fo:margin-bottom="0in" style:contextual-spacing="false" fo:line-height="100%" fo:text-indent="0in" style:auto-text-indent="false"/>
    </style:style>
    <style:style style:name="P51" style:family="paragraph" style:parent-style-name="Standard">
      <style:paragraph-properties fo:margin-left="1in" fo:margin-right="0in" fo:margin-top="0in" fo:margin-bottom="0in" style:contextual-spacing="false" fo:line-height="100%" fo:text-indent="0in" style:auto-text-indent="false"/>
      <style:text-properties fo:color="#3f7f5f" style:font-name="Courier New" fo:font-size="10pt" style:font-size-asian="10pt" style:font-name-complex="Courier New3" style:font-size-complex="10pt" style:language-complex="hi" style:country-complex="IN"/>
    </style:style>
    <style:style style:name="P52" style:family="paragraph" style:parent-style-name="Standard">
      <style:paragraph-properties fo:margin-left="0.9957in" fo:margin-right="0in" fo:margin-top="0in" fo:margin-bottom="0in" style:contextual-spacing="false" fo:line-height="100%" fo:text-indent="0in" style:auto-text-indent="false"/>
    </style:style>
    <style:style style:name="P53" style:family="paragraph" style:parent-style-name="Standard">
      <style:paragraph-properties fo:margin-left="0.25in" fo:margin-right="0in" fo:margin-top="0in" fo:margin-bottom="0in" style:contextual-spacing="false"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54" style:family="paragraph" style:parent-style-name="Standard">
      <style:paragraph-properties fo:margin-left="0.25in" fo:margin-right="0in" fo:margin-top="0in" fo:margin-bottom="0in" style:contextual-spacing="false" fo:line-height="100%" fo:text-indent="0in" style:auto-text-indent="false"/>
    </style:style>
    <style:style style:name="P55" style:family="paragraph" style:parent-style-name="Standard">
      <style:paragraph-properties fo:margin-left="0.25in" fo:margin-right="0in" fo:margin-top="0in" fo:margin-bottom="0in" style:contextual-spacing="false" fo:line-height="100%" fo:text-indent="0in" style:auto-text-indent="false"/>
      <style:text-properties style:font-name="Courier New" fo:font-size="10pt" style:font-size-asian="10pt" style:font-name-complex="Courier New3" style:font-size-complex="10pt" style:language-complex="hi" style:country-complex="IN"/>
    </style:style>
    <style:style style:name="P56" style:family="paragraph" style:parent-style-name="Standard">
      <style:paragraph-properties fo:margin-left="0.25in" fo:margin-right="0in" fo:margin-top="0in" fo:margin-bottom="0in" style:contextual-spacing="false" fo:line-height="100%" fo:text-indent="0in" style:auto-text-indent="false"/>
      <style:text-properties style:text-underline-style="none"/>
    </style:style>
    <style:style style:name="P57" style:family="paragraph" style:parent-style-name="Standard">
      <style:paragraph-properties fo:margin-left="0.3937in" fo:margin-right="0in" fo:margin-top="0in" fo:margin-bottom="0in" style:contextual-spacing="false" fo:line-height="100%" fo:text-indent="0in" style:auto-text-indent="false"/>
    </style:style>
    <style:style style:name="P58" style:family="paragraph" style:parent-style-name="Standard">
      <style:paragraph-properties fo:margin-left="0.3937in" fo:margin-right="0in" fo:margin-top="0in" fo:margin-bottom="0in" style:contextual-spacing="false" fo:line-height="100%" fo:text-indent="0in" style:auto-text-indent="false"/>
      <style:text-properties style:font-name="Courier New" fo:font-size="10pt" style:font-size-asian="10pt" style:font-name-complex="Courier New3" style:font-size-complex="10pt" style:language-complex="hi" style:country-complex="IN"/>
    </style:style>
    <style:style style:name="P59" style:family="paragraph" style:parent-style-name="Standard">
      <style:paragraph-properties fo:margin-left="0.3937in" fo:margin-right="0in" fo:margin-top="0in" fo:margin-bottom="0in" style:contextual-spacing="false"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60" style:family="paragraph" style:parent-style-name="Standard">
      <style:paragraph-properties fo:margin-left="0.3937in" fo:margin-right="0in" fo:margin-top="0in" fo:margin-bottom="0in" style:contextual-spacing="false" fo:line-height="150%" fo:text-indent="0in" style:auto-text-indent="false"/>
      <style:text-properties fo:font-size="10pt" style:font-size-asian="10pt" style:font-name-complex="Calibri3" style:font-size-complex="10pt" style:language-complex="hi" style:country-complex="IN"/>
    </style:style>
    <style:style style:name="P61" style:family="paragraph" style:parent-style-name="Standard">
      <style:paragraph-properties fo:margin-left="1.4957in" fo:margin-right="0in" fo:margin-top="0in" fo:margin-bottom="0in" style:contextual-spacing="false" fo:line-height="100%" fo:text-indent="0in" style:auto-text-indent="false"/>
    </style:style>
    <style:style style:name="P62" style:family="paragraph" style:parent-style-name="Standard">
      <style:paragraph-properties fo:margin-left="0.1965in" fo:margin-right="0in" fo:margin-top="0in" fo:margin-bottom="0in" style:contextual-spacing="false" fo:line-height="100%" fo:text-indent="0in" style:auto-text-indent="false"/>
      <style:text-properties style:font-name="Courier New" fo:font-size="10pt" style:font-size-asian="10pt" style:font-name-complex="Courier New3" style:font-size-complex="10pt" style:language-complex="hi" style:country-complex="IN"/>
    </style:style>
    <style:style style:name="P63" style:family="paragraph" style:parent-style-name="Standard">
      <style:paragraph-properties fo:margin-left="0.1972in" fo:margin-right="0in" fo:margin-top="0in" fo:margin-bottom="0in" style:contextual-spacing="false" fo:line-height="150%" fo:text-indent="0in" style:auto-text-indent="false"/>
      <style:text-properties fo:font-size="10pt" style:font-size-asian="10pt" style:font-name-complex="Calibri3" style:font-size-complex="10pt" style:language-complex="hi" style:country-complex="IN"/>
    </style:style>
    <style:style style:name="P64" style:family="paragraph" style:parent-style-name="Standard">
      <style:paragraph-properties fo:margin-left="0.1972in" fo:margin-right="0in" fo:margin-top="0in" fo:margin-bottom="0in" style:contextual-spacing="false" fo:line-height="150%" fo:text-indent="0in" style:auto-text-indent="false"/>
    </style:style>
    <style:style style:name="P65" style:family="paragraph" style:parent-style-name="List_20_Paragraph">
      <style:paragraph-properties fo:margin-left="0.1972in" fo:margin-right="0in" fo:margin-top="0in" fo:margin-bottom="0in" style:contextual-spacing="false" fo:line-height="100%" fo:text-indent="0in" style:auto-text-indent="false"/>
      <style:text-properties fo:font-size="10pt" style:text-underline-style="solid" style:text-underline-width="auto" style:text-underline-color="font-color" style:font-size-asian="10pt" style:font-name-complex="Calibri3" style:font-size-complex="10pt" style:language-complex="hi" style:country-complex="IN"/>
    </style:style>
    <style:style style:name="P66" style:family="paragraph" style:parent-style-name="List_20_Paragraph">
      <style:paragraph-properties fo:margin-left="0.1972in" fo:margin-right="0in" fo:text-indent="0in" style:auto-text-indent="false"/>
    </style:style>
    <style:style style:name="P6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6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style:font-name="Courier New1" fo:font-size="10pt" style:text-underline-style="none" style:font-name-asian="Courier New1" style:font-size-asian="10pt" style:font-name-complex="Courier New1"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7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ab-stops>
          <style:tab-stop style:position="0.5209in"/>
        </style:tab-stops>
      </style:paragraph-properties>
      <style:text-properties fo:color="#000000" style:font-name="Courier New1" fo:font-size="10pt" style:font-name-asian="Courier New1" style:font-size-asian="10pt" style:font-name-complex="Courier New1" style:font-size-complex="10pt"/>
    </style:style>
    <style:style style:name="P7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fo:color="#000000" style:font-name="Courier New1" fo:font-size="10pt" style:text-underline-style="none" style:font-name-asian="Courier New1" style:font-size-asian="10pt" style:font-name-complex="Courier New1" style:font-size-complex="10pt"/>
    </style:style>
    <style:style style:name="P7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fo:color="#000000" fo:font-size="10pt" style:font-size-asian="10pt" style:font-name-complex="Calibri3" style:font-size-complex="10pt" style:language-complex="hi" style:country-complex="IN"/>
    </style:style>
    <style:style style:name="P73" style:family="paragraph" style:parent-style-name="Standard">
      <style:paragraph-properties fo:margin-left="0in" fo:margin-right="0in" fo:margin-top="0in" fo:margin-bottom="0in" style:contextual-spacing="false" fo:line-height="100%" fo:text-indent="0in" style:auto-text-indent="false">
        <style:tab-stops>
          <style:tab-stop style:position="0.3598in"/>
        </style:tab-stops>
      </style:paragraph-properties>
    </style:style>
    <style:style style:name="P7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style>
    <style:style style:name="P7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style:text-underline-style="none"/>
    </style:style>
    <style:style style:name="P76" style:family="paragraph" style:parent-style-name="List_20_Paragraph">
      <style:paragraph-properties fo:margin-left="0in" fo:margin-right="0in" fo:margin-top="0in" fo:margin-bottom="0in" style:contextual-spacing="false" fo:line-height="100%" fo:text-indent="0in" style:auto-text-indent="false">
        <style:tab-stops>
          <style:tab-stop style:position="0.3598in"/>
        </style:tab-stops>
      </style:paragraph-properties>
      <style:text-properties style:font-name="Courier New" fo:font-size="10pt" style:font-size-asian="10pt" style:font-name-complex="Courier New3" style:font-size-complex="10pt" style:language-complex="hi" style:country-complex="IN"/>
    </style:style>
    <style:style style:name="P77" style:family="paragraph" style:parent-style-name="List_20_Paragraph">
      <style:paragraph-properties fo:margin-left="0in" fo:margin-right="0in" fo:margin-top="0in" fo:margin-bottom="0in" style:contextual-spacing="false" fo:line-height="100%" fo:text-indent="0in" style:auto-text-indent="false"/>
      <style:text-properties fo:font-size="10pt" style:text-underline-style="solid" style:text-underline-width="auto" style:text-underline-color="font-color" style:font-size-asian="10pt" style:font-name-complex="Calibri3" style:font-size-complex="10pt" style:language-complex="hi" style:country-complex="IN"/>
    </style:style>
    <style:style style:name="P78" style:family="paragraph" style:parent-style-name="List_20_Paragraph">
      <style:paragraph-properties fo:margin-left="0in" fo:margin-right="0in" fo:margin-top="0in" fo:margin-bottom="0in" style:contextual-spacing="false" fo:line-height="100%" fo:text-indent="0in" style:auto-text-indent="false"/>
      <style:text-properties fo:font-size="10pt" style:text-underline-style="none" style:font-size-asian="10pt" style:font-name-complex="Calibri3" style:font-size-complex="10pt" style:language-complex="hi" style:country-complex="IN"/>
    </style:style>
    <style:style style:name="P79" style:family="paragraph" style:parent-style-name="List_20_Contents">
      <style:paragraph-properties fo:margin-left="0in" fo:margin-right="0in" fo:margin-top="0in" fo:margin-bottom="0in" style:contextual-spacing="false" fo:line-height="150%" fo:text-align="start" style:justify-single-word="false" fo:widows="1" fo:text-indent="0in" style:auto-text-indent="false" fo:padding="0in" fo:border="none">
        <style:tab-stops>
          <style:tab-stop style:position="0.4264in"/>
        </style:tab-stops>
      </style:paragraph-properties>
    </style:style>
    <style:style style:name="P80" style:family="paragraph" style:parent-style-name="Standard">
      <style:paragraph-properties fo:margin-left="0in" fo:margin-right="0in" fo:margin-top="0in" fo:margin-bottom="0.1335in" style:contextual-spacing="false" fo:line-height="100%" fo:text-indent="0in" style:auto-text-indent="false" fo:background-color="#ffffff">
        <style:background-image/>
      </style:paragraph-properties>
    </style:style>
    <style:style style:name="P81" style:family="paragraph" style:parent-style-name="List_20_Paragraph">
      <style:paragraph-properties fo:margin-left="0.4472in" fo:margin-right="0in" fo:margin-top="0in" fo:margin-bottom="0in" style:contextual-spacing="false" fo:line-height="100%" fo:text-indent="0in" style:auto-text-indent="false"/>
      <style:text-properties fo:font-size="10pt" style:text-underline-style="solid" style:text-underline-width="auto" style:text-underline-color="font-color" style:font-size-asian="10pt" style:font-name-complex="Calibri3" style:font-size-complex="10pt" style:language-complex="hi" style:country-complex="IN"/>
    </style:style>
    <style:style style:name="P82" style:family="paragraph" style:parent-style-name="List_20_Paragraph">
      <style:paragraph-properties fo:margin-left="0.4472in" fo:margin-right="0in" fo:margin-top="0in" fo:margin-bottom="0in" style:contextual-spacing="false" fo:line-height="100%" fo:text-indent="0in" style:auto-text-indent="false"/>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83" style:family="paragraph" style:parent-style-name="List_20_Paragraph">
      <style:paragraph-properties fo:margin-left="0.7425in" fo:margin-right="0in" fo:margin-top="0in" fo:margin-bottom="0in" style:contextual-spacing="false" fo:line-height="100%" fo:text-indent="0in" style:auto-text-indent="false"/>
      <style:text-properties fo:color="#7f0055" style:font-name="Courier New" fo:font-size="10pt" fo:font-weight="bold" style:font-size-asian="10pt" style:font-weight-asian="bold" style:font-name-complex="Courier New3" style:font-size-complex="10pt" style:language-complex="hi" style:country-complex="IN" style:font-weight-complex="bold"/>
    </style:style>
    <style:style style:name="P84" style:family="paragraph" style:parent-style-name="List_20_Paragraph">
      <style:paragraph-properties fo:margin-left="0.7425in" fo:margin-right="0in" fo:margin-top="0in" fo:margin-bottom="0in" style:contextual-spacing="false" fo:line-height="100%" fo:text-indent="0in" style:auto-text-indent="false"/>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85" style:family="paragraph" style:parent-style-name="Standard">
      <style:paragraph-properties fo:margin-left="0.5902in" fo:margin-right="0in" fo:margin-top="0in" fo:margin-bottom="0in" style:contextual-spacing="false" fo:line-height="150%" fo:text-indent="0in" style:auto-text-indent="false"/>
      <style:text-properties fo:color="#000000" style:font-name="Courier New" fo:font-size="10pt" style:font-size-asian="10pt" style:font-name-complex="Courier New3" style:font-size-complex="10pt" style:language-complex="hi" style:country-complex="IN"/>
    </style:style>
    <style:style style:name="P86" style:family="paragraph" style:parent-style-name="Standard">
      <style:paragraph-properties fo:margin-left="0.5902in" fo:margin-right="0in" fo:margin-top="0in" fo:margin-bottom="0in" style:contextual-spacing="false"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87" style:family="paragraph" style:parent-style-name="Standard">
      <style:paragraph-properties fo:margin-left="0.5902in" fo:margin-right="0in" fo:margin-top="0in" fo:margin-bottom="0in" style:contextual-spacing="false" fo:line-height="150%" fo:text-indent="0in" style:auto-text-indent="false"/>
      <style:text-properties fo:font-size="10pt" style:font-size-asian="10pt" style:font-name-complex="Calibri3" style:font-size-complex="10pt" style:language-complex="hi" style:country-complex="IN"/>
    </style:style>
    <style:style style:name="P88" style:family="paragraph" style:parent-style-name="Standard">
      <style:paragraph-properties fo:margin-left="0.5209in" fo:margin-right="0in" fo:margin-top="0in" fo:margin-bottom="0in" style:contextual-spacing="false" fo:line-height="100%" fo:text-align="start" style:justify-single-word="false" fo:orphans="2" fo:widows="2" fo:text-indent="0in" style:auto-text-indent="false" style:text-autospace="none" style:writing-mode="lr-tb">
        <style:tab-stops>
          <style:tab-stop style:position="0.5209in"/>
        </style:tab-stops>
      </style:paragraph-properties>
      <style:text-properties style:font-name="Courier New1" fo:font-size="10pt" style:font-name-asian="Courier New1" style:font-size-asian="10pt" style:font-name-complex="Courier New1" style:font-size-complex="10pt"/>
    </style:style>
    <style:style style:name="P89" style:family="paragraph" style:parent-style-name="Standard">
      <style:paragraph-properties fo:margin-left="0.5209in" fo:margin-right="0in" fo:margin-top="0in" fo:margin-bottom="0in" style:contextual-spacing="false" fo:line-height="100%" fo:text-align="start" style:justify-single-word="false" fo:orphans="2" fo:widows="2" fo:text-indent="0in" style:auto-text-indent="false" style:text-autospace="none" style:writing-mode="lr-tb">
        <style:tab-stops>
          <style:tab-stop style:position="0.5209in"/>
        </style:tab-stops>
      </style:paragraph-properties>
      <style:text-properties fo:color="#000000" style:font-name="Courier New1" fo:font-size="10pt" style:font-name-asian="Courier New1" style:font-size-asian="10pt" style:font-name-complex="Courier New1" style:font-size-complex="10pt"/>
    </style:style>
    <style:style style:name="P90" style:family="paragraph" style:parent-style-name="Standard" style:master-page-name="">
      <style:paragraph-properties fo:margin-left="0in" fo:margin-right="0in" fo:margin-top="0in" fo:margin-bottom="0in" style:contextual-spacing="false" fo:line-height="100%" fo:text-align="start" style:justify-single-word="false" fo:orphans="2" fo:widows="2" fo:text-indent="0.5398in" style:auto-text-indent="false" style:page-number="auto" style:text-autospace="none" style:writing-mode="lr-tb"/>
      <style:text-properties style:font-name="Courier New1" fo:font-size="10pt" style:font-name-asian="Courier New1" style:font-size-asian="10pt" style:font-name-complex="Courier New1" style:font-size-complex="10pt"/>
    </style:style>
    <style:style style:name="P91" style:family="paragraph" style:parent-style-name="Standard">
      <style:paragraph-properties fo:margin-left="0in" fo:margin-right="0in" fo:margin-top="0in" fo:margin-bottom="0in" style:contextual-spacing="false" fo:line-height="100%" fo:text-align="start" style:justify-single-word="false" fo:orphans="2" fo:widows="2" fo:text-indent="0.5398in" style:auto-text-indent="false" style:text-autospace="none" style:writing-mode="lr-tb"/>
      <style:text-properties style:font-name="Courier New1" fo:font-size="10pt" style:font-name-asian="Courier New1" style:font-size-asian="10pt" style:font-name-complex="Courier New1" style:font-size-complex="10pt"/>
    </style:style>
    <style:style style:name="P92" style:family="paragraph" style:parent-style-name="Standard">
      <style:paragraph-properties fo:margin-left="0in" fo:margin-right="0in" fo:margin-top="0in" fo:margin-bottom="0in" style:contextual-spacing="false" fo:line-height="100%" fo:text-align="start" style:justify-single-word="false" fo:orphans="2" fo:widows="2" fo:text-indent="0.5398in" style:auto-text-indent="false" style:text-autospace="none" style:writing-mode="lr-tb"/>
      <style:text-properties fo:color="#000000" style:font-name="Courier New1" fo:font-size="10pt" style:font-name-asian="Courier New1" style:font-size-asian="10pt" style:font-name-complex="Courier New1" style:font-size-complex="10pt"/>
    </style:style>
    <style:style style:name="P93" style:family="paragraph" style:parent-style-name="Standard" style:master-page-name="">
      <style:paragraph-properties fo:margin-left="0.5591in" fo:margin-right="0in" fo:text-align="start" style:justify-single-word="false" fo:orphans="2" fo:widows="2" fo:text-indent="0in" style:auto-text-indent="false" style:page-number="auto" style:text-autospace="none" style:writing-mode="lr-tb">
        <style:tab-stops>
          <style:tab-stop style:position="0.5591in"/>
        </style:tab-stops>
      </style:paragraph-properties>
      <style:text-properties fo:color="#000000" style:font-name="Courier New1" fo:font-size="10pt" style:font-name-asian="Courier New1" style:font-size-asian="10pt" style:font-name-complex="Courier New1" style:font-size-complex="10pt"/>
    </style:style>
    <style:style style:name="P94" style:family="paragraph" style:parent-style-name="Standard" style:master-page-name="">
      <style:paragraph-properties fo:margin-left="0in" fo:margin-right="0in" fo:margin-top="0in" fo:margin-bottom="0in" style:contextual-spacing="false" fo:line-height="100%" fo:text-align="start" style:justify-single-word="false" fo:orphans="2" fo:widows="2" fo:text-indent="0.3126in" style:auto-text-indent="false" style:page-number="auto" style:text-autospace="none" style:writing-mode="lr-tb"/>
      <style:text-properties fo:color="#000000" style:font-name="Courier New1" fo:font-size="10pt" style:font-name-asian="Courier New1" style:font-size-asian="10pt" style:font-name-complex="Courier New1" style:font-size-complex="10pt"/>
    </style:style>
    <style:style style:name="P95" style:family="paragraph" style:parent-style-name="Standard">
      <style:paragraph-properties fo:margin-left="0in" fo:margin-right="0in" fo:margin-top="0in" fo:margin-bottom="0in" style:contextual-spacing="false" fo:line-height="100%" fo:text-align="start" style:justify-single-word="false" fo:orphans="2" fo:widows="2" fo:text-indent="0.3126in" style:auto-text-indent="false" style:text-autospace="none" style:writing-mode="lr-tb"/>
      <style:text-properties fo:color="#000000" style:font-name="Courier New1" fo:font-size="10pt" style:font-name-asian="Courier New1" style:font-size-asian="10pt" style:font-name-complex="Courier New1" style:font-size-complex="10pt"/>
    </style:style>
    <style:style style:name="P96" style:family="paragraph" style:parent-style-name="Text_20_body">
      <style:paragraph-properties fo:margin-left="0in" fo:margin-right="0.1043in" fo:margin-top="0in" fo:margin-bottom="0in" style:contextual-spacing="false" fo:line-height="150%" fo:text-align="start" style:justify-single-word="false" fo:widows="1" fo:text-indent="0in" style:auto-text-indent="false">
        <style:tab-stops>
          <style:tab-stop style:position="0.4165in"/>
        </style:tab-stops>
      </style:paragraph-properties>
      <style:text-properties fo:font-variant="normal" fo:text-transform="none" fo:color="#000000" style:font-name="Calibri1" fo:font-size="11pt" fo:letter-spacing="normal" fo:font-style="normal" fo:font-weight="normal" style:font-size-asian="11pt" style:font-size-complex="11pt"/>
    </style:style>
    <style:style style:name="P97" style:family="paragraph" style:parent-style-name="Text_20_body">
      <style:paragraph-properties fo:margin-left="0in" fo:margin-right="0.1043in" fo:margin-top="0in" fo:margin-bottom="0in" style:contextual-spacing="false" fo:line-height="150%" fo:text-align="start" style:justify-single-word="false" fo:widows="1" fo:text-indent="0in" style:auto-text-indent="false" fo:padding="0in" fo:border="none">
        <style:tab-stops>
          <style:tab-stop style:position="0.4165in"/>
        </style:tab-stops>
      </style:paragraph-properties>
    </style:style>
    <style:style style:name="P98" style:family="paragraph" style:parent-style-name="List_20_Contents">
      <style:paragraph-properties fo:margin-left="0in" fo:margin-right="0.1043in" fo:margin-top="0in" fo:margin-bottom="0in" style:contextual-spacing="false" fo:line-height="150%" fo:text-align="start" style:justify-single-word="false" fo:widows="1" fo:text-indent="0in" style:auto-text-indent="false" fo:padding="0in" fo:border="none">
        <style:tab-stops>
          <style:tab-stop style:position="0.4354in"/>
        </style:tab-stops>
      </style:paragraph-properties>
    </style:style>
    <style:style style:name="P99" style:family="paragraph" style:parent-style-name="Text_20_body">
      <style:paragraph-properties fo:margin-left="0in" fo:margin-right="0.1043in" fo:margin-top="0.0311in" fo:margin-bottom="0.0209in" style:contextual-spacing="false" fo:line-height="150%" fo:text-align="start" style:justify-single-word="false" fo:widows="1" fo:text-indent="0in" style:auto-text-indent="false">
        <style:tab-stops>
          <style:tab-stop style:position="0.4071in"/>
        </style:tab-stops>
      </style:paragraph-properties>
      <style:text-properties fo:font-variant="normal" fo:text-transform="none" fo:color="#000000" style:font-name="Calibri1" fo:font-size="11pt" fo:letter-spacing="normal" fo:font-style="normal" fo:font-weight="normal" style:font-size-asian="11pt" style:font-size-complex="11pt"/>
    </style:style>
    <style:style style:name="P100" style:family="paragraph" style:parent-style-name="Preformatted_20_Text">
      <style:paragraph-properties fo:margin-left="0in" fo:margin-right="0.1043in" fo:margin-top="0.0311in" fo:margin-bottom="0.0209in" style:contextual-spacing="false" style:line-height-at-least="0.198in" fo:text-align="start" style:justify-single-word="false" fo:widows="1" fo:text-indent="0in" style:auto-text-indent="false"/>
      <style:text-properties fo:font-variant="normal" fo:text-transform="none" fo:color="#000000" fo:letter-spacing="normal"/>
    </style:style>
    <style:style style:name="P101" style:family="paragraph" style:parent-style-name="Preformatted_20_Text">
      <style:paragraph-properties fo:margin-left="0in" fo:margin-right="0.1043in" fo:margin-top="0.0311in" fo:margin-bottom="0.0209in" style:contextual-spacing="false" style:line-height-at-least="0.198in" fo:text-align="start" style:justify-single-word="false" fo:widows="1" fo:text-indent="0in" style:auto-text-indent="false"/>
      <style:text-properties fo:font-variant="normal" fo:text-transform="none" fo:color="#000000" style:font-name="Courier New1" fo:font-size="10pt" fo:letter-spacing="normal" style:font-size-asian="10pt" style:font-size-complex="10pt"/>
    </style:style>
    <style:style style:name="P102" style:family="paragraph" style:parent-style-name="Preformatted_20_Text">
      <style:paragraph-properties fo:margin-left="0in" fo:margin-right="0.1043in" fo:margin-top="0.0311in" fo:margin-bottom="0.0209in" style:contextual-spacing="false" style:line-height-at-least="0.198in" fo:text-align="start" style:justify-single-word="false" fo:widows="1" fo:text-indent="0in" style:auto-text-indent="false">
        <style:tab-stops>
          <style:tab-stop style:position="0.4165in"/>
        </style:tab-stops>
      </style:paragraph-properties>
      <style:text-properties fo:font-variant="normal" fo:text-transform="none" fo:color="#000000" style:font-name="Courier New1" fo:font-size="10pt" fo:letter-spacing="normal" fo:font-style="normal" fo:font-weight="normal" style:font-size-asian="10pt" style:font-size-complex="10pt"/>
    </style:style>
    <style:style style:name="P103" style:family="paragraph" style:parent-style-name="Text_20_body">
      <style:paragraph-properties fo:margin-left="0in" fo:margin-right="0.1043in" fo:margin-top="0.0835in" fo:margin-bottom="0.0835in" style:contextual-spacing="false" fo:line-height="150%" fo:text-align="start" style:justify-single-word="false" fo:widows="1" fo:text-indent="0in" style:auto-text-indent="false" fo:padding="0in" fo:border="none">
        <style:tab-stops>
          <style:tab-stop style:position="0.4071in"/>
        </style:tab-stops>
      </style:paragraph-properties>
    </style:style>
    <style:style style:name="P104" style:family="paragraph" style:parent-style-name="Text_20_body">
      <style:paragraph-properties fo:margin-left="0in" fo:margin-right="0.1043in" fo:margin-top="0.0835in" fo:margin-bottom="0.0835in" style:contextual-spacing="false" fo:line-height="150%" fo:text-align="start" style:justify-single-word="false" fo:widows="1" fo:text-indent="0in" style:auto-text-indent="false" fo:padding="0in" fo:border="none">
        <style:tab-stops>
          <style:tab-stop style:position="0.4354in"/>
        </style:tab-stops>
      </style:paragraph-properties>
    </style:style>
    <style:style style:name="P105" style:family="paragraph" style:parent-style-name="List_20_Paragraph">
      <style:paragraph-properties fo:margin-left="0.3882in" fo:margin-right="0in" fo:margin-top="0in" fo:margin-bottom="0in" style:contextual-spacing="false" fo:line-height="150%" fo:orphans="2" fo:widows="2" fo:text-indent="0in" style:auto-text-indent="false" style:writing-mode="lr-tb">
        <style:tab-stops>
          <style:tab-stop style:position="0.502in"/>
        </style:tab-stops>
      </style:paragraph-properties>
      <style:text-properties fo:color="#000000" style:font-name-complex="Calibri3" style:language-complex="hi" style:country-complex="IN"/>
    </style:style>
    <style:style style:name="P106" style:family="paragraph" style:parent-style-name="Standard" style:master-page-name="">
      <style:paragraph-properties fo:margin-left="0.2917in" fo:margin-right="0in" fo:margin-top="0.0693in" fo:margin-bottom="0.0693in" style:contextual-spacing="false" fo:line-height="150%" fo:text-align="start" style:justify-single-word="false" fo:orphans="2" fo:widows="2" fo:text-indent="0.2366in" style:auto-text-indent="false" style:page-number="auto" style:text-autospace="none" style:writing-mode="lr-tb"/>
      <style:text-properties style:font-name="Calibri1" fo:font-size="11pt" style:font-size-asian="11pt" style:font-size-complex="11pt"/>
    </style:style>
    <style:style style:name="P107" style:family="paragraph" style:parent-style-name="Standard">
      <style:paragraph-properties fo:margin-left="0.2917in" fo:margin-right="0in" fo:margin-top="0.0693in" fo:margin-bottom="0.0693in" style:contextual-spacing="false" fo:line-height="150%" fo:text-align="start" style:justify-single-word="false" fo:orphans="2" fo:widows="2" fo:text-indent="0.2366in" style:auto-text-indent="false" style:text-autospace="none" style:writing-mode="lr-tb"/>
      <style:text-properties fo:color="#000000" style:text-line-through-style="none" style:text-line-through-type="none" style:font-name="Calibri1" fo:font-size="11pt"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P108" style:family="paragraph" style:parent-style-name="Standard">
      <style:paragraph-properties fo:margin-left="0.3126in" fo:margin-right="0in" fo:line-height="150%" fo:text-align="start" style:justify-single-word="false" fo:orphans="2" fo:widows="2" fo:text-indent="0in" style:auto-text-indent="false" fo:background-color="#ffffff" fo:padding="0in" fo:border="none" style:text-autospace="none" style:writing-mode="lr-tb">
        <style:tab-stops>
          <style:tab-stop style:position="0.7575in"/>
        </style:tab-stops>
        <style:background-image/>
      </style:paragraph-properties>
      <style:text-properties fo:color="#000000" style:font-name="Calibri1" fo:font-size="11pt" fo:background-color="#ffffff" style:font-name-asian="Courier New1" style:font-size-asian="11pt" style:font-name-complex="Courier New1" style:font-size-complex="11pt"/>
    </style:style>
    <style:style style:name="P109" style:family="paragraph" style:parent-style-name="Text_20_body" style:master-page-name="">
      <style:paragraph-properties fo:margin-left="0.3126in" fo:margin-right="0in" fo:margin-top="0in" fo:margin-bottom="0in" style:contextual-spacing="false" fo:line-height="150%" fo:text-align="start" style:justify-single-word="false" fo:orphans="2" fo:widows="2" fo:text-indent="0in" style:auto-text-indent="false" style:page-number="auto" fo:background-color="#ffffff" fo:padding="0in" fo:border="none" style:writing-mode="lr-tb">
        <style:background-image/>
      </style:paragraph-properties>
    </style:style>
    <style:style style:name="P110" style:family="paragraph" style:parent-style-name="Text_20_body">
      <style:paragraph-properties fo:margin-left="0.3126in" fo:margin-right="0in" fo:margin-top="0in" fo:margin-bottom="0in" style:contextual-spacing="false" fo:line-height="150%" fo:text-align="start" style:justify-single-word="false" fo:orphans="2" fo:widows="2" fo:text-indent="0in" style:auto-text-indent="false" fo:background-color="#ffffff" fo:padding="0in" fo:border="none" style:writing-mode="lr-tb">
        <style:background-image/>
      </style:paragraph-properties>
      <style:text-properties fo:font-variant="normal" fo:text-transform="none" fo:color="#242729" style:font-name="Calibri1" fo:font-size="11pt" fo:letter-spacing="normal" fo:font-style="normal" fo:font-weight="normal" fo:background-color="#ffffff" style:font-size-asian="11pt" style:font-size-complex="11pt"/>
    </style:style>
    <style:style style:name="P111" style:family="paragraph" style:parent-style-name="Text_20_body">
      <style:paragraph-properties fo:margin-left="0.3126in" fo:margin-right="0in" fo:margin-top="0in" fo:margin-bottom="0in" style:contextual-spacing="false" fo:line-height="150%" fo:text-align="start" style:justify-single-word="false" fo:orphans="2" fo:widows="2" fo:text-indent="0in" style:auto-text-indent="false" fo:background-color="#ffffff" fo:padding="0in" fo:border="none" style:writing-mode="lr-tb">
        <style:background-image/>
      </style:paragraph-properties>
    </style:style>
    <style:style style:name="P112" style:family="paragraph" style:parent-style-name="Preformatted_20_Text">
      <style:paragraph-properties fo:margin-left="0.3126in" fo:margin-right="0in" fo:margin-top="0in" fo:margin-bottom="0in" style:contextual-spacing="false" fo:line-height="150%" fo:text-align="start" style:justify-single-word="false" fo:orphans="2" fo:widows="2" fo:text-indent="0in" style:auto-text-indent="false" fo:background-color="#ffffff" fo:padding="0in" fo:border="none" style:writing-mode="lr-tb">
        <style:background-image/>
      </style:paragraph-properties>
    </style:style>
    <style:style style:name="P113" style:family="paragraph" style:parent-style-name="Preformatted_20_Text">
      <style:paragraph-properties fo:margin-left="0.3126in" fo:margin-right="0in" fo:margin-top="0in" fo:margin-bottom="0in" style:contextual-spacing="false" fo:line-height="150%" fo:text-align="start" style:justify-single-word="false" fo:orphans="2" fo:widows="2" fo:text-indent="0in" style:auto-text-indent="false" fo:background-color="#ffffff" fo:padding="0in" fo:border="none" style:writing-mode="lr-tb">
        <style:background-image/>
      </style:paragraph-properties>
      <style:text-properties style:font-name="Courier New1" fo:font-size="10pt" fo:background-color="#ffffff" style:font-size-asian="10pt" style:font-size-complex="10pt"/>
    </style:style>
    <style:style style:name="P114" style:family="paragraph" style:parent-style-name="Standard">
      <style:paragraph-properties fo:margin-left="0.1972in" fo:margin-right="0in" fo:margin-top="0in" fo:margin-bottom="0in" style:contextual-spacing="false" fo:line-height="100%" fo:text-indent="-0.1972in" style:auto-text-indent="false"/>
      <style:text-properties style:font-name="Courier New1" fo:font-size="10pt" style:text-underline-style="none" style:font-name-asian="Courier New1" style:font-size-asian="10pt" style:font-name-complex="Courier New1" style:font-size-complex="10pt" style:language-complex="hi" style:country-complex="IN"/>
    </style:style>
    <style:style style:name="P115" style:family="paragraph" style:parent-style-name="List_20_Paragraph">
      <style:paragraph-properties fo:margin-left="0.1972in" fo:margin-right="0in" fo:margin-top="0in" fo:margin-bottom="0in" style:contextual-spacing="false" fo:line-height="100%" fo:text-indent="-0.1972in" style:auto-text-indent="false"/>
      <style:text-properties fo:font-size="10pt" style:text-underline-style="none" style:font-size-asian="10pt" style:font-name-complex="Calibri3" style:font-size-complex="10pt" style:language-complex="hi" style:country-complex="IN"/>
    </style:style>
    <style:style style:name="P116" style:family="paragraph" style:parent-style-name="Text_20_body" style:list-style-name="L3">
      <style:paragraph-properties fo:margin-left="0.0098in" fo:margin-right="0in" fo:margin-top="0in" fo:margin-bottom="0in" style:contextual-spacing="false" fo:line-height="150%" fo:orphans="2" fo:widows="2" fo:text-indent="0.2839in" style:auto-text-indent="false" style:writing-mode="lr-tb">
        <style:tab-stops>
          <style:tab-stop style:position="0.511in"/>
        </style:tab-stops>
      </style:paragraph-properties>
      <style:text-properties fo:font-variant="normal" fo:text-transform="none" fo:color="#000000" style:font-name="Calibri1" fo:font-size="11pt" fo:letter-spacing="normal" fo:font-style="normal" fo:font-weight="normal" style:font-name-asian="Andale Mono" style:font-size-asian="11pt" style:font-name-complex="Andale Mono" style:font-size-complex="11pt"/>
    </style:style>
    <style:style style:name="P117" style:family="paragraph" style:parent-style-name="Text_20_body" style:list-style-name="L3" style:master-page-name="">
      <style:paragraph-properties fo:margin-left="0.5307in" fo:margin-right="0in" fo:margin-top="0in" fo:margin-bottom="0in" style:contextual-spacing="false" fo:line-height="150%" fo:orphans="2" fo:widows="2" fo:text-indent="0in" style:auto-text-indent="false" style:page-number="auto" style:writing-mode="lr-tb">
        <style:tab-stops>
          <style:tab-stop style:position="0.511in"/>
        </style:tab-stops>
      </style:paragraph-properties>
      <style:text-properties fo:font-variant="normal" fo:text-transform="none" fo:color="#000000" style:font-name="Courier New1" fo:font-size="10pt" fo:letter-spacing="normal" fo:font-style="normal" fo:font-weight="normal" style:font-name-asian="Andale Mono" style:font-size-asian="10pt" style:font-name-complex="Andale Mono" style:font-size-complex="10pt"/>
    </style:style>
    <style:style style:name="P118" style:family="paragraph" style:parent-style-name="Text_20_body" style:list-style-name="L3" style:master-page-name="">
      <style:paragraph-properties fo:margin-left="0.5307in" fo:margin-right="0in" fo:margin-top="0in" fo:margin-bottom="0in" style:contextual-spacing="false" fo:line-height="150%" fo:orphans="2" fo:widows="2" fo:text-indent="0in" style:auto-text-indent="false" style:page-number="auto" style:writing-mode="lr-tb">
        <style:tab-stops>
          <style:tab-stop style:position="0.511in"/>
        </style:tab-stops>
      </style:paragraph-properties>
      <style:text-properties fo:color="#000000" style:text-line-through-style="none" style:text-line-through-type="none" style:font-name="Courier New1" fo:font-size="10pt" style:text-underline-style="none" style:font-name-asian="Andale Mono" style:font-size-asian="10pt" style:font-name-complex="Andale Mono" style:font-size-complex="10pt"/>
    </style:style>
    <style:style style:name="P119" style:family="paragraph" style:parent-style-name="Text_20_body" style:list-style-name="L4">
      <style:paragraph-properties fo:margin-left="0in" fo:margin-right="0.1043in" fo:margin-top="0in" fo:margin-bottom="0in" style:contextual-spacing="false" fo:line-height="150%" fo:text-align="start" style:justify-single-word="false" fo:widows="1" fo:text-indent="0in" style:auto-text-indent="false">
        <style:tab-stops>
          <style:tab-stop style:position="0.4264in"/>
        </style:tab-stops>
      </style:paragraph-properties>
      <style:text-properties fo:font-variant="normal" fo:text-transform="none" fo:color="#000000" style:font-name="Calibri1" fo:font-size="11pt" fo:letter-spacing="normal" fo:font-style="normal" fo:font-weight="normal" style:font-size-asian="11pt" style:font-size-complex="11pt"/>
    </style:style>
    <style:style style:name="P120" style:family="paragraph" style:parent-style-name="Text_20_body" style:list-style-name="L4">
      <style:paragraph-properties fo:margin-left="0in" fo:margin-right="0.1043in" fo:margin-top="0in" fo:margin-bottom="0in" style:contextual-spacing="false" fo:line-height="150%" fo:text-align="start" style:justify-single-word="false" fo:widows="1" fo:text-indent="0in" style:auto-text-indent="false" fo:padding="0in" fo:border="none">
        <style:tab-stops>
          <style:tab-stop style:position="0.4264in"/>
        </style:tab-stops>
      </style:paragraph-properties>
    </style:style>
    <style:style style:name="P121" style:family="paragraph" style:parent-style-name="Text_20_body" style:list-style-name="L7">
      <style:paragraph-properties fo:margin-left="0.3126in" fo:margin-right="0in" fo:margin-top="0in" fo:margin-bottom="0in" style:contextual-spacing="false" fo:line-height="150%" fo:text-align="start" style:justify-single-word="false" fo:orphans="2" fo:widows="2" fo:text-indent="0in" style:auto-text-indent="false" fo:background-color="#ffffff" fo:padding="0in" fo:border="none" style:writing-mode="lr-tb">
        <style:background-image/>
      </style:paragraph-properties>
    </style:style>
    <style:style style:name="P122" style:family="paragraph" style:parent-style-name="Preformatted_20_Text" style:list-style-name="WWNum16">
      <style:paragraph-properties fo:margin-left="0.3937in" fo:margin-right="0in" fo:margin-top="0in" fo:margin-bottom="0in" style:contextual-spacing="false" fo:line-height="150%" fo:text-indent="-0.1965in" style:auto-text-indent="false"/>
    </style:style>
    <style:style style:name="P123" style:family="paragraph" style:parent-style-name="Standard" style:master-page-name="Standard">
      <style:paragraph-properties fo:text-align="center" style:justify-single-word="false" style:page-number="auto"/>
      <style:text-properties fo:language="de" fo:country="CH" style:text-underline-style="solid" style:text-underline-width="auto" style:text-underline-color="font-color" fo:font-weight="bold" style:font-weight-asian="bold" style:font-weight-complex="bold"/>
    </style:style>
    <style:style style:name="P12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fo:color="#000000" style:font-name="Courier New1" fo:font-size="10pt" style:text-underline-style="none" style:font-name-asian="Courier New1" style:font-size-asian="10pt" style:font-name-complex="Courier New1" style:font-size-complex="10pt"/>
    </style:style>
    <style:style style:name="P12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26" style:family="paragraph" style:parent-style-name="Standard" style:list-style-name="L1">
      <style:paragraph-properties fo:margin-top="0in" fo:margin-bottom="0in" style:contextual-spacing="false" fo:line-height="150%">
        <style:tab-stops>
          <style:tab-stop style:position="0.3028in"/>
        </style:tab-stops>
      </style:paragraph-properties>
      <style:text-properties fo:font-size="10pt" style:font-size-asian="10pt" style:font-name-complex="Calibri3" style:font-size-complex="10pt" style:language-complex="hi" style:country-complex="IN"/>
    </style:style>
    <style:style style:name="P127" style:family="paragraph" style:parent-style-name="Standard" style:list-style-name="L5" style:master-page-name="">
      <style:paragraph-properties fo:margin-left="0.511in" fo:margin-right="0in" fo:margin-top="0in" fo:margin-bottom="0in" style:contextual-spacing="false" fo:line-height="150%" fo:orphans="2" fo:widows="2" fo:text-indent="0in" style:auto-text-indent="false" style:page-number="auto" style:writing-mode="lr-tb">
        <style:tab-stops>
          <style:tab-stop style:position="0.502in"/>
        </style:tab-stops>
      </style:paragraph-properties>
      <style:text-properties fo:color="#000000" style:font-name="Courier New1" fo:font-size="10pt" style:font-name-asian="Courier New1" style:font-size-asian="10pt" style:font-name-complex="Courier New1" style:font-size-complex="10pt" style:language-complex="hi" style:country-complex="IN"/>
    </style:style>
    <style:style style:name="P128" style:family="paragraph" style:parent-style-name="Standard" style:list-style-name="L6" style:master-page-name="">
      <style:paragraph-properties fo:margin-left="0.5591in" fo:margin-right="0in" fo:text-align="start" style:justify-single-word="false" fo:orphans="2" fo:widows="2" fo:text-indent="-0.0571in" style:auto-text-indent="false" style:page-number="auto" style:text-autospace="none" style:writing-mode="lr-tb">
        <style:tab-stops>
          <style:tab-stop style:position="0.5591in"/>
          <style:tab-stop style:position="0.748in"/>
        </style:tab-stops>
      </style:paragraph-properties>
      <style:text-properties fo:color="#000000" style:font-name="Calibri1" fo:font-size="11pt" style:font-name-asian="Courier New1" style:font-size-asian="11pt" style:font-name-complex="Courier New1" style:font-size-complex="11pt"/>
    </style:style>
    <style:style style:name="P129" style:family="paragraph" style:parent-style-name="Standard" style:list-style-name="L6" style:master-page-name="">
      <style:paragraph-properties fo:margin-left="0.5965in" fo:margin-right="0in" fo:margin-top="0in" fo:margin-bottom="0in" style:contextual-spacing="false" fo:line-height="100%" fo:text-align="start" style:justify-single-word="false" fo:orphans="2" fo:widows="2" fo:text-indent="0in" style:auto-text-indent="false" style:page-number="auto" style:text-autospace="none" style:writing-mode="lr-tb"/>
      <style:text-properties fo:color="#000000" style:font-name="Courier New1" fo:font-size="10pt" style:font-name-asian="Courier New1" style:font-size-asian="10pt" style:font-name-complex="Courier New1" style:font-size-complex="10pt"/>
    </style:style>
    <style:style style:name="P130" style:family="paragraph" style:parent-style-name="Standard" style:list-style-name="L6">
      <style:paragraph-properties fo:margin-left="0.5965in" fo:margin-right="0in" fo:margin-top="0in" fo:margin-bottom="0in" style:contextual-spacing="false" fo:line-height="100%" fo:text-align="start" style:justify-single-word="false" fo:orphans="2" fo:widows="2" fo:text-indent="0in" style:auto-text-indent="false" style:text-autospace="none" style:writing-mode="lr-tb"/>
      <style:text-properties fo:color="#000000" style:font-name="Courier New1" fo:font-size="10pt" style:font-name-asian="Courier New1" style:font-size-asian="10pt" style:font-name-complex="Courier New1" style:font-size-complex="10pt"/>
    </style:style>
    <style:style style:name="P131" style:family="paragraph" style:parent-style-name="Standard" style:list-style-name="L6">
      <style:paragraph-properties fo:margin-left="0.5965in" fo:margin-right="0in" fo:text-align="start" style:justify-single-word="false" fo:orphans="2" fo:widows="2" fo:text-indent="0in" style:auto-text-indent="false" style:text-autospace="none" style:writing-mode="lr-tb">
        <style:tab-stops>
          <style:tab-stop style:position="0.5591in"/>
        </style:tab-stops>
      </style:paragraph-properties>
      <style:text-properties fo:color="#000000" style:font-name="Courier New1" fo:font-size="10pt" style:font-name-asian="Courier New1" style:font-size-asian="10pt" style:font-name-complex="Courier New1" style:font-size-complex="10pt"/>
    </style:style>
    <style:style style:name="P132" style:family="paragraph" style:parent-style-name="Standard" style:list-style-name="L6" style:master-page-name="">
      <style:paragraph-properties fo:margin-left="0.7575in" fo:margin-right="0in" fo:text-align="start" style:justify-single-word="false" fo:orphans="2" fo:widows="2" fo:text-indent="-0.2366in" style:auto-text-indent="false" style:page-number="auto" style:text-autospace="none" style:writing-mode="lr-tb">
        <style:tab-stops>
          <style:tab-stop style:position="0.7575in"/>
        </style:tab-stops>
      </style:paragraph-properties>
      <style:text-properties fo:color="#000000" style:font-name="Calibri1" fo:font-size="11pt" style:font-name-asian="Courier New1" style:font-size-asian="11pt" style:font-name-complex="Courier New1" style:font-size-complex="11pt"/>
    </style:style>
    <style:style style:name="P133" style:family="paragraph" style:parent-style-name="List_20_Paragraph" style:list-style-name="WWNum16"/>
    <style:style style:name="P134" style:family="paragraph" style:parent-style-name="List_20_Paragraph" style:list-style-name="WWNum2">
      <style:paragraph-properties fo:margin-left="0.1972in" fo:margin-right="-0.0154in" fo:text-indent="-0.1972in" style:auto-text-indent="false"/>
      <style:text-properties style:text-underline-style="solid" style:text-underline-width="auto" style:text-underline-color="font-color"/>
    </style:style>
    <style:style style:name="P135" style:family="paragraph" style:parent-style-name="List_20_Paragraph" style:list-style-name="WWNum1">
      <style:paragraph-properties fo:margin-left="0.3937in" fo:margin-right="-0.0154in" fo:text-indent="-0.1965in" style:auto-text-indent="false"/>
    </style:style>
    <style:style style:name="P136" style:family="paragraph" style:parent-style-name="List_20_Paragraph" style:list-style-name="WWNum1">
      <style:paragraph-properties fo:margin-left="0.3937in" fo:margin-right="0in" fo:text-indent="-0.1965in" style:auto-text-indent="false"/>
    </style:style>
    <style:style style:name="P137" style:family="paragraph" style:parent-style-name="List_20_Paragraph" style:list-style-name="WWNum6">
      <style:paragraph-properties fo:margin-left="0.3937in" fo:margin-right="0in" fo:text-indent="-0.1965in" style:auto-text-indent="false"/>
    </style:style>
    <style:style style:name="P138" style:family="paragraph" style:parent-style-name="List_20_Paragraph" style:list-style-name="WWNum16">
      <style:paragraph-properties fo:margin-left="0.3937in" fo:margin-right="0in" fo:margin-top="0in" fo:margin-bottom="0in" style:contextual-spacing="false" fo:line-height="150%" fo:text-indent="-0.1965in" style:auto-text-indent="false"/>
    </style:style>
    <style:style style:name="P139" style:family="paragraph" style:parent-style-name="List_20_Paragraph" style:list-style-name="WWNum16">
      <style:paragraph-properties fo:margin-left="0.3937in" fo:margin-right="0in" fo:margin-top="0in" fo:margin-bottom="0in" style:contextual-spacing="false" fo:line-height="150%" fo:text-indent="-0.1965in" style:auto-text-indent="false"/>
      <style:text-properties fo:color="#000000" style:font-name-complex="Calibri3"/>
    </style:style>
    <style:style style:name="P140" style:family="paragraph" style:parent-style-name="List_20_Paragraph" style:list-style-name="WWNum16">
      <style:paragraph-properties fo:margin-left="0.3937in" fo:margin-right="0in" fo:margin-top="0in" fo:margin-bottom="0in" style:contextual-spacing="false" fo:line-height="150%" fo:text-indent="-0.1965in" style:auto-text-indent="false"/>
      <style:text-properties fo:font-size="10pt" style:font-size-asian="10pt" style:font-name-complex="Calibri3" style:font-size-complex="10pt" style:language-complex="hi" style:country-complex="IN"/>
    </style:style>
    <style:style style:name="P141" style:family="paragraph" style:parent-style-name="List_20_Paragraph" style:list-style-name="WWNum2">
      <style:paragraph-properties fo:margin-left="0.1972in" fo:margin-right="0in" fo:text-indent="-0.1972in" style:auto-text-indent="false"/>
    </style:style>
    <style:style style:name="P142" style:family="paragraph" style:parent-style-name="List_20_Paragraph" style:list-style-name="WWNum2">
      <style:paragraph-properties fo:margin-left="0.1972in" fo:margin-right="0in" fo:margin-top="0in" fo:margin-bottom="0in" style:contextual-spacing="false" fo:line-height="100%" fo:text-indent="-0.1972in" style:auto-text-indent="false"/>
      <style:text-properties fo:font-size="10pt" style:text-underline-style="solid" style:text-underline-width="auto" style:text-underline-color="font-color" style:font-size-asian="10pt" style:font-name-complex="Calibri3" style:font-size-complex="10pt" style:language-complex="hi" style:country-complex="IN"/>
    </style:style>
    <style:style style:name="P143" style:family="paragraph" style:parent-style-name="List_20_Paragraph" style:list-style-name="WWNum2">
      <style:paragraph-properties fo:margin-left="0.1972in" fo:margin-right="0in" fo:margin-top="0in" fo:margin-bottom="0in" style:contextual-spacing="false" fo:line-height="100%" fo:text-indent="-0.1972in" style:auto-text-indent="false"/>
      <style:text-properties fo:font-size="10pt" style:text-underline-style="none" style:font-size-asian="10pt" style:font-name-complex="Calibri3" style:font-size-complex="10pt" style:language-complex="hi" style:country-complex="IN"/>
    </style:style>
    <style:style style:name="P144" style:family="paragraph" style:parent-style-name="List_20_Paragraph" style:list-style-name="WWNum2">
      <style:paragraph-properties fo:margin-left="0.1972in" fo:margin-right="0in" fo:margin-top="0in" fo:margin-bottom="0in" style:contextual-spacing="false" fo:line-height="100%" fo:text-indent="-0.1972in" style:auto-text-indent="false"/>
    </style:style>
    <style:style style:name="P145" style:family="paragraph" style:parent-style-name="List_20_Paragraph" style:list-style-name="WWNum9">
      <style:paragraph-properties fo:margin-left="0.5909in" fo:margin-right="0in" fo:text-indent="-0.1972in" style:auto-text-indent="false"/>
    </style:style>
    <style:style style:name="P146" style:family="paragraph" style:parent-style-name="List_20_Paragraph" style:list-style-name="WWNum13">
      <style:paragraph-properties fo:margin-left="0.4925in" fo:margin-right="0in" fo:text-indent="0in" style:auto-text-indent="false"/>
    </style:style>
    <style:style style:name="P147" style:family="paragraph" style:parent-style-name="List_20_Paragraph" style:list-style-name="WWNum14">
      <style:paragraph-properties fo:margin-left="0.4925in" fo:margin-right="0in" fo:text-indent="-0.2575in" style:auto-text-indent="false"/>
      <style:text-properties style:text-underline-style="solid" style:text-underline-width="auto" style:text-underline-color="font-color"/>
    </style:style>
    <style:style style:name="P148" style:family="paragraph" style:parent-style-name="List_20_Paragraph" style:list-style-name="WWNum16">
      <style:paragraph-properties fo:margin-top="0in" fo:margin-bottom="0in" style:contextual-spacing="false" fo:line-height="100%"/>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149" style:family="paragraph" style:parent-style-name="List_20_Paragraph" style:list-style-name="WWNum16">
      <style:paragraph-properties fo:margin-top="0in" fo:margin-bottom="0in" style:contextual-spacing="false" fo:line-height="100%"/>
    </style:style>
    <style:style style:name="P150" style:family="paragraph" style:parent-style-name="List_20_Paragraph" style:list-style-name="WWNum19">
      <style:paragraph-properties fo:margin-top="0in" fo:margin-bottom="0in" style:contextual-spacing="false" fo:line-height="150%"/>
    </style:style>
    <style:style style:name="P151" style:family="paragraph" style:parent-style-name="List_20_Paragraph" style:list-style-name="WWNum2">
      <style:paragraph-properties fo:margin-left="0in" fo:margin-right="0in" fo:margin-top="0in" fo:margin-bottom="0in" style:contextual-spacing="false" fo:line-height="100%" fo:text-indent="0in" style:auto-text-indent="false"/>
      <style:text-properties fo:font-size="10pt" style:text-underline-style="solid" style:text-underline-width="auto" style:text-underline-color="font-color" style:font-size-asian="10pt" style:font-name-complex="Calibri3" style:font-size-complex="10pt" style:language-complex="hi" style:country-complex="IN"/>
    </style:style>
    <style:style style:name="P152" style:family="paragraph" style:parent-style-name="List_20_Paragraph" style:list-style-name="L2">
      <style:paragraph-properties fo:margin-left="0in" fo:margin-right="0in" fo:margin-top="0in" fo:margin-bottom="0in" style:contextual-spacing="false" fo:line-height="150%" fo:text-indent="0in" style:auto-text-indent="false">
        <style:tab-stops>
          <style:tab-stop style:position="0.3598in"/>
        </style:tab-stops>
      </style:paragraph-properties>
      <style:text-properties style:font-name="Calibri1" fo:font-size="11pt" style:font-size-asian="11pt" style:font-name-complex="Courier New3" style:font-size-complex="11pt" style:language-complex="hi" style:country-complex="IN"/>
    </style:style>
    <style:style style:name="P153" style:family="paragraph" style:parent-style-name="List_20_Paragraph" style:list-style-name="WWNum2">
      <style:paragraph-properties fo:margin-left="0.2957in" fo:margin-right="0in" fo:margin-top="0in" fo:margin-bottom="0in" style:contextual-spacing="false" fo:line-height="150%" fo:text-indent="-0.2957in" style:auto-text-indent="false"/>
    </style:style>
    <style:style style:name="P154" style:family="paragraph" style:parent-style-name="List_20_Paragraph" style:list-style-name="WWNum2">
      <style:paragraph-properties fo:margin-left="0.2957in" fo:margin-right="0in" fo:margin-top="0in" fo:margin-bottom="0in" style:contextual-spacing="false" fo:line-height="100%" fo:text-indent="-0.2957in" style:auto-text-indent="false"/>
    </style:style>
    <style:style style:name="P155" style:family="paragraph" style:parent-style-name="List_20_Paragraph" style:list-style-name="WWNum16">
      <style:paragraph-properties fo:margin-left="0.5902in" fo:margin-right="0in" fo:margin-top="0in" fo:margin-bottom="0in" style:contextual-spacing="false" fo:line-height="150%" fo:text-indent="-0.248in" style:auto-text-indent="false"/>
    </style:style>
    <style:style style:name="P156" style:family="paragraph" style:parent-style-name="List_20_Paragraph" style:list-style-name="WWNum16">
      <style:paragraph-properties fo:margin-left="0.5909in" fo:margin-right="0in" fo:margin-top="0in" fo:margin-bottom="0in" style:contextual-spacing="false" fo:line-height="100%" fo:text-indent="0in" style:auto-text-indent="false"/>
    </style:style>
    <style:style style:name="P157" style:family="paragraph" style:parent-style-name="List_20_Paragraph" style:list-style-name="WWNum16">
      <style:paragraph-properties fo:margin-left="0.7402in" fo:margin-right="0in" fo:margin-top="0in" fo:margin-bottom="0in" style:contextual-spacing="false" fo:line-height="150%" fo:text-indent="-0.248in" style:auto-text-indent="false"/>
      <style:text-properties fo:font-size="10pt" style:font-size-asian="10pt" style:font-name-complex="Calibri3" style:font-size-complex="10pt" style:language-complex="hi" style:country-complex="IN"/>
    </style:style>
    <style:style style:name="P158" style:family="paragraph" style:parent-style-name="List_20_Paragraph" style:list-style-name="WWNum16">
      <style:paragraph-properties fo:margin-left="0.4925in" fo:margin-right="0in" fo:margin-top="0in" fo:margin-bottom="0in" style:contextual-spacing="false" fo:line-height="150%" fo:text-indent="-0.1965in" style:auto-text-indent="false"/>
      <style:text-properties fo:font-size="10pt" style:font-size-asian="10pt" style:font-name-complex="Calibri3" style:font-size-complex="10pt" style:language-complex="hi" style:country-complex="IN"/>
    </style:style>
    <style:style style:name="P159" style:family="paragraph" style:parent-style-name="List_20_Paragraph" style:list-style-name="WWNum16">
      <style:paragraph-properties fo:margin-left="0.4925in" fo:margin-right="0in" fo:margin-top="0in" fo:margin-bottom="0in" style:contextual-spacing="false" fo:line-height="100%" fo:text-indent="-0.1965in" style:auto-text-indent="false"/>
      <style:text-properties fo:font-size="10pt" style:font-size-asian="10pt" style:font-name-complex="Calibri3" style:font-size-complex="10pt" style:language-complex="hi" style:country-complex="IN"/>
    </style:style>
    <style:style style:name="P160" style:family="paragraph" style:parent-style-name="List_20_Paragraph" style:list-style-name="WWNum16">
      <style:paragraph-properties fo:margin-left="0.4925in" fo:margin-right="0in" fo:margin-top="0in" fo:margin-bottom="0in" style:contextual-spacing="false" fo:line-height="150%" fo:text-indent="-0.1965in" style:auto-text-indent="false"/>
    </style:style>
    <style:style style:name="P161" style:family="paragraph" style:parent-style-name="List_20_Paragraph" style:list-style-name="WWNum20">
      <style:paragraph-properties fo:margin-left="0.4925in" fo:margin-right="0in" fo:margin-top="0in" fo:margin-bottom="0in" style:contextual-spacing="false" fo:line-height="150%" fo:text-indent="-0.1965in" style:auto-text-indent="false"/>
    </style:style>
    <style:style style:name="P162" style:family="paragraph" style:parent-style-name="List_20_Paragraph" style:list-style-name="WWNum16">
      <style:paragraph-properties fo:margin-left="0.4925in" fo:margin-right="0in" fo:margin-top="0in" fo:margin-bottom="0in" style:contextual-spacing="false" fo:line-height="150%" fo:text-indent="-0.1965in" style:auto-text-indent="false"/>
      <style:text-properties fo:color="#000000" fo:font-size="10pt" style:font-size-asian="10pt" style:font-name-complex="Calibri3" style:font-size-complex="10pt" style:language-complex="hi" style:country-complex="IN"/>
    </style:style>
    <style:style style:name="P163" style:family="paragraph" style:parent-style-name="List_20_Paragraph" style:list-style-name="WWNum20">
      <style:paragraph-properties fo:margin-left="0.4925in" fo:margin-right="0in" fo:margin-top="0in" fo:margin-bottom="0in" style:contextual-spacing="false" fo:line-height="150%" fo:text-indent="-0.1965in" style:auto-text-indent="false"/>
      <style:text-properties fo:color="#000000" fo:font-size="10pt" style:font-size-asian="10pt" style:font-name-complex="Calibri3" style:font-size-complex="10pt" style:language-complex="hi" style:country-complex="IN"/>
    </style:style>
    <style:style style:name="P164" style:family="paragraph" style:parent-style-name="List_20_Paragraph" style:list-style-name="WWNum16">
      <style:paragraph-properties fo:margin-left="0.4925in" fo:margin-right="0in" fo:margin-top="0in" fo:margin-bottom="0in" style:contextual-spacing="false" fo:line-height="100%" fo:text-indent="-0.1965in" style:auto-text-indent="false"/>
      <style:text-properties fo:color="#000000" fo:font-size="10pt" style:font-size-asian="10pt" style:font-name-complex="Calibri3" style:font-size-complex="10pt" style:language-complex="hi" style:country-complex="IN"/>
    </style:style>
    <style:style style:name="P165" style:family="paragraph" style:parent-style-name="List_20_Paragraph" style:list-style-name="WWNum20">
      <style:paragraph-properties fo:margin-left="0.4925in" fo:margin-right="0in" fo:margin-top="0in" fo:margin-bottom="0in" style:contextual-spacing="false" fo:line-height="100%" fo:text-indent="-0.1965in" style:auto-text-indent="false"/>
    </style:style>
    <style:style style:name="P166" style:family="paragraph" style:parent-style-name="List_20_Paragraph" style:list-style-name="WWNum20">
      <style:paragraph-properties fo:margin-left="0.2957in" fo:margin-right="0in" fo:margin-top="0in" fo:margin-bottom="0in" style:contextual-spacing="false" fo:line-height="150%" fo:text-indent="0in" style:auto-text-indent="false"/>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P167" style:family="paragraph" style:parent-style-name="List_20_Paragraph" style:list-style-name="WWNum2">
      <style:paragraph-properties fo:margin-left="0.1972in" fo:margin-right="0in" fo:margin-top="0in" fo:margin-bottom="0in" style:contextual-spacing="false" fo:line-height="150%" fo:text-indent="-0.2957in" style:auto-text-indent="false"/>
    </style:style>
    <style:style style:name="P168" style:family="paragraph" style:parent-style-name="List_20_Paragraph" style:list-style-name="WWNum16" style:master-page-name="">
      <style:paragraph-properties fo:margin-left="0.4638in" fo:margin-right="0in" fo:margin-top="0in" fo:margin-bottom="0in" style:contextual-spacing="false" fo:line-height="150%" fo:orphans="2" fo:widows="2" fo:text-indent="0in" style:auto-text-indent="false" style:page-number="auto" style:writing-mode="lr-tb">
        <style:tab-stops>
          <style:tab-stop style:position="0.5591in"/>
          <style:tab-stop style:position="0.7291in"/>
        </style:tab-stops>
      </style:paragraph-properties>
      <style:text-properties fo:color="#000000" fo:font-size="10pt" style:font-size-asian="10pt" style:font-name-complex="Calibri3" style:font-size-complex="10pt" style:language-complex="hi" style:country-complex="IN"/>
    </style:style>
    <style:style style:name="P169" style:family="paragraph" style:parent-style-name="List_20_Paragraph" style:list-style-name="WWNum16" style:master-page-name="">
      <style:paragraph-properties fo:margin-left="0.3882in" fo:margin-right="0in" fo:margin-top="0in" fo:margin-bottom="0in" style:contextual-spacing="false" fo:line-height="150%" fo:orphans="2" fo:widows="2" fo:text-indent="0in" style:auto-text-indent="false" style:page-number="auto" style:writing-mode="lr-tb">
        <style:tab-stops>
          <style:tab-stop style:position="0.511in"/>
        </style:tab-stops>
      </style:paragraph-properties>
      <style:text-properties fo:color="#000000" style:font-name-complex="Calibri3" style:language-complex="hi" style:country-complex="IN"/>
    </style:style>
    <style:style style:name="P170" style:family="paragraph" style:parent-style-name="List_20_Paragraph" style:list-style-name="L5">
      <style:paragraph-properties fo:margin-left="0.3882in" fo:margin-right="0in" fo:margin-top="0in" fo:margin-bottom="0in" style:contextual-spacing="false" fo:line-height="150%" fo:orphans="2" fo:widows="2" fo:text-indent="0in" style:auto-text-indent="false" style:writing-mode="lr-tb">
        <style:tab-stops>
          <style:tab-stop style:position="0.502in"/>
        </style:tab-stops>
      </style:paragraph-properties>
      <style:text-properties fo:color="#000000" style:font-name-complex="Calibri3" style:language-complex="hi" style:country-complex="IN"/>
    </style:style>
    <style:style style:name="P171" style:family="paragraph" style:parent-style-name="List_20_Paragraph" style:list-style-name="WWNum16">
      <style:paragraph-properties fo:margin-left="0.4925in" fo:margin-right="0in" fo:margin-top="0in" fo:margin-bottom="0in" style:contextual-spacing="false" fo:line-height="150%" fo:text-indent="-0.1972in" style:auto-text-indent="false"/>
      <style:text-properties fo:color="#000000" fo:font-size="10pt" style:font-size-asian="10pt" style:font-name-complex="Calibri3" style:font-size-complex="10pt" style:language-complex="hi" style:country-complex="IN"/>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7f0055" style:font-name="Courier New" fo:font-size="10pt" fo:font-weight="bold" style:font-size-asian="10pt" style:font-weight-asian="bold" style:font-name-complex="Courier New3" style:font-size-complex="10pt" style:language-complex="hi" style:country-complex="IN" style:font-weight-complex="bold"/>
    </style:style>
    <style:style style:name="T4" style:family="text">
      <style:text-properties fo:color="#7f0055" style:font-name="Courier New" fo:font-size="10pt" fo:font-weight="bold" fo:background-color="#ffffff" loext:char-shading-value="0" style:font-size-asian="10pt" style:font-weight-asian="bold" style:font-name-complex="Courier New3" style:font-size-complex="10pt" style:language-complex="hi" style:country-complex="IN" style:font-weight-complex="bold"/>
    </style:style>
    <style:style style:name="T5" style:family="text">
      <style:text-properties fo:color="#7f0055" style:font-name="Courier New" fo:font-size="10pt" style:text-underline-style="none" fo:font-weight="bold" style:font-size-asian="10pt" style:font-weight-asian="bold" style:font-name-complex="Courier New3" style:font-size-complex="10pt" style:language-complex="hi" style:country-complex="IN" style:font-weight-complex="bold"/>
    </style:style>
    <style:style style:name="T6" style:family="text">
      <style:text-properties fo:color="#7f0055" fo:font-weight="bold" style:font-weight-asian="bold" style:font-weight-complex="bold"/>
    </style:style>
    <style:style style:name="T7" style:family="text">
      <style:text-properties fo:color="#7f0055" style:font-name="Courier New1" fo:font-size="10pt" fo:font-weight="bold" style:font-name-asian="Courier New1" style:font-size-asian="10pt" style:font-weight-asian="bold" style:font-name-complex="Courier New1" style:font-size-complex="10pt" style:language-complex="hi" style:country-complex="IN" style:font-weight-complex="bold"/>
    </style:style>
    <style:style style:name="T8"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9" style:family="text">
      <style:text-properties fo:color="#7f0055" style:text-underline-style="none" fo:font-weight="bold" style:font-weight-asian="bold" style:font-weight-complex="bold"/>
    </style:style>
    <style:style style:name="T10" style:family="text">
      <style:text-properties fo:font-size="10pt" style:font-size-asian="10pt" style:font-name-complex="Calibri3" style:font-size-complex="10pt" style:language-complex="hi" style:country-complex="IN"/>
    </style:style>
    <style:style style:name="T11" style:family="text">
      <style:text-properties fo:font-size="10pt" style:text-underline-style="solid" style:text-underline-width="auto" style:text-underline-color="font-color" style:font-size-asian="10pt" style:font-name-complex="Calibri3" style:font-size-complex="10pt" style:language-complex="hi" style:country-complex="IN"/>
    </style:style>
    <style:style style:name="T12" style:family="text">
      <style:text-properties fo:font-size="10pt" fo:font-weight="bold" style:font-size-asian="10pt" style:font-weight-asian="bold" style:font-name-complex="Calibri3" style:font-size-complex="10pt" style:language-complex="hi" style:country-complex="IN" style:font-weight-complex="bold"/>
    </style:style>
    <style:style style:name="T13" style:family="text">
      <style:text-properties fo:color="#000000"/>
    </style:style>
    <style:style style:name="T14" style:family="text">
      <style:text-properties fo:color="#000000" style:font-name="Courier New" fo:font-size="10pt" style:font-size-asian="10pt" style:font-name-complex="Courier New3" style:font-size-complex="10pt" style:language-complex="hi" style:country-complex="IN"/>
    </style:style>
    <style:style style:name="T15" style:family="text">
      <style:text-properties fo:color="#000000" style:font-name="Courier New" fo:font-size="10pt" fo:font-style="italic" style:font-size-asian="10pt" style:font-style-asian="italic" style:font-name-complex="Courier New3" style:font-size-complex="10pt" style:language-complex="hi" style:country-complex="IN" style:font-style-complex="italic"/>
    </style:style>
    <style:style style:name="T16" style:family="text">
      <style:text-properties fo:color="#000000" style:font-name="Courier New" fo:font-size="10pt" fo:font-style="italic" style:text-underline-style="none" style:font-size-asian="10pt" style:font-style-asian="italic" style:font-name-complex="Courier New3" style:font-size-complex="10pt" style:language-complex="hi" style:country-complex="IN" style:font-style-complex="italic"/>
    </style:style>
    <style:style style:name="T17" style:family="text">
      <style:text-properties fo:color="#000000" style:font-name="Courier New" fo:font-size="10pt" fo:language="de" fo:country="CH" style:font-size-asian="10pt" style:font-name-complex="Courier New3" style:font-size-complex="10pt" style:language-complex="hi" style:country-complex="IN"/>
    </style:style>
    <style:style style:name="T18" style:family="text">
      <style:text-properties fo:color="#000000" style:font-name="Courier New" fo:font-size="10pt" style:text-underline-style="none" style:font-size-asian="10pt" style:font-name-complex="Courier New3" style:font-size-complex="10pt" style:language-complex="hi" style:country-complex="IN"/>
    </style:style>
    <style:style style:name="T19" style:family="text">
      <style:text-properties fo:color="#000000" style:font-name="Courier New" fo:font-size="10pt" fo:background-color="#ffffff" loext:char-shading-value="0" style:font-size-asian="10pt" style:font-name-complex="Courier New3" style:font-size-complex="10pt" style:language-complex="hi" style:country-complex="IN"/>
    </style:style>
    <style:style style:name="T20" style:family="text">
      <style:text-properties fo:color="#000000" style:font-name-complex="Calibri3"/>
    </style:style>
    <style:style style:name="T21" style:family="text">
      <style:text-properties fo:color="#000000" fo:font-size="10pt" style:font-size-asian="10pt" style:font-name-complex="Calibri3" style:font-size-complex="10pt" style:language-complex="hi" style:country-complex="IN"/>
    </style:style>
    <style:style style:name="T22" style:family="text">
      <style:text-properties fo:color="#000000" fo:font-size="10pt" style:text-underline-style="solid" style:text-underline-width="auto" style:text-underline-color="font-color" style:font-size-asian="10pt" style:font-name-complex="Calibri3" style:font-size-complex="10pt" style:language-complex="hi" style:country-complex="IN"/>
    </style:style>
    <style:style style:name="T23" style:family="text">
      <style:text-properties fo:color="#000000" fo:font-size="10pt" style:text-underline-style="solid" style:text-underline-width="auto" style:text-underline-color="font-color" fo:font-weight="bold" style:font-size-asian="10pt" style:font-weight-asian="bold" style:font-name-complex="Calibri3" style:font-size-complex="10pt" style:language-complex="hi" style:country-complex="IN" style:font-weight-complex="bold"/>
    </style:style>
    <style:style style:name="T24" style:family="text">
      <style:text-properties fo:color="#000000" fo:font-size="10pt" fo:font-weight="bold" style:font-size-asian="10pt" style:font-weight-asian="bold" style:font-name-complex="Calibri3" style:font-size-complex="10pt" style:language-complex="hi" style:country-complex="IN" style:font-weight-complex="bold"/>
    </style:style>
    <style:style style:name="T25" style:family="text">
      <style:text-properties fo:color="#000000" fo:font-size="10pt" style:text-underline-style="none" style:font-size-asian="10pt" style:font-name-complex="Calibri3" style:font-size-complex="10pt" style:language-complex="hi" style:country-complex="IN"/>
    </style:style>
    <style:style style:name="T26" style:family="text">
      <style:text-properties fo:color="#000000" fo:font-style="italic" style:font-style-asian="italic" style:font-name-complex="Calibri3" style:font-style-complex="italic"/>
    </style:style>
    <style:style style:name="T27" style:family="text">
      <style:text-properties fo:color="#000000" style:font-name="Calibri" fo:font-size="11pt" style:font-size-asian="11pt" style:font-name-complex="Calibri3" style:font-size-complex="11pt"/>
    </style:style>
    <style:style style:name="T28" style:family="text">
      <style:text-properties fo:color="#000000" style:text-line-through-style="solid" style:text-line-through-type="single" style:font-name="Courier New" fo:font-size="10pt" style:font-size-asian="10pt" style:font-name-complex="Courier New3" style:font-size-complex="10pt" style:language-complex="hi" style:country-complex="IN"/>
    </style:style>
    <style:style style:name="T29" style:family="text">
      <style:text-properties fo:color="#000000" style:font-name="Courier New1" fo:font-size="10pt" style:font-name-asian="Courier New1" style:font-size-asian="10pt" style:font-name-complex="Courier New1" style:font-size-complex="10pt"/>
    </style:style>
    <style:style style:name="T30" style:family="text">
      <style:text-properties fo:color="#000000" style:font-name="Courier New1" fo:font-size="10pt" style:font-name-asian="Courier New1" style:font-size-asian="10pt" style:font-name-complex="Courier New1" style:font-size-complex="10pt" style:language-complex="hi" style:country-complex="IN"/>
    </style:style>
    <style:style style:name="T31" style:family="text">
      <style:text-properties fo:color="#000000" style:font-name="Courier New1" fo:font-size="10pt" style:font-name-asian="Courier New1" style:font-size-asian="10pt" style:font-name-complex="Calibri3" style:font-size-complex="10pt" style:language-complex="hi" style:country-complex="IN"/>
    </style:style>
    <style:style style:name="T32" style:family="text">
      <style:text-properties fo:color="#000000" style:font-name="Courier New1" fo:font-size="10pt" style:text-underline-style="none" style:font-name-asian="Courier New1" style:font-size-asian="10pt" style:font-name-complex="Courier New1" style:font-size-complex="10pt"/>
    </style:style>
    <style:style style:name="T33" style:family="text">
      <style:text-properties fo:color="#000000" style:text-underline-style="solid" style:text-underline-width="auto" style:text-underline-color="font-color" style:font-name-complex="Calibri3"/>
    </style:style>
    <style:style style:name="T34" style:family="text">
      <style:text-properties fo:color="#000000" style:font-name="Calibri1" fo:font-size="11pt" style:font-size-asian="11pt" style:font-size-complex="11pt"/>
    </style:style>
    <style:style style:name="T35" style:family="text">
      <style:text-properties fo:color="#000000" style:text-line-through-style="none" style:text-line-through-type="none" style:text-underline-style="none" style:font-name-asian="Georgia" style:font-name-complex="Georgia"/>
    </style:style>
    <style:style style:name="T36" style:family="text">
      <style:text-properties fo:color="#000000" style:text-line-through-style="none" style:text-line-through-type="none" fo:font-style="italic" style:text-underline-style="none" style:font-name-asian="Georgia" style:font-style-asian="italic" style:font-name-complex="Georgia" style:font-style-complex="italic"/>
    </style:style>
    <style:style style:name="T37" style:family="text">
      <style:text-properties fo:color="#000000" style:text-line-through-style="none" style:text-line-through-type="none" fo:font-style="normal" style:text-underline-style="none" style:font-name-asian="Georgia" style:font-style-asian="normal" style:font-name-complex="Georgia" style:font-style-complex="normal"/>
    </style:style>
    <style:style style:name="T38" style:family="text">
      <style:text-properties fo:color="#000000" style:text-line-through-style="none" style:text-line-through-type="none" fo:font-style="normal" style:text-underline-style="none" fo:font-weight="bold" style:font-name-asian="Georgia" style:font-style-asian="normal" style:font-weight-asian="bold" style:font-name-complex="Georgia" style:font-style-complex="normal" style:font-weight-complex="bold"/>
    </style:style>
    <style:style style:name="T39" style:family="text">
      <style:text-properties fo:color="#000000" style:text-line-through-style="none" style:text-line-through-type="none" fo:font-style="normal" style:text-underline-style="none" fo:font-weight="normal" style:font-name-asian="Georgia" style:font-style-asian="normal" style:font-weight-asian="normal" style:font-name-complex="Georgia" style:font-style-complex="normal" style:font-weight-complex="normal"/>
    </style:style>
    <style:style style:name="T40" style:family="text">
      <style:text-properties fo:color="#000000" style:text-underline-style="none"/>
    </style:style>
    <style:style style:name="T41" style:family="text">
      <style:text-properties fo:color="#0000c0"/>
    </style:style>
    <style:style style:name="T42" style:family="text">
      <style:text-properties fo:color="#0000c0" style:font-name="Courier New" fo:font-size="10pt" style:font-size-asian="10pt" style:font-name-complex="Courier New3" style:font-size-complex="10pt" style:language-complex="hi" style:country-complex="IN"/>
    </style:style>
    <style:style style:name="T43" style:family="text">
      <style:text-properties fo:color="#0000c0" style:font-name="Courier New" fo:font-size="10pt" fo:font-style="italic" style:font-size-asian="10pt" style:font-style-asian="italic" style:font-name-complex="Courier New3" style:font-size-complex="10pt" style:language-complex="hi" style:country-complex="IN" style:font-style-complex="italic"/>
    </style:style>
    <style:style style:name="T44" style:family="text">
      <style:text-properties fo:color="#0000c0" style:font-name="Courier New" fo:font-size="10pt" fo:language="de" fo:country="CH" style:font-size-asian="10pt" style:font-name-complex="Courier New3" style:font-size-complex="10pt" style:language-complex="hi" style:country-complex="IN"/>
    </style:style>
    <style:style style:name="T45" style:family="text">
      <style:text-properties fo:color="#0000c0" style:font-name="Courier New" fo:font-size="10pt" fo:language="de" fo:country="CH" fo:font-style="italic" style:font-size-asian="10pt" style:font-style-asian="italic" style:font-name-complex="Courier New3" style:font-size-complex="10pt" style:language-complex="hi" style:country-complex="IN" style:font-style-complex="italic"/>
    </style:style>
    <style:style style:name="T46" style:family="text">
      <style:text-properties fo:color="#0000c0" style:font-name="Courier New" fo:font-size="10pt" style:text-underline-style="none" style:font-size-asian="10pt" style:font-name-complex="Courier New3" style:font-size-complex="10pt" style:language-complex="hi" style:country-complex="IN"/>
    </style:style>
    <style:style style:name="T47" style:family="text">
      <style:text-properties fo:color="#0000c0" fo:font-style="italic" fo:font-weight="bold" style:font-style-asian="italic" style:font-weight-asian="bold" style:font-style-complex="italic" style:font-weight-complex="bold"/>
    </style:style>
    <style:style style:name="T48" style:family="text">
      <style:text-properties fo:font-style="italic" style:font-style-asian="italic" style:font-style-complex="italic"/>
    </style:style>
    <style:style style:name="T49" style:family="text">
      <style:text-properties fo:color="#2a00ff"/>
    </style:style>
    <style:style style:name="T50" style:family="text">
      <style:text-properties fo:color="#2a00ff" style:font-name="Courier New" fo:font-size="10pt" style:font-size-asian="10pt" style:font-name-complex="Courier New3" style:font-size-complex="10pt" style:language-complex="hi" style:country-complex="IN"/>
    </style:style>
    <style:style style:name="T51" style:family="text">
      <style:text-properties fo:color="#2a00ff" style:font-name="Courier New" fo:font-size="10pt" fo:language="de" fo:country="CH" style:font-size-asian="10pt" style:font-name-complex="Courier New3" style:font-size-complex="10pt" style:language-complex="hi" style:country-complex="IN"/>
    </style:style>
    <style:style style:name="T52" style:family="text">
      <style:text-properties fo:color="#2a00ff" style:font-name="Courier New1" fo:font-size="10pt" style:font-name-asian="Courier New1" style:font-size-asian="10pt" style:font-name-complex="Courier New1" style:font-size-complex="10pt"/>
    </style:style>
    <style:style style:name="T53" style:family="text">
      <style:text-properties fo:color="#2a00ff" style:text-underline-style="none"/>
    </style:style>
    <style:style style:name="T54" style:family="text">
      <style:text-properties style:font-name-complex="Calibri3"/>
    </style:style>
    <style:style style:name="T55" style:family="text">
      <style:text-properties fo:color="#3f7f5f"/>
    </style:style>
    <style:style style:name="T56" style:family="text">
      <style:text-properties fo:color="#3f7f5f" style:font-name="Courier New" fo:font-size="10pt" style:font-size-asian="10pt" style:font-name-complex="Courier New3" style:font-size-complex="10pt" style:language-complex="hi" style:country-complex="IN"/>
    </style:style>
    <style:style style:name="T57" style:family="text">
      <style:text-properties fo:color="#3f7f5f" style:font-name="Courier New1" fo:font-size="10pt" style:font-name-asian="Courier New1" style:font-size-asian="10pt" style:font-name-complex="Courier New1" style:font-size-complex="10pt"/>
    </style:style>
    <style:style style:name="T58" style:family="text">
      <style:text-properties fo:color="#3f7f5f" style:font-name="Courier New1" fo:font-size="10pt" style:font-name-asian="Courier New1" style:font-size-asian="10pt" style:font-name-complex="Courier New1" style:font-size-complex="10pt" style:language-complex="hi" style:country-complex="IN"/>
    </style:style>
    <style:style style:name="T59" style:family="text">
      <style:text-properties fo:color="#3f7f5f" style:font-name="Courier New1" fo:font-size="10pt" style:text-underline-style="none" style:font-name-asian="Courier New1" style:font-size-asian="10pt" style:font-name-complex="Courier New1" style:font-size-complex="10pt"/>
    </style:style>
    <style:style style:name="T60" style:family="text">
      <style:text-properties fo:color="#3f7f5f" style:font-name="Courier New1" fo:font-size="10pt" style:text-underline-style="none" style:font-name-asian="Courier New1" style:font-size-asian="10pt" style:font-name-complex="Courier New1" style:font-size-complex="10pt" style:language-complex="hi" style:country-complex="IN"/>
    </style:style>
    <style:style style:name="T61" style:family="text">
      <style:text-properties fo:color="#7f9fbf" style:font-name="Courier New" fo:font-size="10pt" fo:font-weight="bold" style:font-size-asian="10pt" style:font-weight-asian="bold" style:font-name-complex="Courier New3" style:font-size-complex="10pt" style:language-complex="hi" style:country-complex="IN" style:font-weight-complex="bold"/>
    </style:style>
    <style:style style:name="T62" style:family="text">
      <style:text-properties fo:color="#7f9fbf" fo:font-weight="bold" style:font-weight-asian="bold" style:font-weight-complex="bold"/>
    </style:style>
    <style:style style:name="T63" style:family="text">
      <style:text-properties style:font-name="Calibri" fo:font-size="11pt" style:font-size-asian="11pt" style:font-name-complex="Calibri3" style:font-size-complex="11pt"/>
    </style:style>
    <style:style style:name="T64" style:family="text">
      <style:text-properties fo:color="#ffffff" style:font-name="Courier New" fo:font-size="10pt" fo:background-color="#c0c0c0" loext:char-shading-value="0" style:font-size-asian="10pt" style:font-name-complex="Courier New3" style:font-size-complex="10pt" style:language-complex="hi" style:country-complex="IN"/>
    </style:style>
    <style:style style:name="T65" style:family="text">
      <style:text-properties fo:color="#16161d" style:font-name-asian="Times New Roman1" style:language-asian="en" style:country-asian="IN" style:font-name-complex="Calibri3" style:language-complex="hi" style:country-complex="IN"/>
    </style:style>
    <style:style style:name="T66" style:family="text">
      <style:text-properties fo:color="#7c1806" style:font-name-asian="Times New Roman1" style:language-asian="en" style:country-asian="IN" style:font-name-complex="Calibri3" style:language-complex="hi" style:country-complex="IN"/>
    </style:style>
    <style:style style:name="T67" style:family="text">
      <style:text-properties fo:color="#6a3e3e"/>
    </style:style>
    <style:style style:name="T68" style:family="text">
      <style:text-properties fo:color="#6a3e3e" style:font-name="Courier New1" fo:font-size="10pt" style:font-name-asian="Courier New1" style:font-size-asian="10pt" style:font-name-complex="Courier New1" style:font-size-complex="10pt"/>
    </style:style>
    <style:style style:name="T69" style:family="text">
      <style:text-properties fo:color="#6a3e3e" style:font-name="Courier New1" fo:font-size="10pt" style:text-underline-style="none" style:font-name-asian="Courier New1" style:font-size-asian="10pt" style:font-name-complex="Courier New1" style:font-size-complex="10pt"/>
    </style:style>
    <style:style style:name="T70" style:family="text">
      <style:text-properties fo:color="#6a3e3e" style:text-underline-style="none"/>
    </style:style>
    <style:style style:name="T71" style:family="text">
      <style:text-properties fo:font-style="normal" fo:font-weight="normal"/>
    </style:style>
    <style:style style:name="T72" style:family="text">
      <style:text-properties fo:font-variant="normal" fo:text-transform="none" fo:color="#000000" style:font-name="Courier New1" fo:font-size="10pt" fo:letter-spacing="normal" fo:font-style="normal" fo:font-weight="normal" style:font-size-asian="10pt" style:font-name-complex="Calibri3" style:font-size-complex="10pt"/>
    </style:style>
    <style:style style:name="T73" style:family="text">
      <style:text-properties fo:font-variant="normal" fo:text-transform="none" fo:color="#000000" style:font-name="Courier New1" fo:font-size="10pt" fo:letter-spacing="normal" fo:font-style="normal" fo:font-weight="normal" style:font-size-asian="10pt" style:font-size-complex="10pt"/>
    </style:style>
    <style:style style:name="T74" style:family="text">
      <style:text-properties fo:font-variant="normal" fo:text-transform="none" fo:color="#000000" style:text-line-through-style="none" style:text-line-through-type="none" style:font-name="Courier New1" fo:font-size="10pt" fo:letter-spacing="normal" fo:font-style="normal" style:text-underline-style="none" fo:font-weight="normal" style:text-blinking="false" style:font-size-asian="10pt" style:font-size-complex="10pt"/>
    </style:style>
    <style:style style:name="T75" style:family="text">
      <style:text-properties fo:font-variant="normal" fo:text-transform="none" fo:color="#000000" style:text-line-through-style="none" style:text-line-through-type="none" style:font-name="Calibri1" fo:font-size="11pt" fo:letter-spacing="normal" fo:font-style="normal" style:text-underline-style="none" fo:font-weight="normal" style:text-blinking="false" style:font-size-asian="11pt" style:font-size-complex="11pt"/>
    </style:style>
    <style:style style:name="T76" style:family="text">
      <style:text-properties fo:font-variant="normal" fo:text-transform="none" fo:color="#000000" style:font-name="Calibri1" fo:font-size="11pt" fo:letter-spacing="normal" fo:font-style="normal" fo:font-weight="normal" style:font-size-asian="11pt" style:font-size-complex="11pt"/>
    </style:style>
    <style:style style:name="T77" style:family="text">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T78" style:family="text">
      <style:text-properties fo:font-variant="normal" fo:text-transform="none" fo:color="#000000" style:font-name="Calibri1" fo:font-size="11pt" fo:letter-spacing="normal" fo:font-style="italic" fo:font-weight="normal" style:font-size-asian="11pt" style:font-size-complex="11pt"/>
    </style:style>
    <style:style style:name="T79" style:family="text">
      <style:text-properties fo:font-variant="normal" fo:text-transform="none" fo:color="#242729" style:font-name="Calibri1" fo:font-size="11pt" fo:letter-spacing="normal" fo:font-style="normal" fo:font-weight="normal" fo:background-color="#ffffff" loext:char-shading-value="0" style:font-size-asian="11pt" style:font-size-complex="11pt"/>
    </style:style>
    <style:style style:name="T80" style:family="text">
      <style:text-properties fo:font-variant="normal" fo:text-transform="none" fo:color="#242729" style:font-name="Calibri1" fo:font-size="11pt" fo:letter-spacing="normal" fo:font-style="normal" fo:font-weight="bold" fo:background-color="#ffffff" loext:char-shading-value="0" style:font-size-asian="11pt" style:font-size-complex="11pt"/>
    </style:style>
    <style:style style:name="T81" style:family="text">
      <style:text-properties fo:font-variant="normal" fo:text-transform="none" fo:color="#242729" style:font-name="Calibri1" fo:font-size="11pt" fo:letter-spacing="normal" fo:font-style="italic" fo:font-weight="normal" fo:background-color="#ffffff" loext:char-shading-value="0" style:font-size-asian="11pt" style:font-size-complex="11pt"/>
    </style:style>
    <style:style style:name="T82" style:family="text">
      <style:text-properties fo:font-variant="normal" fo:text-transform="none" fo:color="#242729" style:font-name="Calibri1" fo:font-size="10pt" fo:letter-spacing="normal" fo:font-style="normal" fo:font-weight="normal" fo:background-color="#ffffff" loext:char-shading-value="0" style:font-size-asian="10pt" style:font-size-complex="10pt"/>
    </style:style>
    <style:style style:name="T83" style:family="text">
      <style:text-properties fo:font-variant="normal" fo:text-transform="none" fo:color="#242729" style:font-name="Courier New1" fo:font-size="10pt" fo:letter-spacing="normal" fo:font-style="normal" fo:font-weight="normal" fo:background-color="#ffffff" loext:char-shading-value="0" style:font-size-asian="10pt" style:font-size-complex="10pt"/>
    </style:style>
    <style:style style:name="T84" style:family="text">
      <style:text-properties fo:font-variant="normal" fo:text-transform="none" fo:color="#101094" style:font-name="Courier New1" fo:font-size="10pt" fo:letter-spacing="normal" fo:font-style="normal" fo:font-weight="normal" fo:background-color="#ffffff" loext:char-shading-value="0" style:font-size-asian="10pt" style:font-size-complex="10pt"/>
    </style:style>
    <style:style style:name="T85" style:family="text">
      <style:text-properties fo:font-variant="normal" fo:text-transform="none" fo:color="#303336" style:font-name="Courier New1" fo:font-size="10pt" fo:letter-spacing="normal" fo:font-style="normal" fo:font-weight="normal" fo:background-color="#ffffff" loext:char-shading-value="0" style:font-size-asian="10pt" style:font-size-complex="10pt"/>
    </style:style>
    <style:style style:name="T86" style:family="text">
      <style:text-properties fo:font-variant="normal" fo:text-transform="none" fo:color="#303336" style:font-name="Courier New1" fo:font-size="10pt" fo:letter-spacing="normal" fo:background-color="#ffffff" loext:char-shading-value="0" style:font-size-asian="10pt" style:font-size-complex="10pt"/>
    </style:style>
    <style:style style:name="T87" style:family="text">
      <style:text-properties fo:font-variant="normal" fo:text-transform="none" fo:color="#2b91af" style:font-name="Courier New1" fo:font-size="10pt" fo:letter-spacing="normal" fo:font-style="normal" fo:font-weight="normal" fo:background-color="#ffffff" loext:char-shading-value="0" style:font-size-asian="10pt" style:font-size-complex="10pt"/>
    </style:style>
    <style:style style:name="T88" style:family="text">
      <style:text-properties fo:font-variant="normal" fo:text-transform="none" fo:color="#858c93" style:font-name="Courier New1" fo:font-size="10pt" fo:letter-spacing="normal" fo:font-style="normal" fo:font-weight="normal" fo:background-color="#ffffff" loext:char-shading-value="0" style:font-size-asian="10pt" style:font-size-complex="10pt"/>
    </style:style>
    <style:style style:name="T89" style:family="text">
      <style:text-properties style:font-name="Courier New1" fo:font-size="10pt" style:font-size-asian="10pt" style:font-size-complex="10pt"/>
    </style:style>
    <style:style style:name="T90" style:family="text">
      <style:text-properties style:font-name="Courier New1" fo:font-size="10pt" fo:font-style="normal" fo:font-weight="normal" style:font-size-asian="10pt" style:font-size-complex="10pt"/>
    </style:style>
    <style:style style:name="T91" style:family="text">
      <style:text-properties fo:color="#646464"/>
    </style:style>
    <style:style style:name="T92" style:family="text">
      <style:text-properties fo:color="#ff3333"/>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Chapter 14. Multithreaded Programming</text:p>
      <text:list xml:id="list3202749830185540501" text:style-name="WWNum2">
        <text:list-item>
          <text:p text:style-name="P134">Introduction</text:p>
        </text:list-item>
      </text:list>
      <text:list xml:id="list4358118834010614813" text:style-name="WWNum1">
        <text:list-item>
          <text:p text:style-name="P135">There are two types of multitasking one is process based and another is thread based. Process based multitasking is when computer runs two or three programmes concurrently ex. running a java compiler at the same time using a text editor or visiting a website. Thread based multitasking is when a single program can perform two or more task simultaneously. Ex. A text editor formats a text along with printing a page. Both tasks will be performed by two separate threads. </text:p>
        </text:list-item>
        <text:list-item>
          <text:p text:style-name="P136">Process multitasking is heavy weight and thread based multitasking is light weight.</text:p>
        </text:list-item>
      </text:list>
      <text:list xml:id="list171153360182928" text:continue-list="list3202749830185540501" text:style-name="WWNum2">
        <text:list-item>
          <text:p text:style-name="P141"><text:span text:style-name="T1">Thread Priorities</text:span> :</text:p>
        </text:list-item>
      </text:list>
      <text:list xml:id="list1486723835510023483" text:style-name="WWNum6">
        <text:list-item>
          <text:p text:style-name="P137">Java assigns each thread a priority which defines how that thread should be treated respect to other threads.</text:p>
        </text:list-item>
        <text:list-item>
          <text:p text:style-name="P137">Thread priorities are integers which specify relative priority of one thread to another.</text:p>
        </text:list-item>
        <text:list-item>
          <text:p text:style-name="P137">Higher priority thread doesn’t mean it runs faster than lower priority thread instead priorities are used to decide when to switch one running thread to the next. This is called <text:span text:style-name="T2">context switch.</text:span></text:p>
        </text:list-item>
        <text:list-item>
          <text:p text:style-name="P137">Rules that determine when a context switch takes place are simple</text:p>
        </text:list-item>
      </text:list>
      <text:list xml:id="list7223667206559678101" text:style-name="WWNum9">
        <text:list-item>
          <text:p text:style-name="P145">A thread can voluntarily relinquish control : This is done by explicitly yielding, sleeping or blocking on pending I/O. In this scenario, all other threads are examined and the highest priority thread which is ready to run is given CPU.</text:p>
        </text:list-item>
        <text:list-item>
          <text:p text:style-name="P145">A thread can be pre-empted by a higher priority thread : In this case a lower priority thread that doesn’t yield the processor is simply pre-empted, no matter what its doing, by an higher priority thread. Basically, as soon as a higher priority thread wants to run, it does. This is called <text:span text:style-name="T2">pre-emptive multitasking</text:span>.</text:p>
        </text:list-item>
      </text:list>
      <text:list xml:id="list171153360180421" text:continue-list="list171153360182928" text:style-name="WWNum2">
        <text:list-item>
          <text:p text:style-name="P141"><text:span text:style-name="T1">Synchronization</text:span> :</text:p>
        </text:list-item>
      </text:list>
      <text:p text:style-name="P66">A method should be synchronized so that only one thread can use it at one time. Synchronization is very necessary in many cases example when two threads are sharing a data structure like linked list and one thread is updating it while other is reading it then it gives a wrong result. So methods should be synchronized and can be used by one thread at a time and other threads should wait.</text:p>
      <text:p text:style-name="P66"/>
      <text:list xml:id="list171153360177669" text:continue-numbering="true" text:style-name="WWNum2">
        <text:list-item>
          <text:p text:style-name="P141"><text:span text:style-name="T1">Thread class and the Runnable interface</text:span> :</text:p>
        </text:list-item>
      </text:list>
      <text:list xml:id="list7405415933478160160" text:style-name="WWNum13">
        <text:list-item>
          <text:p text:style-name="P146">To create a new thread a class must either extends <text:span text:style-name="T2">Thread</text:span> <text:span text:style-name="T2">class</text:span> or implements <text:span text:style-name="T2">Runnable</text:span> <text:span text:style-name="T2">interface</text:span>.</text:p>
        </text:list-item>
        <text:list-item>
          <text:p text:style-name="P146">Thread class defines several methods, some of those are shown below</text:p>
        </text:list-item>
      </text:list>
      <text:p text:style-name="P1"><text:soft-page-break/><draw:frame draw:style-name="fr1" draw:name="graphics1" text:anchor-type="as-char" svg:width="5.8126in" svg:height="1.8252in" draw:z-index="0"><draw:image xlink:href="Pictures/2000000900004C02000016506CD13080.wmf" xlink:type="simple" xlink:show="embed" xlink:actuate="onLoad"/></draw:frame></text:p>
      <text:list xml:id="list8944647385068651999" text:style-name="WWNum14">
        <text:list-item>
          <text:p text:style-name="P147">Creating a thread by implementing Runnable</text:p>
        </text:list-item>
      </text:list>
      <text:p text:style-name="P83"/>
      <text:p text:style-name="P11">public</text:p>
      <text:p text:style-name="P13"><text:span text:style-name="T3">interface</text:span><text:span text:style-name="T14"> Runnable</text:span></text:p>
      <text:p text:style-name="P16">{</text:p>
      <text:p text:style-name="P13"><text:span text:style-name="T14"><text:s text:c="3"/></text:span><text:span text:style-name="T3">public</text:span><text:span text:style-name="T14"> </text:span><text:span text:style-name="T3">abstract</text:span><text:span text:style-name="T14"> </text:span><text:span text:style-name="T3">void</text:span><text:span text:style-name="T14"> run();</text:span></text:p>
      <text:p text:style-name="P25">}</text:p>
      <text:list xml:id="list2871677308335554799" text:style-name="WWNum16">
        <text:list-item>
          <text:p text:style-name="P133">One can create thread on any object which implements Runnable.</text:p>
        </text:list-item>
        <text:list-item>
          <text:p text:style-name="P133">Only one method run() needs to be implemented. Inside run() one will define code that constitute the thread. run() can call other methods, use other classes and declare variables just like main thread. The only difference is run() establishes the entry point for another concurrent thread of execution within the program. </text:p>
        </text:list-item>
        <text:list-item>
          <text:p text:style-name="P133">This thread will end when run() returns.</text:p>
        </text:list-item>
        <text:list-item>
          <text:p text:style-name="P133"><text:span text:style-name="T1">Example 1 - TCR</text:span>:</text:p>
        </text:list-item>
      </text:list>
      <text:p text:style-name="P26"><text:span text:style-name="T3">package</text:span><text:span text:style-name="T14"> multiThreading;</text:span></text:p>
      <text:p text:style-name="P27"/>
      <text:p text:style-name="P26"><text:span text:style-name="T3">public</text:span><text:span text:style-name="T14"> </text:span><text:span text:style-name="T3">class</text:span><text:span text:style-name="T14"> HelloRunnable </text:span><text:span text:style-name="T3">implements</text:span><text:span text:style-name="T14"> Runnable</text:span></text:p>
      <text:p text:style-name="P30">{</text:p>
      <text:p text:style-name="P27"/>
      <text:p text:style-name="P26"><text:span text:style-name="T14"><text:s text:c="4"/></text:span><text:span text:style-name="T3">public</text:span><text:span text:style-name="T14"> </text:span><text:span text:style-name="T3">void</text:span><text:span text:style-name="T14"> run() {</text:span></text:p>
      <text:p text:style-name="P26"><text:span text:style-name="T14"><text:s text:c="8"/>System.</text:span><text:span text:style-name="T43">out</text:span><text:span text:style-name="T14">.println(</text:span><text:span text:style-name="T50">"Hello from a thread!"</text:span><text:span text:style-name="T14">);</text:span></text:p>
      <text:p text:style-name="P30"><text:s text:c="4"/>}</text:p>
      <text:p text:style-name="P27"/>
      <text:p text:style-name="P26"><text:span text:style-name="T14"><text:s text:c="4"/></text:span><text:span text:style-name="T3">public</text:span><text:span text:style-name="T14"> </text:span><text:span text:style-name="T3">static</text:span><text:span text:style-name="T14"> </text:span><text:span text:style-name="T3">void</text:span><text:span text:style-name="T14"> main(String args[]) {</text:span></text:p>
      <text:p text:style-name="P26"><text:span text:style-name="T14"><text:s text:c="8"/>(</text:span><text:span text:style-name="T3">new</text:span><text:span text:style-name="T14"> Thread(</text:span><text:span text:style-name="T3">new</text:span><text:span text:style-name="T14"> HelloRunnable())).start();</text:span></text:p>
      <text:p text:style-name="P30"><text:s text:c="4"/>}</text:p>
      <text:p text:style-name="P12">}</text:p>
      <text:p text:style-name="P10">Output:</text:p>
      <text:p text:style-name="P10">Hello from a thread!</text:p>
      <text:p text:style-name="Standard"/>
      <text:list xml:id="list171153439179286" text:continue-numbering="true" text:style-name="WWNum16">
        <text:list-item>
          <text:p text:style-name="P148">Example 2 : Java complete reference</text:p>
        </text:list-item>
      </text:list>
      <text:p text:style-name="P14"/>
      <text:p text:style-name="P13"><text:span text:style-name="T3">package</text:span><text:span text:style-name="T14"> multiThreading;</text:span></text:p>
      <text:p text:style-name="P15"/>
      <text:p text:style-name="P13"><text:span text:style-name="T3">class</text:span><text:span text:style-name="T14"> ThreadWithRunnable1 </text:span><text:span text:style-name="T3">implements</text:span><text:span text:style-name="T14"> Runnable</text:span></text:p>
      <text:p text:style-name="P16">{</text:p>
      <text:p text:style-name="P13"><text:span text:style-name="T14"><text:tab/>Thread </text:span><text:span text:style-name="T42">t</text:span><text:span text:style-name="T14">;</text:span></text:p>
      <text:p text:style-name="P16"><text:soft-page-break/><text:tab/>ThreadWithRunnable1()</text:p>
      <text:p text:style-name="P16"><text:tab/>{</text:p>
      <text:p text:style-name="P13"><text:span text:style-name="T14"><text:tab/><text:tab/></text:span><text:span text:style-name="T42">t</text:span><text:span text:style-name="T14"> = </text:span><text:span text:style-name="T3">new</text:span><text:span text:style-name="T14"> Thread(</text:span><text:span text:style-name="T3">this</text:span><text:span text:style-name="T14">, </text:span><text:span text:style-name="T50">"Demo thread"</text:span><text:span text:style-name="T14">);</text:span></text:p>
      <text:p text:style-name="P13"><text:span text:style-name="T14"><text:tab/><text:tab/>System.</text:span><text:span text:style-name="T43">out</text:span><text:span text:style-name="T14">.println(</text:span><text:span text:style-name="T50">"new thread "</text:span><text:span text:style-name="T14">+</text:span><text:span text:style-name="T42">t</text:span><text:span text:style-name="T14">);</text:span></text:p>
      <text:p text:style-name="P13"><text:span text:style-name="T14"><text:tab/><text:tab/></text:span><text:span text:style-name="T42">t</text:span><text:span text:style-name="T14">.start();</text:span></text:p>
      <text:p text:style-name="P16"><text:tab/>}</text:p>
      <text:p text:style-name="P13"><text:span text:style-name="T14"><text:tab/></text:span><text:span text:style-name="T3">public</text:span><text:span text:style-name="T14"> </text:span><text:span text:style-name="T3">void</text:span><text:span text:style-name="T14"> run()</text:span></text:p>
      <text:p text:style-name="P16"><text:tab/>{<text:tab/><text:tab/></text:p>
      <text:p text:style-name="P13"><text:span text:style-name="T14"><text:tab/><text:tab/></text:span><text:span text:style-name="T3">try</text:span><text:span text:style-name="T14"> </text:span></text:p>
      <text:p text:style-name="P16"><text:tab/><text:tab/>{</text:p>
      <text:p text:style-name="P13"><text:span text:style-name="T14"><text:tab/><text:tab/><text:tab/></text:span><text:span text:style-name="T3">for</text:span><text:span text:style-name="T14">(</text:span><text:span text:style-name="T3">int</text:span><text:span text:style-name="T14"> j=5; j&gt;0; j--)</text:span></text:p>
      <text:p text:style-name="P16"><text:tab/><text:tab/><text:tab/>{</text:p>
      <text:p text:style-name="P13"><text:span text:style-name="T14"><text:tab/><text:tab/><text:tab/><text:tab/>System.</text:span><text:span text:style-name="T43">out</text:span><text:span text:style-name="T14">.println(</text:span><text:span text:style-name="T50">"child thread "</text:span><text:span text:style-name="T14">+j);</text:span></text:p>
      <text:p text:style-name="P13"><text:span text:style-name="T14"><text:tab/><text:tab/><text:tab/><text:tab/>Thread.</text:span><text:span text:style-name="T15">sleep</text:span><text:span text:style-name="T14">(1000);</text:span></text:p>
      <text:p text:style-name="P16"><text:tab/><text:tab/><text:tab/><text:tab/></text:p>
      <text:p text:style-name="P16"><text:tab/><text:tab/><text:tab/>}</text:p>
      <text:p text:style-name="P13"><text:span text:style-name="T14"><text:tab/><text:tab/>} </text:span><text:span text:style-name="T3">catch</text:span><text:span text:style-name="T14"> (InterruptedException e) </text:span></text:p>
      <text:p text:style-name="P16"><text:tab/><text:tab/><text:tab/>{</text:p>
      <text:p text:style-name="P13"><text:span text:style-name="T14"><text:tab/><text:tab/><text:tab/><text:tab/>System.</text:span><text:span text:style-name="T43">out</text:span><text:span text:style-name="T14">.println(</text:span><text:span text:style-name="T50">"child interrupted"</text:span><text:span text:style-name="T14">);</text:span></text:p>
      <text:p text:style-name="P16"><text:tab/><text:tab/><text:tab/>}</text:p>
      <text:p text:style-name="P13"><text:span text:style-name="T14"><text:tab/><text:tab/>System.</text:span><text:span text:style-name="T43">out</text:span><text:span text:style-name="T14">.println(</text:span><text:span text:style-name="T50">"exiting child thread"</text:span><text:span text:style-name="T14">);</text:span></text:p>
      <text:p text:style-name="P16"><text:tab/>}</text:p>
      <text:p text:style-name="P16">}</text:p>
      <text:p text:style-name="P15"/>
      <text:p text:style-name="P13"><text:span text:style-name="T3">public</text:span><text:span text:style-name="T14"> </text:span><text:span text:style-name="T3">class</text:span><text:span text:style-name="T14"> ThreadWithRunnable </text:span></text:p>
      <text:p text:style-name="P16">{</text:p>
      <text:p text:style-name="P13"><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16"><text:tab/>{</text:p>
      <text:p text:style-name="P13"><text:span text:style-name="T14"><text:tab/><text:tab/></text:span><text:span text:style-name="T3">new</text:span><text:span text:style-name="T14"> ThreadWithRunnable1();</text:span></text:p>
      <text:p text:style-name="P16"><text:tab/><text:tab/></text:p>
      <text:p text:style-name="P13"><text:span text:style-name="T14"><text:tab/><text:tab/><text:tab/></text:span><text:span text:style-name="T3">try</text:span><text:span text:style-name="T14"> {</text:span></text:p>
      <text:p text:style-name="P13"><text:span text:style-name="T14"><text:tab/><text:tab/><text:tab/><text:tab/></text:span><text:span text:style-name="T3">for</text:span><text:span text:style-name="T14">(</text:span><text:span text:style-name="T3">int</text:span><text:span text:style-name="T14"> i=5; i&gt;0; i--)</text:span></text:p>
      <text:p text:style-name="P16"><text:tab/><text:tab/><text:tab/><text:tab/>{</text:p>
      <text:p text:style-name="P13"><text:span text:style-name="T14"><text:tab/><text:tab/><text:tab/><text:tab/><text:tab/>System.</text:span><text:span text:style-name="T43">out</text:span><text:span text:style-name="T14">.println(</text:span><text:span text:style-name="T50">"main thread "</text:span><text:span text:style-name="T14">+i);</text:span></text:p>
      <text:p text:style-name="P13"><text:span text:style-name="T14"><text:tab/><text:tab/><text:tab/><text:tab/><text:tab/>Thread.</text:span><text:span text:style-name="T15">sleep</text:span><text:span text:style-name="T14">(1000);</text:span></text:p>
      <text:p text:style-name="P16"><text:tab/><text:tab/><text:tab/><text:tab/>}</text:p>
      <text:p text:style-name="P13"><text:span text:style-name="T14"><text:tab/><text:tab/><text:tab/>} </text:span><text:span text:style-name="T3">catch</text:span><text:span text:style-name="T14"> (InterruptedException e) {</text:span></text:p>
      <text:p text:style-name="P13"><text:span text:style-name="T14"><text:tab/><text:tab/><text:tab/><text:tab/></text:span><text:span text:style-name="T56">// </text:span><text:span text:style-name="T61">TODO</text:span><text:span text:style-name="T56"> Auto-generated catch block</text:span></text:p>
      <text:p text:style-name="P13"><text:span text:style-name="T14"><text:tab/><text:tab/><text:tab/><text:tab/>System.</text:span><text:span text:style-name="T43">out</text:span><text:span text:style-name="T14">.println(</text:span><text:span text:style-name="T50">"main thread"</text:span><text:span text:style-name="T14">);</text:span></text:p>
      <text:p text:style-name="P16"><text:tab/><text:tab/><text:tab/>}</text:p>
      <text:p text:style-name="P13"><text:span text:style-name="T14"><text:tab/><text:tab/><text:tab/>System.</text:span><text:span text:style-name="T43">out</text:span><text:span text:style-name="T14">.println(</text:span><text:span text:style-name="T50">"exiting main thread"</text:span><text:span text:style-name="T14">);</text:span></text:p>
      <text:p text:style-name="P16"><text:tab/>}</text:p>
      <text:p text:style-name="P16">}</text:p>
      <text:p text:style-name="P16">Output:</text:p>
      <text:p text:style-name="P16">new thread Thread[Demo thread,5,main]</text:p>
      <text:p text:style-name="P16">main thread 5</text:p>
      <text:p text:style-name="P16">child thread 5</text:p>
      <text:p text:style-name="P16">main thread 4</text:p>
      <text:p text:style-name="P16">child thread 4</text:p>
      <text:p text:style-name="P16">main thread 3</text:p>
      <text:p text:style-name="P16">child thread 3</text:p>
      <text:p text:style-name="P16">child thread 2</text:p>
      <text:p text:style-name="P16">main thread 2</text:p>
      <text:p text:style-name="P16">child thread 1</text:p>
      <text:p text:style-name="P16">main thread 1</text:p>
      <text:p text:style-name="P16">exiting main thread</text:p>
      <text:p text:style-name="P16">exiting child thread</text:p>
      <text:p text:style-name="P16"/>
      <text:p text:style-name="P16"/>
      <text:p text:style-name="P16"/>
      <text:p text:style-name="P16"/>
      <text:p text:style-name="P16"><text:soft-page-break/></text:p>
      <text:list xml:id="list171153485192032" text:continue-numbering="true" text:style-name="WWNum16">
        <text:list-item>
          <text:p text:style-name="P148">Example 3 : My program</text:p>
        </text:list-item>
      </text:list>
      <text:p text:style-name="P16"/>
      <text:p text:style-name="P13"><text:span text:style-name="T3">package</text:span><text:span text:style-name="T14"> multiThreading;</text:span></text:p>
      <text:p text:style-name="P15"/>
      <text:p text:style-name="P13"><text:span text:style-name="T3">public</text:span><text:span text:style-name="T14"> </text:span><text:span text:style-name="T3">class</text:span><text:span text:style-name="T14"> RunnableThread </text:span><text:span text:style-name="T3">implements</text:span><text:span text:style-name="T14"> Runnable</text:span></text:p>
      <text:p text:style-name="P16">{</text:p>
      <text:p text:style-name="P13"><text:span text:style-name="T14"><text:tab/></text:span><text:span text:style-name="T3">public</text:span><text:span text:style-name="T14"> </text:span><text:span text:style-name="T3">static</text:span><text:span text:style-name="T14"> </text:span><text:span text:style-name="T3">void</text:span><text:span text:style-name="T14"> main(String[] args)</text:span></text:p>
      <text:p text:style-name="P16"><text:tab/>{</text:p>
      <text:p text:style-name="P13"><text:span text:style-name="T14"><text:tab/><text:tab/>Thread t = </text:span><text:span text:style-name="T3">new</text:span><text:span text:style-name="T14"> Thread(</text:span><text:span text:style-name="T3">new</text:span><text:span text:style-name="T14"> RunnableThread());</text:span></text:p>
      <text:p text:style-name="P16"><text:tab/><text:tab/>t.start();</text:p>
      <text:p text:style-name="P13"><text:span text:style-name="T14"><text:tab/><text:tab/></text:span><text:span text:style-name="T56">//or</text:span></text:p>
      <text:p text:style-name="P13"><text:span text:style-name="T14"><text:tab/><text:tab/></text:span><text:span text:style-name="T56">//new Thread(new RunnableThread()).start();</text:span></text:p>
      <text:p text:style-name="P16"><text:tab/>}</text:p>
      <text:p text:style-name="P16"><text:tab/></text:p>
      <text:p text:style-name="P13"><text:span text:style-name="T14"><text:tab/></text:span><text:span text:style-name="T3">public</text:span><text:span text:style-name="T14"> </text:span><text:span text:style-name="T3">void</text:span><text:span text:style-name="T14"> run()</text:span></text:p>
      <text:p text:style-name="P16"><text:tab/>{</text:p>
      <text:p text:style-name="P13"><text:span text:style-name="T14"><text:tab/><text:tab/></text:span><text:span text:style-name="T3">try</text:span><text:span text:style-name="T14"> {</text:span></text:p>
      <text:p text:style-name="P13"><text:span text:style-name="T14"><text:tab/><text:tab/><text:tab/></text:span><text:span text:style-name="T3">for</text:span><text:span text:style-name="T14"> (</text:span><text:span text:style-name="T3">int</text:span><text:span text:style-name="T14"> i=5; i&gt;0; i--)</text:span></text:p>
      <text:p text:style-name="P16"><text:tab/><text:tab/><text:tab/>{</text:p>
      <text:p text:style-name="P13"><text:span text:style-name="T14"><text:tab/><text:tab/><text:tab/><text:tab/>System.</text:span><text:span text:style-name="T43">out</text:span><text:span text:style-name="T14">.println(</text:span><text:span text:style-name="T50">"new thread "</text:span><text:span text:style-name="T14">+i);</text:span></text:p>
      <text:p text:style-name="P13"><text:span text:style-name="T14"><text:tab/><text:tab/><text:tab/><text:tab/>Thread.</text:span><text:span text:style-name="T15">sleep</text:span><text:span text:style-name="T14">(1000);</text:span></text:p>
      <text:p text:style-name="P16"><text:tab/><text:tab/><text:tab/>}</text:p>
      <text:p text:style-name="P13"><text:span text:style-name="T14"><text:tab/><text:tab/>} </text:span><text:span text:style-name="T3">catch</text:span><text:span text:style-name="T14"> (InterruptedException e) {</text:span></text:p>
      <text:p text:style-name="P13"><text:span text:style-name="T14"><text:tab/><text:tab/><text:tab/></text:span><text:span text:style-name="T56">// </text:span><text:span text:style-name="T61">TODO</text:span><text:span text:style-name="T56"> Auto-generated catch block</text:span></text:p>
      <text:p text:style-name="P13"><text:span text:style-name="T14"><text:tab/><text:tab/><text:tab/>System.</text:span><text:span text:style-name="T43">out</text:span><text:span text:style-name="T14">.println(</text:span><text:span text:style-name="T50">"new thread catch"</text:span><text:span text:style-name="T14">);</text:span></text:p>
      <text:p text:style-name="P16"><text:tab/><text:tab/>}</text:p>
      <text:p text:style-name="P13"><text:span text:style-name="T14"><text:tab/><text:tab/>System.</text:span><text:span text:style-name="T43">out</text:span><text:span text:style-name="T14">.println(</text:span><text:span text:style-name="T50">"exiting new thread"</text:span><text:span text:style-name="T14">);</text:span></text:p>
      <text:p text:style-name="P16"><text:tab/>}</text:p>
      <text:p text:style-name="P16">}</text:p>
      <text:p text:style-name="P16">Output:</text:p>
      <text:p text:style-name="P16">new thread 5</text:p>
      <text:p text:style-name="P16">new thread 4</text:p>
      <text:p text:style-name="P16">new thread 3</text:p>
      <text:p text:style-name="P16">new thread 2</text:p>
      <text:p text:style-name="P16">new thread 1</text:p>
      <text:p text:style-name="P16">exiting new thread</text:p>
      <text:p text:style-name="P16"/>
      <text:p text:style-name="P16">Note: Above we can see we can have run method both inside and outside main method.</text:p>
      <text:p text:style-name="P16"/>
      <text:list xml:id="list171153517189884" text:continue-numbering="true" text:style-name="WWNum16">
        <text:list-item>
          <text:p text:style-name="P149"><text:span text:style-name="T22">Extending Thread Class</text:span><text:span text:style-name="T21"> :</text:span></text:p>
        </text:list-item>
        <text:list-item>
          <text:p text:style-name="P148">Example 1</text:p>
        </text:list-item>
      </text:list>
      <text:p text:style-name="P84"/>
      <text:p text:style-name="P13"><text:span text:style-name="T3">package</text:span><text:span text:style-name="T14"> multiThreading;</text:span></text:p>
      <text:p text:style-name="P15"/>
      <text:p text:style-name="P13"><text:span text:style-name="T3">public</text:span><text:span text:style-name="T14"> </text:span><text:span text:style-name="T3">class</text:span><text:span text:style-name="T14"> ThreadClassExtend </text:span><text:span text:style-name="T3">extends</text:span><text:span text:style-name="T14"> Thread</text:span></text:p>
      <text:p text:style-name="P16">{</text:p>
      <text:p text:style-name="P13"><text:span text:style-name="T14"><text:tab/></text:span><text:span text:style-name="T3">public</text:span><text:span text:style-name="T14"> </text:span><text:span text:style-name="T3">void</text:span><text:span text:style-name="T14"> run()</text:span></text:p>
      <text:p text:style-name="P16"><text:tab/>{</text:p>
      <text:p text:style-name="P13"><text:span text:style-name="T14"><text:tab/><text:tab/></text:span><text:span text:style-name="T3">try</text:span><text:span text:style-name="T14"> {</text:span></text:p>
      <text:p text:style-name="P16"><text:tab/><text:tab/><text:tab/></text:p>
      <text:p text:style-name="P13"><text:span text:style-name="T14"><text:tab/><text:tab/><text:tab/></text:span><text:span text:style-name="T3">for</text:span><text:span text:style-name="T14">(</text:span><text:span text:style-name="T3">int</text:span><text:span text:style-name="T14"> i=5; i&gt;0; i--)</text:span></text:p>
      <text:p text:style-name="P16"><text:tab/><text:tab/><text:tab/>{</text:p>
      <text:p text:style-name="P13"><text:span text:style-name="T14"><text:tab/><text:tab/><text:tab/><text:tab/>System.</text:span><text:span text:style-name="T43">out</text:span><text:span text:style-name="T14">.println(</text:span><text:span text:style-name="T50">"new thread class thread "</text:span><text:span text:style-name="T14">+i);</text:span></text:p>
      <text:p text:style-name="P13"><text:span text:style-name="T14"><text:tab/><text:tab/><text:tab/><text:tab/>Thread.</text:span><text:span text:style-name="T15">sleep</text:span><text:span text:style-name="T14">(1000);</text:span></text:p>
      <text:p text:style-name="P16"><text:tab/><text:tab/><text:tab/>}</text:p>
      <text:p text:style-name="P13"><text:span text:style-name="T14"><text:tab/><text:tab/>} </text:span><text:span text:style-name="T3">catch</text:span><text:span text:style-name="T14"> (InterruptedException e)</text:span></text:p>
      <text:p text:style-name="P16"><text:tab/><text:tab/>{</text:p>
      <text:p text:style-name="P13"><text:span text:style-name="T14"><text:tab/><text:tab/><text:tab/>System.</text:span><text:span text:style-name="T43">out</text:span><text:span text:style-name="T14">.println(</text:span><text:span text:style-name="T50">"thread class thread"</text:span><text:span text:style-name="T14">);</text:span></text:p>
      <text:p text:style-name="P16"><text:tab/><text:tab/>}</text:p>
      <text:p text:style-name="P13"><text:soft-page-break/><text:span text:style-name="T14"><text:tab/><text:tab/>System.</text:span><text:span text:style-name="T43">out</text:span><text:span text:style-name="T14">.println(</text:span><text:span text:style-name="T50">"exiting thread class thread"</text:span><text:span text:style-name="T14">);</text:span></text:p>
      <text:p text:style-name="P16"><text:tab/>}</text:p>
      <text:p text:style-name="P16"><text:tab/></text:p>
      <text:p text:style-name="P13"><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16"><text:tab/>{</text:p>
      <text:p text:style-name="P13"><text:span text:style-name="T14"><text:tab/><text:tab/>Thread t = </text:span><text:span text:style-name="T3">new</text:span><text:span text:style-name="T14"> ThreadClassExtend();</text:span></text:p>
      <text:p text:style-name="P16"><text:tab/><text:tab/>t.start();</text:p>
      <text:p text:style-name="P16"><text:tab/>}</text:p>
      <text:p text:style-name="P16">}</text:p>
      <text:p text:style-name="P16">Output:</text:p>
      <text:p text:style-name="P16">new thread class thread 5</text:p>
      <text:p text:style-name="P16">new thread class thread 4</text:p>
      <text:p text:style-name="P16">new thread class thread 3</text:p>
      <text:p text:style-name="P16">new thread class thread 2</text:p>
      <text:p text:style-name="P16">new thread class thread 1</text:p>
      <text:p text:style-name="P16">exiting thread class thread</text:p>
      <text:p text:style-name="P84"/>
      <text:list xml:id="list171153532165487" text:continue-numbering="true" text:style-name="WWNum16">
        <text:list-item>
          <text:p text:style-name="P133">Note : Where run() method is called in above programme ? It is actually called through the start() method. If one even see source code for start() method he cannot find run() method called anywhere in it. Actually inside start() method start0() is called which is actually a native method. So in reality run() method will be called by JVM itself. <text:span text:style-name="T54">The result is that two threads are running concurrently: the current thread (which returns from the call to the</text:span><text:span text:style-name="apple-converted-space"><text:span text:style-name="T54"> </text:span></text:span><text:span text:style-name="HTML_20_Code"><text:span text:style-name="T63">start</text:span></text:span><text:span text:style-name="apple-converted-space"><text:span text:style-name="T63"> </text:span></text:span><text:span text:style-name="T54">method) and the other thread (which executes its</text:span><text:span text:style-name="apple-converted-space"><text:span text:style-name="T54"> </text:span></text:span><text:span text:style-name="HTML_20_Code"><text:span text:style-name="T63">run</text:span></text:span><text:span text:style-name="apple-converted-space"><text:span text:style-name="T63"> </text:span></text:span><text:span text:style-name="T54">method). I.e. </text:span>Start() method causes ‘this’ (i.e. the current thread) to begin execution and JVM will call run method for this thread. If thread was constructed using separate ‘Runnable’ run object then Runnable object’s run() will be called else this method(Thread class ‘s run()) does nothing and returns. The subclasses of Thread should override this method. Also </text:p>
        </text:list-item>
        <text:list-item>
          <text:p text:style-name="P133"><text:span text:style-name="T1">Example 2</text:span> :</text:p>
        </text:list-item>
      </text:list>
      <text:p text:style-name="P13"><text:span text:style-name="T3">package</text:span><text:span text:style-name="T14"> multiThreading;</text:span></text:p>
      <text:p text:style-name="P15"/>
      <text:p text:style-name="P13"><text:span text:style-name="T3">class</text:span><text:span text:style-name="T14"> ThreadExtendSeperateClass1 </text:span><text:span text:style-name="T3">extends</text:span><text:span text:style-name="T14"> Thread</text:span></text:p>
      <text:p text:style-name="P16">{</text:p>
      <text:p text:style-name="P13"><text:span text:style-name="T14"><text:tab/></text:span><text:span text:style-name="T3">public</text:span><text:span text:style-name="T14"> </text:span><text:span text:style-name="T3">void</text:span><text:span text:style-name="T14"> run()</text:span></text:p>
      <text:p text:style-name="P16"><text:tab/>{</text:p>
      <text:p text:style-name="P13"><text:span text:style-name="T14"><text:tab/><text:tab/></text:span><text:span text:style-name="T3">try</text:span><text:span text:style-name="T14"> {</text:span></text:p>
      <text:p text:style-name="P13"><text:span text:style-name="T14"><text:tab/><text:tab/><text:tab/></text:span><text:span text:style-name="T3">for</text:span><text:span text:style-name="T14">(</text:span><text:span text:style-name="T3">int</text:span><text:span text:style-name="T14"> j=5; j&gt;0; j--)</text:span></text:p>
      <text:p text:style-name="P16"><text:tab/><text:tab/><text:tab/>{</text:p>
      <text:p text:style-name="P13"><text:span text:style-name="T64"><text:tab/></text:span><text:span text:style-name="T14"><text:tab/><text:tab/><text:tab/>System.</text:span><text:span text:style-name="T15">out</text:span><text:span text:style-name="T14">.println("new thread class thread "+j);</text:span></text:p>
      <text:p text:style-name="P13"><text:span text:style-name="T14"><text:tab/><text:tab/><text:tab/><text:tab/>Thread.</text:span><text:span text:style-name="T15">sleep</text:span><text:span text:style-name="T14">(1000);</text:span></text:p>
      <text:p text:style-name="P16"><text:tab/><text:tab/><text:tab/>}</text:p>
      <text:p text:style-name="P13"><text:span text:style-name="T14"><text:tab/><text:tab/>} </text:span><text:span text:style-name="T3">catch</text:span><text:span text:style-name="T14"> (InterruptedException e) {</text:span></text:p>
      <text:p text:style-name="P13"><text:span text:style-name="T14"><text:tab/><text:tab/><text:tab/></text:span><text:span text:style-name="T56">// </text:span><text:span text:style-name="T61">TODO</text:span><text:span text:style-name="T56"> Auto-generated catch block</text:span></text:p>
      <text:p text:style-name="P13"><text:span text:style-name="T14"><text:tab/><text:tab/><text:tab/>System.</text:span><text:span text:style-name="T43">out</text:span><text:span text:style-name="T14">.println(</text:span><text:span text:style-name="T50">"thread class thread"</text:span><text:span text:style-name="T14">);</text:span></text:p>
      <text:p text:style-name="P16"><text:tab/><text:tab/>}</text:p>
      <text:p text:style-name="P13"><text:span text:style-name="T14"><text:tab/><text:tab/>System.</text:span><text:span text:style-name="T43">out</text:span><text:span text:style-name="T14">.println(</text:span><text:span text:style-name="T50">"exiting thread class"</text:span><text:span text:style-name="T14">);</text:span></text:p>
      <text:p text:style-name="P16"><text:tab/>}</text:p>
      <text:p text:style-name="P16">}</text:p>
      <text:p text:style-name="P15"/>
      <text:p text:style-name="P13"><text:span text:style-name="T3">public</text:span><text:span text:style-name="T14"> </text:span><text:span text:style-name="T3">class</text:span><text:span text:style-name="T14"> ThreadExtendSeperateClass </text:span></text:p>
      <text:p text:style-name="P16">{</text:p>
      <text:p text:style-name="P13"><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16"><text:tab/>{</text:p>
      <text:p text:style-name="P13"><text:span text:style-name="T14"><text:tab/><text:tab/>Thread t = </text:span><text:span text:style-name="T3">new</text:span><text:span text:style-name="T14"> ThreadExtendSeperateClass1();</text:span></text:p>
      <text:p text:style-name="P16"><text:tab/><text:tab/>t.start();</text:p>
      <text:p text:style-name="P15"/>
      <text:p text:style-name="P16"><text:soft-page-break/><text:tab/>}</text:p>
      <text:p text:style-name="P16">}</text:p>
      <text:p text:style-name="P15">Output:</text:p>
      <text:p text:style-name="P16">new thread class thread 5</text:p>
      <text:p text:style-name="P16">new thread class thread 4</text:p>
      <text:p text:style-name="P16">new thread class thread 3</text:p>
      <text:p text:style-name="P16">new thread class thread 2</text:p>
      <text:p text:style-name="P16">new thread class thread 1</text:p>
      <text:p text:style-name="P16">exiting thread class</text:p>
      <text:p text:style-name="P16"/>
      <text:list xml:id="list171153548180853" text:continue-list="list171153360177669" text:style-name="WWNum2">
        <text:list-header>
          <text:p text:style-name="P142"/>
          <text:p text:style-name="P151"/>
        </text:list-header>
        <text:list-item>
          <text:p text:style-name="P143">To conclude thread could be implemented in one of the two ways </text:p>
        </text:list-item>
      </text:list>
      <text:p text:style-name="P115"/>
      <text:p text:style-name="P114"><text:span text:style-name="T6">package</text:span><text:span text:style-name="T13"> multiThreading;</text:span></text:p>
      <text:p text:style-name="P68"/>
      <text:p text:style-name="P68"><text:span text:style-name="T6">class</text:span><text:span text:style-name="T13"> X </text:span><text:span text:style-name="T6">implements</text:span><text:span text:style-name="T13"> Runnable</text:span></text:p>
      <text:p text:style-name="P71">{</text:p>
      <text:p text:style-name="P68"><text:span text:style-name="T13"><text:tab/></text:span><text:span text:style-name="T6">public</text:span><text:span text:style-name="T13"> </text:span><text:span text:style-name="T6">void</text:span><text:span text:style-name="T13"> run()</text:span></text:p>
      <text:p text:style-name="P71"><text:tab/>{</text:p>
      <text:p text:style-name="P68"><text:span text:style-name="T13"><text:tab/><text:tab/>System.</text:span><text:span text:style-name="T47">out</text:span><text:span text:style-name="T13">.println(</text:span><text:span text:style-name="T49">"Inside runnable"</text:span><text:span text:style-name="T13">);</text:span></text:p>
      <text:p text:style-name="P71"><text:tab/>}</text:p>
      <text:p text:style-name="P71">}</text:p>
      <text:p text:style-name="P68"/>
      <text:p text:style-name="P68"><text:span text:style-name="T6">class</text:span><text:span text:style-name="T13"> Y </text:span><text:span text:style-name="T6">extends</text:span><text:span text:style-name="T13"> Thread</text:span></text:p>
      <text:p text:style-name="P71">{</text:p>
      <text:p text:style-name="P68"><text:span text:style-name="T13"><text:tab/></text:span><text:span text:style-name="T6">public</text:span><text:span text:style-name="T13"> </text:span><text:span text:style-name="T6">void</text:span><text:span text:style-name="T13"> run()</text:span></text:p>
      <text:p text:style-name="P71"><text:tab/>{</text:p>
      <text:p text:style-name="P68"><text:span text:style-name="T13"><text:tab/><text:tab/>System.</text:span><text:span text:style-name="T47">out</text:span><text:span text:style-name="T13">.println(</text:span><text:span text:style-name="T49">"inside thread"</text:span><text:span text:style-name="T13">);</text:span></text:p>
      <text:p text:style-name="P71"><text:tab/>}</text:p>
      <text:p text:style-name="P71">}</text:p>
      <text:p text:style-name="P68"/>
      <text:p text:style-name="P68"><text:span text:style-name="T6">public</text:span><text:span text:style-name="T13"> </text:span><text:span text:style-name="T6">class</text:span><text:span text:style-name="T13"> ThreadnRunnableCheck {</text:span></text:p>
      <text:p text:style-name="P68"/>
      <text:p text:style-name="P68"><text:span text:style-name="T13"><text:tab/></text:span><text:span text:style-name="T6">public</text:span><text:span text:style-name="T13"> </text:span><text:span text:style-name="T6">static</text:span><text:span text:style-name="T13"> </text:span><text:span text:style-name="T6">void</text:span><text:span text:style-name="T13"> main(String[] </text:span><text:span text:style-name="T67">args</text:span><text:span text:style-name="T13">)</text:span></text:p>
      <text:p text:style-name="P71"><text:tab/>{</text:p>
      <text:p text:style-name="P68"><text:span text:style-name="T13"><text:tab/><text:tab/>Thread </text:span><text:span text:style-name="T67">t1</text:span><text:span text:style-name="T13"> = </text:span><text:span text:style-name="T6">new</text:span><text:span text:style-name="T13"> Thread(</text:span><text:span text:style-name="T6">new</text:span><text:span text:style-name="T13"> X());</text:span></text:p>
      <text:p text:style-name="P68"><text:span text:style-name="T13"><text:tab/><text:tab/></text:span><text:span text:style-name="T67">t1</text:span><text:span text:style-name="T13">.start();</text:span></text:p>
      <text:p text:style-name="P71"><text:tab/><text:tab/></text:p>
      <text:p text:style-name="P68"><text:span text:style-name="T13"><text:tab/><text:tab/>Thread </text:span><text:span text:style-name="T67">t2</text:span><text:span text:style-name="T13"> = </text:span><text:span text:style-name="T6">new</text:span><text:span text:style-name="T13"> Y();</text:span></text:p>
      <text:p text:style-name="P68"><text:span text:style-name="T13"><text:tab/><text:tab/></text:span><text:span text:style-name="T67">t2</text:span><text:span text:style-name="T13">.start();</text:span></text:p>
      <text:p text:style-name="P71"><text:tab/><text:tab/></text:p>
      <text:p text:style-name="P68"><text:span text:style-name="T13"><text:tab/><text:tab/></text:span><text:span text:style-name="T67">t1</text:span><text:span text:style-name="T13">.run();</text:span><text:span text:style-name="T55">//It just a plain object not thread</text:span></text:p>
      <text:p text:style-name="P71"><text:tab/>}</text:p>
      <text:p text:style-name="P71">}</text:p>
      <text:p text:style-name="P71">Output:</text:p>
      <text:p text:style-name="P71">Inside runnable</text:p>
      <text:p text:style-name="P69">inside thread</text:p>
      <text:p text:style-name="P69">Inside runnable</text:p>
      <text:p text:style-name="P71"/>
      <text:p text:style-name="P71"/>
      <text:list xml:id="list171153579185843" text:continue-numbering="true" text:style-name="WWNum2">
        <text:list-item>
          <text:p text:style-name="P142">Chosing an approach</text:p>
        </text:list-item>
      </text:list>
      <text:p text:style-name="P77"/>
      <text:p text:style-name="P78">Implementing Runnable should be preferred over extending Thread because</text:p>
      <text:p text:style-name="P8"/>
      <text:list xml:id="list750137664671376980" text:style-name="L1">
        <text:list-item>
          <text:p text:style-name="P126">One is not really specializing the Thread behavior. He is just giving it something to run.</text:p>
        </text:list-item>
        <text:list-item>
          <text:p text:style-name="P126">Interface gives clear separation between ones code and implementation of thread.</text:p>
        </text:list-item>
        <text:list-item>
          <text:p text:style-name="P126">Implementing Runnable gives option to extend any other class.</text:p>
        </text:list-item>
      </text:list>
      <text:p text:style-name="P8"><text:soft-page-break/></text:p>
      <text:list xml:id="list171153579171766" text:continue-list="list171153579185843" text:style-name="WWNum2">
        <text:list-item>
          <text:p text:style-name="P144"><text:span text:style-name="T11">Main Thread</text:span><text:span text:style-name="T10"> :</text:span></text:p>
        </text:list-item>
      </text:list>
      <text:p text:style-name="P8"/>
      <text:list xml:id="list171153579191204" text:continue-list="list171153532165487" text:style-name="WWNum16">
        <text:list-item>
          <text:p text:style-name="P149"><text:span text:style-name="T10">Main thread can be controlled with thread object. To do so one should get reference to it by calling </text:span><text:span text:style-name="T12">currentThread()</text:span><text:span text:style-name="T10"> method. Similarly other Thread methods are applicable too. </text:span></text:p>
        </text:list-item>
        <text:list-item>
          <text:p text:style-name="P149"><text:span text:style-name="T11">Example</text:span><text:span text:style-name="T10"> </text:span></text:p>
        </text:list-item>
      </text:list>
      <text:p text:style-name="P8"/>
      <text:p text:style-name="P13"><text:span text:style-name="T3">package</text:span><text:span text:style-name="T14"> multiThreading;</text:span></text:p>
      <text:p text:style-name="P15"/>
      <text:p text:style-name="P13"><text:span text:style-name="T3">public</text:span><text:span text:style-name="T14"> </text:span><text:span text:style-name="T3">class</text:span><text:span text:style-name="T14"> MainThreadClass </text:span></text:p>
      <text:p text:style-name="P16">{</text:p>
      <text:p text:style-name="P13"><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16"><text:tab/>{</text:p>
      <text:p text:style-name="P13"><text:span text:style-name="T14"><text:tab/><text:tab/>Thread t = Thread.</text:span><text:span text:style-name="T15">currentThread</text:span><text:span text:style-name="T14">();</text:span></text:p>
      <text:p text:style-name="P13"><text:span text:style-name="T14"><text:tab/><text:tab/>System.</text:span><text:span text:style-name="T43">out</text:span><text:span text:style-name="T14">.println(</text:span><text:span text:style-name="T50">"current thread "</text:span><text:span text:style-name="T14">+t);</text:span></text:p>
      <text:p text:style-name="P16"><text:tab/><text:tab/></text:p>
      <text:p text:style-name="P13"><text:span text:style-name="T14"><text:tab/><text:tab/>t.setName(</text:span><text:span text:style-name="T50">"my main"</text:span><text:span text:style-name="T14">);</text:span></text:p>
      <text:p text:style-name="P16"><text:tab/><text:tab/></text:p>
      <text:p text:style-name="P13"><text:span text:style-name="T14"><text:tab/><text:tab/>System.</text:span><text:span text:style-name="T43">out</text:span><text:span text:style-name="T14">.println(</text:span><text:span text:style-name="T50">"main after name change "</text:span><text:span text:style-name="T14">+t);</text:span></text:p>
      <text:p text:style-name="P16"><text:tab/><text:tab/></text:p>
      <text:p text:style-name="P16"><text:tab/>}</text:p>
      <text:p text:style-name="P16">}</text:p>
      <text:p text:style-name="P16">Output:</text:p>
      <text:p text:style-name="P10">current thread Thread[main,5,main]</text:p>
      <text:p text:style-name="P16">main after name change Thread[my main,5,main]</text:p>
      <text:p text:style-name="P16"/>
      <text:p text:style-name="P28"><text:span text:style-name="T21">Above in the output </text:span><text:span text:style-name="T14">Thread[main,5,main] </text:span><text:span text:style-name="T21">represent in order : [Name of thread, priority, name of its group]. Thread group is a data structure that controls the state of a collection of threads as a whole. Next it can be seen that name of thread got changed to ‘my main’. </text:span></text:p>
      <text:p text:style-name="P29"/>
      <text:list xml:id="list171153595179685" text:continue-list="list171153579171766" text:style-name="WWNum2">
        <text:list-item>
          <text:p text:style-name="P153"><text:span text:style-name="T22">Multiple Thread</text:span><text:span text:style-name="T21"> :</text:span></text:p>
        </text:list-item>
      </text:list>
      <text:p text:style-name="P35">Multiple threads can be created in a single program. </text:p>
      <text:p text:style-name="P36">Example</text:p>
      <text:p text:style-name="P33"><text:span text:style-name="T3">package</text:span><text:span text:style-name="T14"> multiThreading;</text:span></text:p>
      <text:p text:style-name="P34"/>
      <text:p text:style-name="P33"><text:span text:style-name="T3">class</text:span><text:span text:style-name="T14"> ManyThreadClass1 </text:span><text:span text:style-name="T3">implements</text:span><text:span text:style-name="T14"> Runnable</text:span></text:p>
      <text:p text:style-name="P38">{</text:p>
      <text:p text:style-name="P33"><text:span text:style-name="T14"><text:tab/>String </text:span><text:span text:style-name="T42">name</text:span><text:span text:style-name="T14">;</text:span></text:p>
      <text:p text:style-name="P33"><text:span text:style-name="T14"><text:tab/>Thread </text:span><text:span text:style-name="T42">t</text:span><text:span text:style-name="T14">;</text:span></text:p>
      <text:p text:style-name="P38"><text:tab/></text:p>
      <text:p text:style-name="P38"><text:tab/>ManyThreadClass1(String ThreadName)</text:p>
      <text:p text:style-name="P38"><text:tab/>{</text:p>
      <text:p text:style-name="P33"><text:span text:style-name="T14"><text:tab/><text:tab/></text:span><text:span text:style-name="T42">name</text:span><text:span text:style-name="T14"> = ThreadName;</text:span></text:p>
      <text:p text:style-name="P33"><text:span text:style-name="T14"><text:tab/><text:tab/></text:span><text:span text:style-name="T42">t</text:span><text:span text:style-name="T14"> = </text:span><text:span text:style-name="T3">new</text:span><text:span text:style-name="T14"> Thread(</text:span><text:span text:style-name="T3">this</text:span><text:span text:style-name="T14">, </text:span><text:span text:style-name="T42">name</text:span><text:span text:style-name="T14">);</text:span></text:p>
      <text:p text:style-name="P33"><text:span text:style-name="T14"><text:tab/><text:tab/>System.</text:span><text:span text:style-name="T43">out</text:span><text:span text:style-name="T14">.println(</text:span><text:span text:style-name="T50">"new thread "</text:span><text:span text:style-name="T14">+</text:span><text:span text:style-name="T42">t</text:span><text:span text:style-name="T14">);</text:span></text:p>
      <text:p text:style-name="P33"><text:span text:style-name="T14"><text:tab/><text:tab/></text:span><text:span text:style-name="T42">t</text:span><text:span text:style-name="T14">.start();</text:span></text:p>
      <text:p text:style-name="P38"><text:tab/>}</text:p>
      <text:p text:style-name="P38"><text:tab/></text:p>
      <text:p text:style-name="P33"><text:span text:style-name="T14"><text:tab/></text:span><text:span text:style-name="T3">public</text:span><text:span text:style-name="T14"> </text:span><text:span text:style-name="T3">void</text:span><text:span text:style-name="T14"> run()</text:span></text:p>
      <text:p text:style-name="P38"><text:tab/>{</text:p>
      <text:p text:style-name="P33"><text:span text:style-name="T14"><text:tab/><text:tab/></text:span><text:span text:style-name="T3">try</text:span><text:span text:style-name="T14"> {</text:span></text:p>
      <text:p text:style-name="P33"><text:span text:style-name="T14"><text:tab/><text:tab/><text:tab/></text:span><text:span text:style-name="T3">for</text:span><text:span text:style-name="T14">(</text:span><text:span text:style-name="T3">int</text:span><text:span text:style-name="T14"> i = 5; i &gt; 0; i--)</text:span></text:p>
      <text:p text:style-name="P38"><text:tab/><text:tab/><text:tab/>{</text:p>
      <text:p text:style-name="P33"><text:span text:style-name="T14"><text:tab/><text:tab/><text:tab/><text:tab/>System.</text:span><text:span text:style-name="T43">out</text:span><text:span text:style-name="T14">.println(</text:span><text:span text:style-name="T42">name</text:span><text:span text:style-name="T14">+</text:span><text:span text:style-name="T50">" "</text:span><text:span text:style-name="T14">+i);</text:span></text:p>
      <text:p text:style-name="P33"><text:span text:style-name="T14"><text:tab/><text:tab/><text:tab/><text:tab/></text:span><text:span text:style-name="T46">t</text:span><text:span text:style-name="T18">.</text:span><text:span text:style-name="T16">sleep</text:span><text:span text:style-name="T18">(1000)</text:span><text:span text:style-name="T14">;</text:span></text:p>
      <text:p text:style-name="P38"><text:tab/><text:tab/><text:tab/>}</text:p>
      <text:p text:style-name="P33"><text:soft-page-break/><text:span text:style-name="T14"><text:tab/><text:tab/>} </text:span><text:span text:style-name="T3">catch</text:span><text:span text:style-name="T14"> (InterruptedException e)</text:span></text:p>
      <text:p text:style-name="P38"><text:tab/><text:tab/>{</text:p>
      <text:p text:style-name="P33"><text:span text:style-name="T14"><text:tab/><text:tab/><text:tab/>System.</text:span><text:span text:style-name="T43">out</text:span><text:span text:style-name="T14">.println(</text:span><text:span text:style-name="T42">name</text:span><text:span text:style-name="T14">+</text:span><text:span text:style-name="T50">" exception"</text:span><text:span text:style-name="T14">);</text:span></text:p>
      <text:p text:style-name="P38"><text:tab/><text:tab/>}</text:p>
      <text:p text:style-name="P33"><text:span text:style-name="T14"><text:tab/><text:tab/>System.</text:span><text:span text:style-name="T43">out</text:span><text:span text:style-name="T14">.println(</text:span><text:span text:style-name="T42">name</text:span><text:span text:style-name="T14">+</text:span><text:span text:style-name="T50">" exiting"</text:span><text:span text:style-name="T14">);</text:span></text:p>
      <text:p text:style-name="P38"><text:tab/>}</text:p>
      <text:p text:style-name="P38">}</text:p>
      <text:p text:style-name="P33"><text:span text:style-name="T3">public</text:span><text:span text:style-name="T14"> </text:span><text:span text:style-name="T3">class</text:span><text:span text:style-name="T14"> ManyThreadClass</text:span></text:p>
      <text:p text:style-name="P38">{</text:p>
      <text:p text:style-name="P33"><text:span text:style-name="T14"><text:tab/></text:span><text:span text:style-name="T3">public</text:span><text:span text:style-name="T14"> </text:span><text:span text:style-name="T3">static</text:span><text:span text:style-name="T14"> </text:span><text:span text:style-name="T3">void</text:span><text:span text:style-name="T14"> main(String[] args)</text:span></text:p>
      <text:p text:style-name="P38"><text:tab/>{</text:p>
      <text:p text:style-name="P33"><text:span text:style-name="T14"><text:tab/><text:tab/></text:span><text:span text:style-name="T3">new</text:span><text:span text:style-name="T14"> ManyThreadClass1(</text:span><text:span text:style-name="T50">"one"</text:span><text:span text:style-name="T14">);</text:span></text:p>
      <text:p text:style-name="P33"><text:span text:style-name="T14"><text:tab/><text:tab/></text:span><text:span text:style-name="T3">new</text:span><text:span text:style-name="T14"> ManyThreadClass1(</text:span><text:span text:style-name="T50">"two"</text:span><text:span text:style-name="T14">);</text:span></text:p>
      <text:p text:style-name="P33"><text:span text:style-name="T14"><text:tab/><text:tab/></text:span><text:span text:style-name="T3">new</text:span><text:span text:style-name="T14"> ManyThreadClass1(</text:span><text:span text:style-name="T50">"three"</text:span><text:span text:style-name="T14">);</text:span></text:p>
      <text:p text:style-name="P38"><text:tab/><text:tab/></text:p>
      <text:p text:style-name="P33"><text:span text:style-name="T14"><text:tab/><text:tab/></text:span><text:span text:style-name="T3">try</text:span><text:span text:style-name="T14"> {</text:span></text:p>
      <text:p text:style-name="P33"><text:span text:style-name="T14"><text:tab/><text:tab/><text:tab/>Thread.</text:span><text:span text:style-name="T15">sleep</text:span><text:span text:style-name="T14">(10000);</text:span></text:p>
      <text:p text:style-name="P33"><text:span text:style-name="T14"><text:tab/><text:tab/><text:tab/>} </text:span><text:span text:style-name="T3">catch</text:span><text:span text:style-name="T14"> (InterruptedException e) {</text:span></text:p>
      <text:p text:style-name="P38"><text:tab/><text:tab/><text:tab/></text:p>
      <text:p text:style-name="P33"><text:span text:style-name="T14"><text:tab/><text:tab/><text:tab/><text:tab/>System.</text:span><text:span text:style-name="T43">out</text:span><text:span text:style-name="T14">.println(</text:span><text:span text:style-name="T50">"main exception"</text:span><text:span text:style-name="T14">);</text:span></text:p>
      <text:p text:style-name="P38"><text:tab/><text:tab/>}</text:p>
      <text:p text:style-name="P33"><text:span text:style-name="T14"><text:tab/><text:tab/>System.</text:span><text:span text:style-name="T43">out</text:span><text:span text:style-name="T14">.println(</text:span><text:span text:style-name="T50">"main exiting"</text:span><text:span text:style-name="T14">);</text:span></text:p>
      <text:p text:style-name="P38"><text:tab/>}</text:p>
      <text:p text:style-name="P38">}</text:p>
      <text:p text:style-name="P38">Output:</text:p>
      <text:p text:style-name="P38">new thread Thread[one,5,main]</text:p>
      <text:p text:style-name="P38">new thread Thread[two,5,main]</text:p>
      <text:p text:style-name="P38">new thread Thread[three,5,main]</text:p>
      <text:p text:style-name="P38">one 5</text:p>
      <text:p text:style-name="P38">two 5</text:p>
      <text:p text:style-name="P38">three 5</text:p>
      <text:p text:style-name="P38">three 4</text:p>
      <text:p text:style-name="P38">two 4</text:p>
      <text:p text:style-name="P38">one 4</text:p>
      <text:p text:style-name="P38">two 3</text:p>
      <text:p text:style-name="P38">three 3</text:p>
      <text:p text:style-name="P38">one 3</text:p>
      <text:p text:style-name="P38">two 2</text:p>
      <text:p text:style-name="P38">three 2</text:p>
      <text:p text:style-name="P38">one 2</text:p>
      <text:p text:style-name="P38">one 1</text:p>
      <text:p text:style-name="P38">two 1</text:p>
      <text:p text:style-name="P38">three 1</text:p>
      <text:p text:style-name="P38">two exiting</text:p>
      <text:p text:style-name="P38">one exiting</text:p>
      <text:p text:style-name="P38">three exiting</text:p>
      <text:p text:style-name="P38">main exiting</text:p>
      <text:p text:style-name="P3"/>
      <text:list xml:id="list171153626187763" text:continue-numbering="true" text:style-name="WWNum2">
        <text:list-item>
          <text:p text:style-name="P144"><text:span text:style-name="T11">isAlive() and join() methods</text:span><text:span text:style-name="T10"> :</text:span></text:p>
        </text:list-item>
      </text:list>
      <text:p text:style-name="P65"/>
      <text:list xml:id="list171153626179784" text:continue-list="list171153579191204" text:style-name="WWNum16">
        <text:list-item>
          <text:p text:style-name="P155"><text:span text:style-name="T10">We always want main thread to finish last. In the preceding pgm it is accomplished by calling sleep() within main() with a long delay to ensure that all child threads terminate before main thread. But this is not always the solution because one cannot find out when other threads will terminate. Lets see what will happen if sleep() is not used in the above ’</text:span><text:span text:style-name="T14">ManyThreadClass’ </text:span><text:span text:style-name="T21">programme and i=3.</text:span></text:p>
        </text:list-item>
      </text:list>
      <text:p text:style-name="P85">Output:</text:p>
      <text:p text:style-name="P86">new thread Thread[one,5,main]</text:p>
      <text:p text:style-name="P86">new thread Thread[two,5,main]</text:p>
      <text:p text:style-name="P86">new thread Thread[three,5,main]</text:p>
      <text:p text:style-name="P86"><text:soft-page-break/>main exiting</text:p>
      <text:p text:style-name="P86">one 3</text:p>
      <text:p text:style-name="P86">three 3</text:p>
      <text:p text:style-name="P86">two 3</text:p>
      <text:p text:style-name="P86">three 2</text:p>
      <text:p text:style-name="P86">one 2</text:p>
      <text:p text:style-name="P86">two 2</text:p>
      <text:p text:style-name="P86">three 1</text:p>
      <text:p text:style-name="P86">one 1</text:p>
      <text:p text:style-name="P86">two 1</text:p>
      <text:p text:style-name="P86">three exiting</text:p>
      <text:p text:style-name="P86">one exiting</text:p>
      <text:p text:style-name="P85">two exiting </text:p>
      <text:p text:style-name="P87">Above it can be seen the main is exiting before child threads.</text:p>
      <text:list xml:id="list171153642164285" text:continue-numbering="true" text:style-name="WWNum16">
        <text:list-item>
          <text:p text:style-name="P155"><text:span text:style-name="T10">One way to find out whether particular thread is still running is through </text:span><text:span text:style-name="T12">isAlive()</text:span><text:span text:style-name="T10"> method. This method will return true if the thread on which it is called is still running else it will return false.</text:span></text:p>
        </text:list-item>
        <text:list-item>
          <text:p text:style-name="P155"><text:span text:style-name="T10">One more method </text:span><text:span text:style-name="T12">join()</text:span><text:span text:style-name="T10"> is very useful in this regards and when it is called on some thread lets say t1 then all the current threads will be paused till t1 will be terminated. Other thread will be terminated only after t1 got terminated. </text:span></text:p>
        </text:list-item>
        <text:list-item>
          <text:p text:style-name="P156"><text:span text:style-name="T11">Example 1</text:span><text:span text:style-name="T10"> :</text:span></text:p>
        </text:list-item>
      </text:list>
      <text:p text:style-name="P8"/>
      <text:p text:style-name="P45"><text:span text:style-name="T3">package</text:span><text:span text:style-name="T14"> multiThreading;</text:span></text:p>
      <text:p text:style-name="P46"/>
      <text:p text:style-name="P45"><text:span text:style-name="T3">class</text:span><text:span text:style-name="T14"> JoinNIsAliveClass1 </text:span><text:span text:style-name="T3">implements</text:span><text:span text:style-name="T14"> Runnable</text:span></text:p>
      <text:p text:style-name="P47">{</text:p>
      <text:p text:style-name="P45"><text:span text:style-name="T14"><text:tab/>String </text:span><text:span text:style-name="T42">name</text:span><text:span text:style-name="T14">;</text:span></text:p>
      <text:p text:style-name="P45"><text:span text:style-name="T14"><text:tab/>Thread </text:span><text:span text:style-name="T42">t</text:span><text:span text:style-name="T14">;</text:span></text:p>
      <text:p text:style-name="P47"><text:tab/>JoinNIsAliveClass1(String threadName)</text:p>
      <text:p text:style-name="P47"><text:tab/>{</text:p>
      <text:p text:style-name="P45"><text:span text:style-name="T14"><text:tab/><text:tab/></text:span><text:span text:style-name="T42">name</text:span><text:span text:style-name="T14"> = threadName;</text:span></text:p>
      <text:p text:style-name="P45"><text:span text:style-name="T14"><text:tab/><text:tab/></text:span><text:span text:style-name="T42">t</text:span><text:span text:style-name="T14"> = </text:span><text:span text:style-name="T3">new</text:span><text:span text:style-name="T14"> Thread(</text:span><text:span text:style-name="T3">this</text:span><text:span text:style-name="T14">, </text:span><text:span text:style-name="T42">name</text:span><text:span text:style-name="T14">);</text:span></text:p>
      <text:p text:style-name="P45"><text:span text:style-name="T14"><text:tab/><text:tab/></text:span><text:span text:style-name="T17">System.</text:span><text:span text:style-name="T45">out</text:span><text:span text:style-name="T17">.println(</text:span><text:span text:style-name="T44">name</text:span><text:span text:style-name="T17">+</text:span><text:span text:style-name="T51">" "</text:span><text:span text:style-name="T17">+</text:span><text:span text:style-name="T44">t</text:span><text:span text:style-name="T17">);</text:span></text:p>
      <text:p text:style-name="P45"><text:span text:style-name="T17"><text:tab/><text:tab/></text:span><text:span text:style-name="T42">t</text:span><text:span text:style-name="T14">.start();</text:span></text:p>
      <text:p text:style-name="P47"><text:tab/>}</text:p>
      <text:p text:style-name="P47"><text:tab/></text:p>
      <text:p text:style-name="P45"><text:span text:style-name="T14"><text:tab/></text:span><text:span text:style-name="T3">public</text:span><text:span text:style-name="T14"> </text:span><text:span text:style-name="T3">void</text:span><text:span text:style-name="T14"> run()</text:span></text:p>
      <text:p text:style-name="P47"><text:tab/>{</text:p>
      <text:p text:style-name="P45"><text:span text:style-name="T14"><text:tab/><text:tab/></text:span><text:span text:style-name="T3">try</text:span></text:p>
      <text:p text:style-name="P47"><text:tab/><text:tab/>{</text:p>
      <text:p text:style-name="P45"><text:span text:style-name="T14"><text:tab/><text:tab/><text:tab/></text:span><text:span text:style-name="T3">for</text:span><text:span text:style-name="T14">(</text:span><text:span text:style-name="T3">int</text:span><text:span text:style-name="T14"> i=3; i&gt;0; i--)</text:span></text:p>
      <text:p text:style-name="P47"><text:tab/><text:tab/><text:tab/>{</text:p>
      <text:p text:style-name="P45"><text:span text:style-name="T14"><text:tab/><text:tab/><text:tab/><text:tab/>System.</text:span><text:span text:style-name="T43">out</text:span><text:span text:style-name="T14">.println(</text:span><text:span text:style-name="T42">name</text:span><text:span text:style-name="T14">+</text:span><text:span text:style-name="T50">" "</text:span><text:span text:style-name="T14">+i);</text:span></text:p>
      <text:p text:style-name="P45"><text:span text:style-name="T14"><text:tab/><text:tab/><text:tab/><text:tab/>Thread.</text:span><text:span text:style-name="T15">sleep</text:span><text:span text:style-name="T14">(1000);</text:span></text:p>
      <text:p text:style-name="P47"><text:tab/><text:tab/><text:tab/>}</text:p>
      <text:p text:style-name="P45"><text:span text:style-name="T14"><text:tab/><text:tab/>} </text:span><text:span text:style-name="T3">catch</text:span><text:span text:style-name="T14"> (InterruptedException e) {</text:span></text:p>
      <text:p text:style-name="P45"><text:span text:style-name="T14"><text:tab/><text:tab/><text:tab/>System.</text:span><text:span text:style-name="T43">out</text:span><text:span text:style-name="T14">.println(</text:span><text:span text:style-name="T42">name</text:span><text:span text:style-name="T14">+</text:span><text:span text:style-name="T50">" exception"</text:span><text:span text:style-name="T14">);</text:span></text:p>
      <text:p text:style-name="P47"><text:tab/><text:tab/>}</text:p>
      <text:p text:style-name="P45"><text:span text:style-name="T14"><text:tab/><text:tab/>System.</text:span><text:span text:style-name="T43">out</text:span><text:span text:style-name="T14">.println(</text:span><text:span text:style-name="T42">name</text:span><text:span text:style-name="T14">+</text:span><text:span text:style-name="T50">" exiting"</text:span><text:span text:style-name="T14">);</text:span></text:p>
      <text:p text:style-name="P47"><text:tab/>}</text:p>
      <text:p text:style-name="P47">}</text:p>
      <text:p text:style-name="P46"/>
      <text:p text:style-name="P45"><text:span text:style-name="T3">public</text:span><text:span text:style-name="T14"> </text:span><text:span text:style-name="T3">class</text:span><text:span text:style-name="T14"> JoinNIsAliveClass</text:span></text:p>
      <text:p text:style-name="P47">{</text:p>
      <text:p text:style-name="P45"><text:span text:style-name="T14"><text:tab/></text:span><text:span text:style-name="T3">public</text:span><text:span text:style-name="T14"> </text:span><text:span text:style-name="T3">static</text:span><text:span text:style-name="T14"> </text:span><text:span text:style-name="T3">void</text:span><text:span text:style-name="T14"> main(String[] args)</text:span></text:p>
      <text:p text:style-name="P47"><text:tab/>{</text:p>
      <text:p text:style-name="P45"><text:span text:style-name="T14"><text:tab/><text:tab/>JoinNIsAliveClass1 jna1 = </text:span><text:span text:style-name="T3">new</text:span><text:span text:style-name="T14"> JoinNIsAliveClass1(</text:span><text:span text:style-name="T50">"one"</text:span><text:span text:style-name="T14">);</text:span></text:p>
      <text:p text:style-name="P45"><text:soft-page-break/><text:span text:style-name="T14"><text:tab/><text:tab/>JoinNIsAliveClass1 jna2 = </text:span><text:span text:style-name="T3">new</text:span><text:span text:style-name="T14"> JoinNIsAliveClass1(</text:span><text:span text:style-name="T50">"two"</text:span><text:span text:style-name="T14">);</text:span></text:p>
      <text:p text:style-name="P45"><text:span text:style-name="T14"><text:tab/><text:tab/>JoinNIsAliveClass1 jna3 = </text:span><text:span text:style-name="T3">new</text:span><text:span text:style-name="T14"> JoinNIsAliveClass1(</text:span><text:span text:style-name="T50">"three"</text:span><text:span text:style-name="T14">);</text:span></text:p>
      <text:p text:style-name="P47"><text:tab/><text:tab/></text:p>
      <text:p text:style-name="P45"><text:span text:style-name="T14"><text:tab/><text:tab/>System.</text:span><text:span text:style-name="T43">out</text:span><text:span text:style-name="T14">.println(</text:span><text:span text:style-name="T50">"Thread one is alive "</text:span><text:span text:style-name="T14">+jna1.</text:span><text:span text:style-name="T42">t</text:span><text:span text:style-name="T14">.isAlive());</text:span></text:p>
      <text:p text:style-name="P45"><text:span text:style-name="T14"><text:tab/><text:tab/>System.</text:span><text:span text:style-name="T43">out</text:span><text:span text:style-name="T14">.println(</text:span><text:span text:style-name="T50">"Thread two is alive "</text:span><text:span text:style-name="T14">+jna2.</text:span><text:span text:style-name="T42">t</text:span><text:span text:style-name="T14">.isAlive());</text:span></text:p>
      <text:p text:style-name="P45"><text:span text:style-name="T14"><text:tab/><text:tab/>System.</text:span><text:span text:style-name="T43">out</text:span><text:span text:style-name="T14">.println(</text:span><text:span text:style-name="T50">"Thread three is alive "</text:span><text:span text:style-name="T14">+jna3.</text:span><text:span text:style-name="T42">t</text:span><text:span text:style-name="T14">.isAlive());</text:span></text:p>
      <text:p text:style-name="P47"><text:tab/><text:tab/></text:p>
      <text:p text:style-name="P45"><text:span text:style-name="T14"><text:tab/><text:tab/></text:span><text:span text:style-name="T56">//wait for thread to finish</text:span></text:p>
      <text:p text:style-name="P45"><text:span text:style-name="T14"><text:tab/><text:tab/></text:span><text:span text:style-name="T3">try</text:span><text:span text:style-name="T14"> {</text:span></text:p>
      <text:p text:style-name="P45"><text:span text:style-name="T14"><text:tab/><text:tab/><text:tab/>System.</text:span><text:span text:style-name="T43">out</text:span><text:span text:style-name="T14">.println(</text:span><text:span text:style-name="T50">"waiting for thread to finish"</text:span><text:span text:style-name="T14">);</text:span></text:p>
      <text:p text:style-name="P45"><text:span text:style-name="T14"><text:tab/><text:tab/><text:tab/>jna1.</text:span><text:span text:style-name="T42">t</text:span><text:span text:style-name="T14">.join();</text:span></text:p>
      <text:p text:style-name="P45"><text:span text:style-name="T14"><text:tab/><text:tab/><text:tab/>jna2.</text:span><text:span text:style-name="T42">t</text:span><text:span text:style-name="T14">.join();</text:span></text:p>
      <text:p text:style-name="P45"><text:span text:style-name="T14"><text:tab/><text:tab/><text:tab/>jna3.</text:span><text:span text:style-name="T42">t</text:span><text:span text:style-name="T14">.join();</text:span></text:p>
      <text:p text:style-name="P47"><text:tab/><text:tab/><text:tab/></text:p>
      <text:p text:style-name="P45"><text:span text:style-name="T14"><text:tab/><text:tab/>} </text:span><text:span text:style-name="T3">catch</text:span><text:span text:style-name="T14"> (InterruptedException e) {</text:span></text:p>
      <text:p text:style-name="P45"><text:span text:style-name="T14"><text:tab/><text:tab/><text:tab/>System.</text:span><text:span text:style-name="T43">out</text:span><text:span text:style-name="T14">.println(</text:span><text:span text:style-name="T50">"main thread interrupted"</text:span><text:span text:style-name="T14">);</text:span></text:p>
      <text:p text:style-name="P47"><text:tab/><text:tab/>}</text:p>
      <text:p text:style-name="P45"><text:span text:style-name="T14"><text:tab/><text:tab/>System.</text:span><text:span text:style-name="T43">out</text:span><text:span text:style-name="T14">.println(</text:span><text:span text:style-name="T50">"Thread one is alive "</text:span><text:span text:style-name="T14">+jna1.</text:span><text:span text:style-name="T42">t</text:span><text:span text:style-name="T14">.isAlive());</text:span></text:p>
      <text:p text:style-name="P45"><text:span text:style-name="T14"><text:tab/><text:tab/>System.</text:span><text:span text:style-name="T43">out</text:span><text:span text:style-name="T14">.println(</text:span><text:span text:style-name="T50">"Thread two is alive "</text:span><text:span text:style-name="T14">+jna2.</text:span><text:span text:style-name="T42">t</text:span><text:span text:style-name="T14">.isAlive());</text:span></text:p>
      <text:p text:style-name="P45"><text:span text:style-name="T14"><text:tab/><text:tab/>System.</text:span><text:span text:style-name="T43">out</text:span><text:span text:style-name="T14">.println(</text:span><text:span text:style-name="T50">"Thread three is alive "</text:span><text:span text:style-name="T14">+jna3.</text:span><text:span text:style-name="T42">t</text:span><text:span text:style-name="T14">.isAlive());</text:span></text:p>
      <text:p text:style-name="P45"><text:span text:style-name="T14"><text:tab/><text:tab/>System.</text:span><text:span text:style-name="T43">out</text:span><text:span text:style-name="T14">.println(</text:span><text:span text:style-name="T50">"main thread exiting"</text:span><text:span text:style-name="T14">);</text:span></text:p>
      <text:p text:style-name="P47"><text:tab/><text:tab/></text:p>
      <text:p text:style-name="P47"><text:tab/>}</text:p>
      <text:p text:style-name="P47">}</text:p>
      <text:p text:style-name="P47">Output:</text:p>
      <text:p text:style-name="P47">one Thread[one,5,main]</text:p>
      <text:p text:style-name="P47">two Thread[two,5,main]</text:p>
      <text:p text:style-name="P47">three Thread[three,5,main]</text:p>
      <text:p text:style-name="P47">Thread one is alive true</text:p>
      <text:p text:style-name="P47">Thread two is alive true</text:p>
      <text:p text:style-name="P47">Thread three is alive true</text:p>
      <text:p text:style-name="P47">waiting for thread to finish</text:p>
      <text:p text:style-name="P47">three 3</text:p>
      <text:p text:style-name="P47">two 3</text:p>
      <text:p text:style-name="P47">one 3</text:p>
      <text:p text:style-name="P47">three 2</text:p>
      <text:p text:style-name="P47">two 2</text:p>
      <text:p text:style-name="P47">one 2</text:p>
      <text:p text:style-name="P47">three 1</text:p>
      <text:p text:style-name="P47">two 1</text:p>
      <text:p text:style-name="P47">one 1</text:p>
      <text:p text:style-name="P47">three exiting</text:p>
      <text:p text:style-name="P47">two exiting</text:p>
      <text:p text:style-name="P47">one exiting</text:p>
      <text:p text:style-name="P47">Thread one is alive false</text:p>
      <text:p text:style-name="P47">Thread two is alive false</text:p>
      <text:p text:style-name="P47">Thread three is alive false</text:p>
      <text:p text:style-name="P47">main thread exiting</text:p>
      <text:p text:style-name="P47"/>
      <text:list xml:id="list171153689186415" text:continue-numbering="true" text:style-name="WWNum16">
        <text:list-item>
          <text:p text:style-name="P157">Above if one calls only join() on main thread then it will be terminated first before three child threads.</text:p>
          <text:p text:style-name="P157"/>
        </text:list-item>
      </text:list>
      <text:list xml:id="list5092600464165424310" text:style-name="L2">
        <text:list-item>
          <text:p text:style-name="P152">Example 2</text:p>
        </text:list-item>
      </text:list>
      <text:p text:style-name="P73"><text:span text:style-name="T7">package</text:span><text:span text:style-name="T30"> multiThreading;</text:span></text:p>
      <text:p text:style-name="P67"/>
      <text:p text:style-name="P67"><text:span text:style-name="T6">public</text:span><text:span text:style-name="T13"> </text:span><text:span text:style-name="T6">class</text:span><text:span text:style-name="T13"> JoinMethodCls </text:span><text:span text:style-name="T6">implements</text:span><text:span text:style-name="T13"> Runnable{</text:span></text:p>
      <text:p text:style-name="P69"><text:tab/><text:tab/></text:p>
      <text:p text:style-name="P67"><text:span text:style-name="T13"><text:tab/>String </text:span><text:span text:style-name="T41">ThreadName</text:span><text:span text:style-name="T13">;</text:span></text:p>
      <text:p text:style-name="P67"><text:soft-page-break/><text:span text:style-name="T13"><text:tab/>Thread </text:span><text:span text:style-name="T41">t</text:span><text:span text:style-name="T13">;</text:span></text:p>
      <text:p text:style-name="P67"><text:span text:style-name="T13"><text:tab/>JoinMethodCls(String </text:span><text:span text:style-name="T67">name</text:span><text:span text:style-name="T13">)</text:span></text:p>
      <text:p text:style-name="P69"><text:tab/>{</text:p>
      <text:p text:style-name="P67"><text:span text:style-name="T13"><text:tab/><text:tab/></text:span><text:span text:style-name="T41">ThreadName</text:span><text:span text:style-name="T13"> = </text:span><text:span text:style-name="T67">name</text:span><text:span text:style-name="T13">;</text:span></text:p>
      <text:p text:style-name="P67"><text:span text:style-name="T13"><text:tab/><text:tab/></text:span><text:span text:style-name="T41">t</text:span><text:span text:style-name="T13"> = </text:span><text:span text:style-name="T6">new</text:span><text:span text:style-name="T13"> Thread(</text:span><text:span text:style-name="T6">this</text:span><text:span text:style-name="T13">, </text:span><text:span text:style-name="T67">name</text:span><text:span text:style-name="T13">);</text:span></text:p>
      <text:p text:style-name="P67"><text:span text:style-name="T13"><text:tab/><text:tab/>System.</text:span><text:span text:style-name="T47">out</text:span><text:span text:style-name="T13">.println(</text:span><text:span text:style-name="T41">t</text:span><text:span text:style-name="T13">);</text:span></text:p>
      <text:p text:style-name="P67"><text:span text:style-name="T13"><text:tab/><text:tab/></text:span><text:span text:style-name="T6">try</text:span><text:span text:style-name="T13"> {</text:span></text:p>
      <text:p text:style-name="P67"><text:span text:style-name="T13"><text:tab/><text:tab/><text:tab/></text:span><text:span text:style-name="T41">t</text:span><text:span text:style-name="T13">.start();</text:span></text:p>
      <text:p text:style-name="P67"><text:span text:style-name="T13"><text:tab/><text:tab/><text:tab/></text:span><text:span text:style-name="T41">t</text:span><text:span text:style-name="T13">.join();</text:span></text:p>
      <text:p text:style-name="P67"><text:span text:style-name="T13"><text:tab/><text:tab/>} </text:span><text:span text:style-name="T6">catch</text:span><text:span text:style-name="T13"> (InterruptedException </text:span><text:span text:style-name="T67">e</text:span><text:span text:style-name="T13">) {</text:span></text:p>
      <text:p text:style-name="P67"><text:span text:style-name="T13"><text:tab/><text:tab/><text:tab/></text:span><text:span text:style-name="T55">// </text:span><text:span text:style-name="T62">TODO</text:span><text:span text:style-name="T55"> Auto-generated catch block</text:span></text:p>
      <text:p text:style-name="P67"><text:span text:style-name="T13"><text:tab/><text:tab/><text:tab/></text:span><text:span text:style-name="T67">e</text:span><text:span text:style-name="T13">.printStackTrace();</text:span></text:p>
      <text:p text:style-name="P69"><text:tab/><text:tab/>}<text:tab/></text:p>
      <text:p text:style-name="P69"><text:tab/>}</text:p>
      <text:p text:style-name="P69"><text:tab/></text:p>
      <text:p text:style-name="P67"><text:span text:style-name="T13"><text:tab/></text:span><text:span text:style-name="T6">public</text:span><text:span text:style-name="T13"> </text:span><text:span text:style-name="T6">void</text:span><text:span text:style-name="T13"> run()</text:span></text:p>
      <text:p text:style-name="P69"><text:tab/>{</text:p>
      <text:p text:style-name="P67"><text:span text:style-name="T13"><text:tab/><text:tab/></text:span><text:span text:style-name="T6">for</text:span><text:span text:style-name="T13">(</text:span><text:span text:style-name="T6">int</text:span><text:span text:style-name="T13"> </text:span><text:span text:style-name="T67">i</text:span><text:span text:style-name="T13"> = 5; </text:span><text:span text:style-name="T67">i</text:span><text:span text:style-name="T13">&gt;0; </text:span><text:span text:style-name="T67">i</text:span><text:span text:style-name="T13">--)</text:span></text:p>
      <text:p text:style-name="P69"><text:tab/><text:tab/>{</text:p>
      <text:p text:style-name="P67"><text:span text:style-name="T13"><text:tab/><text:tab/><text:tab/></text:span><text:span text:style-name="T6">try</text:span><text:span text:style-name="T13"> {</text:span></text:p>
      <text:p text:style-name="P67"><text:span text:style-name="T13"><text:tab/><text:tab/><text:tab/><text:tab/>System.</text:span><text:span text:style-name="T47">out</text:span><text:span text:style-name="T13">.println(</text:span><text:span text:style-name="T41">ThreadName</text:span><text:span text:style-name="T13">+</text:span><text:span text:style-name="T49">" "</text:span><text:span text:style-name="T13">+</text:span><text:span text:style-name="T67">i</text:span><text:span text:style-name="T13">);</text:span></text:p>
      <text:p text:style-name="P69"><text:tab/><text:tab/><text:tab/><text:tab/>Thread.<text:span text:style-name="T48">sleep</text:span>(1000);</text:p>
      <text:p text:style-name="P67"><text:span text:style-name="T13"><text:tab/><text:tab/><text:tab/>} </text:span><text:span text:style-name="T6">catch</text:span><text:span text:style-name="T13"> (InterruptedException </text:span><text:span text:style-name="T67">e</text:span><text:span text:style-name="T13">) {</text:span></text:p>
      <text:p text:style-name="P67"><text:span text:style-name="T13"><text:tab/><text:tab/><text:tab/><text:tab/></text:span><text:span text:style-name="T67">e</text:span><text:span text:style-name="T13">.printStackTrace();</text:span></text:p>
      <text:p text:style-name="P69"><text:tab/><text:tab/><text:tab/>}</text:p>
      <text:p text:style-name="P69"><text:tab/><text:tab/>}</text:p>
      <text:p text:style-name="P67"><text:span text:style-name="T13"><text:tab/><text:tab/>System.</text:span><text:span text:style-name="T47">out</text:span><text:span text:style-name="T13">.println(</text:span><text:span text:style-name="T49">"exiting "</text:span><text:span text:style-name="T13">+</text:span><text:span text:style-name="T41">ThreadName</text:span><text:span text:style-name="T13">);</text:span></text:p>
      <text:p text:style-name="P69"><text:tab/>}</text:p>
      <text:p text:style-name="P67"/>
      <text:p text:style-name="P67"><text:span text:style-name="T13"><text:tab/></text:span><text:span text:style-name="T6">public</text:span><text:span text:style-name="T13"> </text:span><text:span text:style-name="T6">static</text:span><text:span text:style-name="T13"> </text:span><text:span text:style-name="T6">void</text:span><text:span text:style-name="T13"> main(String[] </text:span><text:span text:style-name="T67">args</text:span><text:span text:style-name="T13">)</text:span></text:p>
      <text:p text:style-name="P69"><text:tab/>{</text:p>
      <text:p text:style-name="P67"><text:span text:style-name="T13"><text:tab/><text:tab/></text:span><text:span text:style-name="T40">JoinMethodCls </text:span><text:span text:style-name="T70">jmc1</text:span><text:span text:style-name="T40"> = </text:span><text:span text:style-name="T9">new</text:span><text:span text:style-name="T40"> JoinMethodCls(</text:span><text:span text:style-name="T53">"one"</text:span><text:span text:style-name="T40">);</text:span></text:p>
      <text:p text:style-name="P68"><text:span text:style-name="T13"><text:tab/><text:tab/>JoinMethodCls </text:span><text:span text:style-name="T67">jmc2</text:span><text:span text:style-name="T13"> = </text:span><text:span text:style-name="T6">new</text:span><text:span text:style-name="T13"> JoinMethodCls(</text:span><text:span text:style-name="T49">"two"</text:span><text:span text:style-name="T13">);</text:span></text:p>
      <text:p text:style-name="P68"><text:span text:style-name="T13"><text:tab/><text:tab/>JoinMethodCls </text:span><text:span text:style-name="T67">jmc3</text:span><text:span text:style-name="T13"> = </text:span><text:span text:style-name="T6">new</text:span><text:span text:style-name="T13"> JoinMethodCls(</text:span><text:span text:style-name="T49">"three"</text:span><text:span text:style-name="T13">);</text:span></text:p>
      <text:p text:style-name="P69"><text:tab/><text:tab/></text:p>
      <text:p text:style-name="P67"><text:span text:style-name="T13"><text:tab/><text:tab/>System.</text:span><text:span text:style-name="T47">out</text:span><text:span text:style-name="T13">.println(</text:span><text:span text:style-name="T49">"exiting main"</text:span><text:span text:style-name="T13">);</text:span></text:p>
      <text:p text:style-name="P69"><text:tab/>}</text:p>
      <text:p text:style-name="P69">}</text:p>
      <text:p text:style-name="P69">Output:</text:p>
      <text:p text:style-name="P69">Thread[one,5,main]</text:p>
      <text:p text:style-name="P69">one 5</text:p>
      <text:p text:style-name="P69">one 4</text:p>
      <text:p text:style-name="P69">one 3</text:p>
      <text:p text:style-name="P69">one 2</text:p>
      <text:p text:style-name="P69">one 1</text:p>
      <text:p text:style-name="P69">exiting one</text:p>
      <text:p text:style-name="P69">Thread[two,5,main]</text:p>
      <text:p text:style-name="P69">two 5</text:p>
      <text:p text:style-name="P69">two 4</text:p>
      <text:p text:style-name="P69">two 3</text:p>
      <text:p text:style-name="P69">two 2</text:p>
      <text:p text:style-name="P69">two 1</text:p>
      <text:p text:style-name="P69">exiting two</text:p>
      <text:p text:style-name="P69">Thread[three,5,main]</text:p>
      <text:p text:style-name="P69">three 5</text:p>
      <text:p text:style-name="P69">three 4</text:p>
      <text:p text:style-name="P69">three 3</text:p>
      <text:p text:style-name="P69">three 2</text:p>
      <text:p text:style-name="P69">three 1</text:p>
      <text:p text:style-name="P69">exiting three</text:p>
      <text:p text:style-name="P69">exiting main</text:p>
      <text:p text:style-name="P69"><text:soft-page-break/></text:p>
      <text:p text:style-name="P76"/>
      <text:list xml:id="list171153720178774" text:continue-list="list171153626187763" text:style-name="WWNum2">
        <text:list-item>
          <text:p text:style-name="P144"><text:span text:style-name="T11">Thread priorities</text:span><text:span text:style-name="T10"> :</text:span></text:p>
        </text:list-item>
      </text:list>
      <text:p text:style-name="P81"/>
      <text:list xml:id="list171153720183196" text:continue-list="list171153689186415" text:style-name="WWNum16">
        <text:list-item>
          <text:p text:style-name="P158">One can set the priority of a thread by using method</text:p>
        </text:list-item>
      </text:list>
      <text:p text:style-name="P24">final void setPriority(int level)</text:p>
      <text:p text:style-name="P20"><text:span text:style-name="T10">The value of ‘level’ must be within the range </text:span><text:span text:style-name="T12">MIN_PRIORITY</text:span><text:span text:style-name="T10"> and </text:span><text:span text:style-name="T12">MAX_PRIORITY</text:span><text:span text:style-name="T10">. Currently these values are 1 and 10 respectively. The default priority can be specified using </text:span><text:span text:style-name="T12">NORMAL_PRIORITY</text:span><text:span text:style-name="T10"> which is 5. These priorities are defined as static final variables within Thread.</text:span></text:p>
      <text:list xml:id="list171153720161801" text:continue-numbering="true" text:style-name="WWNum16">
        <text:list-item>
          <text:p text:style-name="P159">getPriority() can be used to get the priority of the thread.</text:p>
        </text:list-item>
      </text:list>
      <text:p text:style-name="P8"/>
      <text:list xml:id="list171153720162741" text:continue-list="list171153720178774" text:style-name="WWNum2">
        <text:list-item>
          <text:p text:style-name="P154"><text:span text:style-name="T11">Synchronization</text:span><text:span text:style-name="T10"> :</text:span></text:p>
        </text:list-item>
      </text:list>
      <text:p text:style-name="P41"/>
      <text:list xml:id="list171153720170181" text:continue-list="list171153720161801" text:style-name="WWNum16">
        <text:list-item>
          <text:p text:style-name="P158">When two or more thread used the same resource then one needs to ensure that resource will be used by one thread at a time. This is done through synchronization. There are two ways through which synchronization works in java. Synchronized methods(both static and non-static) and Synchronized statements(or code blocks both static and non-static). </text:p>
        </text:list-item>
      </text:list>
      <text:list xml:id="list8971780933273532864" text:style-name="L3">
        <text:list-item>
          <text:list>
            <text:list-item>
              <text:list>
                <text:list-item>
                  <text:list>
                    <text:list-item>
                      <text:list>
                        <text:list-item>
                          <text:list>
                            <text:list-item>
                              <text:list>
                                <text:list-item>
                                  <text:list>
                                    <text:list-item>
                                      <text:list>
                                        <text:list-item>
                                          <text:list>
                                            <text:list-item>
                                              <text:p text:style-name="P116">Lets say we have two methods inside a class</text:p>
                                              <text:p text:style-name="P117">synchronized void f() { /* ... */ }</text:p>
                                              <text:p text:style-name="P118">synchronized void g() { /* ... */ } </text:p>
                                            </text:list-item>
                                          </text:list>
                                        </text:list-item>
                                      </text:list>
                                    </text:list-item>
                                  </text:list>
                                </text:list-item>
                              </text:list>
                            </text:list-item>
                          </text:list>
                        </text:list-item>
                      </text:list>
                    </text:list-item>
                  </text:list>
                </text:list-item>
              </text:list>
            </text:list-item>
          </text:list>
        </text:list-item>
      </text:list>
      <text:p text:style-name="P106"><text:span text:style-name="T35">All objects automatically contain a single lock (also referred to as a </text:span><text:span text:style-name="T36">monitor)</text:span><text:span text:style-name="T37">. When you call <text:tab/>any </text:span><text:span text:style-name="T38">synchronized </text:span><text:span text:style-name="T39">method, that object is locked and no other </text:span><text:span text:style-name="T38">synchronized </text:span><text:span text:style-name="T39">method of <text:tab/>that <text:tab/>object can be called until the first one finishes and releases the lock. For the preceding <text:tab/>methods, if </text:span><text:span text:style-name="T38">f( ) </text:span><text:span text:style-name="T39">is called for an object by one task, a different task cannot call </text:span><text:span text:style-name="T38">f( ) </text:span><text:span text:style-name="T39">or </text:span><text:span text:style-name="T38">g( ) </text:span><text:span text:style-name="T39">for the <text:tab/>same object until </text:span><text:span text:style-name="T38">f( ) </text:span><text:span text:style-name="T39">is completed and releases the lock. Thus, there is a single lock that is <text:tab/>shared by all the </text:span><text:span text:style-name="T38">synchronized </text:span><text:span text:style-name="T39">methods of a particular object, and this lock can be used to <text:tab/>prevent object memory from being written by more than one task at a time. </text:span></text:p>
      <text:p text:style-name="P107"/>
      <text:list xml:id="list8452055246698568363" text:style-name="WWNum19">
        <text:list-item>
          <text:p text:style-name="P150"><text:span text:style-name="T11">Synchronized methods</text:span><text:span text:style-name="T10"> :</text:span></text:p>
        </text:list-item>
      </text:list>
      <text:p text:style-name="P9"/>
      <text:p text:style-name="P26"><text:span text:style-name="T3">package</text:span><text:span text:style-name="T14"> multiThreading;</text:span></text:p>
      <text:p text:style-name="P27"/>
      <text:p text:style-name="P26"><text:span text:style-name="T3">class</text:span><text:span text:style-name="T14"> SynchWithMethod1</text:span></text:p>
      <text:p text:style-name="P30">{</text:p>
      <text:p text:style-name="P26"><text:span text:style-name="T14"><text:tab/></text:span><text:span text:style-name="T3">void</text:span><text:span text:style-name="T14"> call(String msg)</text:span></text:p>
      <text:p text:style-name="P30"><text:tab/>{</text:p>
      <text:p text:style-name="P26"><text:span text:style-name="T14"><text:tab/><text:tab/>System.</text:span><text:span text:style-name="T43">out</text:span><text:span text:style-name="T14">.println(</text:span><text:span text:style-name="T50">"[ "</text:span><text:span text:style-name="T14">+msg);</text:span></text:p>
      <text:p text:style-name="P26"><text:span text:style-name="T14"><text:tab/><text:tab/></text:span><text:span text:style-name="T3">try</text:span><text:span text:style-name="T14"> {</text:span></text:p>
      <text:p text:style-name="P26"><text:span text:style-name="T14"><text:tab/><text:tab/><text:tab/>Thread.</text:span><text:span text:style-name="T15">sleep</text:span><text:span text:style-name="T14">(1000);</text:span></text:p>
      <text:p text:style-name="P26"><text:span text:style-name="T14"><text:tab/><text:tab/>} </text:span><text:span text:style-name="T3">catch</text:span><text:span text:style-name="T14"> (InterruptedException e) {</text:span></text:p>
      <text:p text:style-name="P26"><text:span text:style-name="T14"><text:tab/><text:tab/><text:tab/>System.</text:span><text:span text:style-name="T43">out</text:span><text:span text:style-name="T14">.println(</text:span><text:span text:style-name="T50">"SynchWithMethod1 exception"</text:span><text:span text:style-name="T14">);</text:span></text:p>
      <text:p text:style-name="P30"><text:tab/><text:tab/>}</text:p>
      <text:p text:style-name="P26"><text:span text:style-name="T14"><text:tab/><text:tab/>System.</text:span><text:span text:style-name="T43">out</text:span><text:span text:style-name="T14">.println(</text:span><text:span text:style-name="T50">"]"</text:span><text:span text:style-name="T14">);</text:span></text:p>
      <text:p text:style-name="P30"><text:tab/>}</text:p>
      <text:p text:style-name="P30"><text:soft-page-break/>}</text:p>
      <text:p text:style-name="P27"/>
      <text:p text:style-name="P26"><text:span text:style-name="T3">class</text:span><text:span text:style-name="T14"> SynchWithMethod2 </text:span><text:span text:style-name="T3">implements</text:span><text:span text:style-name="T14"> Runnable</text:span></text:p>
      <text:p text:style-name="P30">{</text:p>
      <text:p text:style-name="P26"><text:span text:style-name="T14"><text:tab/>String </text:span><text:span text:style-name="T42">str</text:span><text:span text:style-name="T14">;</text:span></text:p>
      <text:p text:style-name="P26"><text:span text:style-name="T14"><text:tab/>SynchWithMethod1 </text:span><text:span text:style-name="T42">sm1</text:span><text:span text:style-name="T14">;</text:span></text:p>
      <text:p text:style-name="P26"><text:span text:style-name="T14"><text:tab/>Thread </text:span><text:span text:style-name="T42">t</text:span><text:span text:style-name="T14">;</text:span></text:p>
      <text:p text:style-name="P30"><text:tab/></text:p>
      <text:p text:style-name="P26"><text:span text:style-name="T14"><text:tab/></text:span><text:span text:style-name="T3">public</text:span><text:span text:style-name="T14"> SynchWithMethod2(SynchWithMethod1 sm, String str1)</text:span></text:p>
      <text:p text:style-name="P30"><text:tab/>{</text:p>
      <text:p text:style-name="P26"><text:span text:style-name="T14"><text:tab/><text:tab/></text:span><text:span text:style-name="T42">str</text:span><text:span text:style-name="T14"> = str1;</text:span></text:p>
      <text:p text:style-name="P26"><text:span text:style-name="T14"><text:tab/><text:tab/></text:span><text:span text:style-name="T42">sm1</text:span><text:span text:style-name="T14"> = sm;</text:span></text:p>
      <text:p text:style-name="P26"><text:span text:style-name="T14"><text:tab/><text:tab/></text:span><text:span text:style-name="T42">t</text:span><text:span text:style-name="T14"> = </text:span><text:span text:style-name="T3">new</text:span><text:span text:style-name="T14"> Thread(</text:span><text:span text:style-name="T3">this</text:span><text:span text:style-name="T14">);</text:span></text:p>
      <text:p text:style-name="P26"><text:span text:style-name="T14"><text:tab/><text:tab/></text:span><text:span text:style-name="T42">t</text:span><text:span text:style-name="T14">.start();</text:span></text:p>
      <text:p text:style-name="P30"><text:tab/>}</text:p>
      <text:p text:style-name="P30"><text:tab/></text:p>
      <text:p text:style-name="P26"><text:span text:style-name="T14"><text:tab/></text:span><text:span text:style-name="T3">public</text:span><text:span text:style-name="T14"> </text:span><text:span text:style-name="T3">void</text:span><text:span text:style-name="T14"> run()</text:span></text:p>
      <text:p text:style-name="P30"><text:tab/>{</text:p>
      <text:p text:style-name="P26"><text:span text:style-name="T14"><text:tab/><text:tab/></text:span><text:span text:style-name="T42">sm1</text:span><text:span text:style-name="T14">.call(</text:span><text:span text:style-name="T42">str</text:span><text:span text:style-name="T14">);</text:span></text:p>
      <text:p text:style-name="P30"><text:tab/>}</text:p>
      <text:p text:style-name="P30">}</text:p>
      <text:p text:style-name="P27"/>
      <text:p text:style-name="P26"><text:span text:style-name="T3">public</text:span><text:span text:style-name="T14"> </text:span><text:span text:style-name="T3">class</text:span><text:span text:style-name="T14"> SynchWithMethod </text:span></text:p>
      <text:p text:style-name="P30">{</text:p>
      <text:p text:style-name="P26"><text:span text:style-name="T14"><text:tab/></text:span><text:span text:style-name="T3">public</text:span><text:span text:style-name="T14"> </text:span><text:span text:style-name="T3">static</text:span><text:span text:style-name="T14"> </text:span><text:span text:style-name="T3">void</text:span><text:span text:style-name="T14"> main(String[] args)</text:span></text:p>
      <text:p text:style-name="P30"><text:tab/>{</text:p>
      <text:p text:style-name="P26"><text:span text:style-name="T14"><text:tab/><text:tab/>SynchWithMethod1 smm = </text:span><text:span text:style-name="T3">new</text:span><text:span text:style-name="T14"> SynchWithMethod1();</text:span></text:p>
      <text:p text:style-name="P48"><text:span text:style-name="T14">SynchWithMethod2 smm1 = </text:span><text:span text:style-name="T3">new</text:span><text:span text:style-name="T14"> SynchWithMethod2(smm, </text:span><text:span text:style-name="T50">"hello"</text:span><text:span text:style-name="T14">);</text:span></text:p>
      <text:p text:style-name="P48"><text:span text:style-name="T14">SynchWithMethod2 smm2 = </text:span><text:span text:style-name="T3">new</text:span><text:span text:style-name="T14"> SynchWithMethod2(smm, </text:span><text:span text:style-name="T50">"synchranized"</text:span><text:span text:style-name="T14">);</text:span></text:p>
      <text:p text:style-name="P48"><text:span text:style-name="T14">SynchWithMethod2 smm3 = </text:span><text:span text:style-name="T3">new</text:span><text:span text:style-name="T14"> SynchWithMethod2(smm, </text:span><text:span text:style-name="T50">"world"</text:span><text:span text:style-name="T14">);</text:span></text:p>
      <text:p text:style-name="P26"><text:span text:style-name="T14"><text:tab/><text:tab/></text:span><text:span text:style-name="T3">try</text:span></text:p>
      <text:p text:style-name="P30"><text:tab/><text:tab/>{</text:p>
      <text:p text:style-name="P26"><text:span text:style-name="T14"><text:tab/><text:tab/><text:tab/>smm1.</text:span><text:span text:style-name="T42">t</text:span><text:span text:style-name="T14">.join();</text:span></text:p>
      <text:p text:style-name="P26"><text:span text:style-name="T14"><text:tab/><text:tab/><text:tab/>smm2.</text:span><text:span text:style-name="T42">t</text:span><text:span text:style-name="T14">.join();</text:span></text:p>
      <text:p text:style-name="P26"><text:span text:style-name="T14"><text:tab/><text:tab/><text:tab/>smm3.</text:span><text:span text:style-name="T42">t</text:span><text:span text:style-name="T14">.join();</text:span></text:p>
      <text:p text:style-name="P26"><text:span text:style-name="T14"><text:tab/><text:tab/>} </text:span><text:span text:style-name="T3">catch</text:span><text:span text:style-name="T14"> (InterruptedException e) {</text:span></text:p>
      <text:p text:style-name="P26"><text:span text:style-name="T14"><text:tab/><text:tab/><text:tab/>System.</text:span><text:span text:style-name="T43">out</text:span><text:span text:style-name="T14">.println(</text:span><text:span text:style-name="T50">"main exception"</text:span><text:span text:style-name="T14">);</text:span></text:p>
      <text:p text:style-name="P30"><text:tab/>}</text:p>
      <text:p text:style-name="P30">}</text:p>
      <text:p text:style-name="P30">}</text:p>
      <text:p text:style-name="P9">Output:</text:p>
      <text:p text:style-name="P16">[ hello</text:p>
      <text:p text:style-name="P16">[ synchranized</text:p>
      <text:p text:style-name="P16">[ world</text:p>
      <text:p text:style-name="P16">]</text:p>
      <text:p text:style-name="P16">]</text:p>
      <text:p text:style-name="P9">]</text:p>
      <text:p text:style-name="P35"/>
      <text:list xml:id="list171153767180361" text:continue-list="list171153720170181" text:style-name="WWNum16">
        <text:list-item>
          <text:p text:style-name="P160"><text:span text:style-name="T21">The expected output was the ‘msg’ should be printed inside a square bracket and a </text:span><text:span text:style-name="T24">sleep()</text:span><text:span text:style-name="T21"> method occurs in between. but we can see the method </text:span><text:span text:style-name="T24">call() </text:span><text:span text:style-name="T21">allows execution to switch to another thread when sleep is called. Hence unexpected output occurs.</text:span></text:p>
        </text:list-item>
        <text:list-item>
          <text:p text:style-name="P160"><text:span text:style-name="T21">Nothing stops three threads from calling a same object, same method at the same time. This is called as </text:span><text:span text:style-name="T24">Race Condition</text:span><text:span text:style-name="T21">. This means three threads racing each other to complete the method. </text:span></text:p>
        </text:list-item>
        <text:list-item>
          <text:p text:style-name="P160"><text:soft-page-break/><text:span text:style-name="T21">To fix the problem, one should restrict access to the method one thread at a time. It is achieved through </text:span><text:span text:style-name="T24">synchronized</text:span><text:span text:style-name="T21"> key word. If call() method defined in this way</text:span></text:p>
        </text:list-item>
      </text:list>
      <text:p text:style-name="P14"/>
      <text:p text:style-name="P13"><text:span text:style-name="T3">synchronized</text:span><text:span text:style-name="T14"> </text:span><text:span text:style-name="T3">void</text:span><text:span text:style-name="T14"> call(String msg)</text:span></text:p>
      <text:p text:style-name="P17"><text:tab/>{</text:p>
      <text:p text:style-name="P18">Then output becomes </text:p>
      <text:p text:style-name="P16">[ hello</text:p>
      <text:p text:style-name="P16">]</text:p>
      <text:p text:style-name="P16">[ world</text:p>
      <text:p text:style-name="P16">]</text:p>
      <text:p text:style-name="P16">[ synchranized</text:p>
      <text:p text:style-name="P17">]</text:p>
      <text:p text:style-name="P17"/>
      <text:list xml:id="list171153767173778" text:continue-list="list8452055246698568363" text:style-name="WWNum19">
        <text:list-item>
          <text:p text:style-name="P150"><text:span text:style-name="T22">Synchronized statements</text:span><text:span text:style-name="T21"> :</text:span></text:p>
        </text:list-item>
      </text:list>
      <text:list xml:id="list171153767166889" text:continue-list="list171153767180361" text:style-name="WWNum16">
        <text:list-item>
          <text:p text:style-name="P162">Sometime it may happen that the methods of a class are not synchronized and programme is written by a third party hence there is no access to actual code so that a developer can change it. In such a scenario synchronized statements or synchronized block can be used.</text:p>
        </text:list-item>
        <text:list-item>
          <text:p text:style-name="P162">Synchronized statements must be given an ‘object’ to synchronized upon. The preceding programme can be rewritten with synchronized statement is as shown below.</text:p>
        </text:list-item>
        <text:list-item>
          <text:p text:style-name="P162">(<text:span text:style-name="T92">*</text:span>) Synchronization only needed when two or more threads are dealing with the SAME object. Synchronization is not needed if two threads are dealing with two different objects.</text:p>
        </text:list-item>
        <text:list-item>
          <text:p text:style-name="P160"><text:span text:style-name="T22">Example</text:span><text:span text:style-name="T21"> :</text:span></text:p>
        </text:list-item>
      </text:list>
      <text:p text:style-name="P33"><text:span text:style-name="T3">package</text:span><text:span text:style-name="T14"> multiThreading;</text:span></text:p>
      <text:p text:style-name="P34"/>
      <text:p text:style-name="P33"><text:span text:style-name="T3">class</text:span><text:span text:style-name="T14"> SynchWithStatement1</text:span></text:p>
      <text:p text:style-name="P38">{</text:p>
      <text:p text:style-name="P33"><text:span text:style-name="T14"><text:tab/></text:span><text:span text:style-name="T3">void</text:span><text:span text:style-name="T14"> call(String msg)</text:span></text:p>
      <text:p text:style-name="P38"><text:tab/>{</text:p>
      <text:p text:style-name="P33"><text:span text:style-name="T14"><text:tab/><text:tab/>System.</text:span><text:span text:style-name="T43">out</text:span><text:span text:style-name="T14">.println(</text:span><text:span text:style-name="T50">"[ "</text:span><text:span text:style-name="T14">+msg);</text:span></text:p>
      <text:p text:style-name="P33"><text:span text:style-name="T14"><text:tab/><text:tab/></text:span><text:span text:style-name="T3">try</text:span><text:span text:style-name="T14"> {</text:span></text:p>
      <text:p text:style-name="P33"><text:span text:style-name="T14"><text:tab/><text:tab/><text:tab/>Thread.</text:span><text:span text:style-name="T15">sleep</text:span><text:span text:style-name="T14">(1000);</text:span></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SynchWithStatement1 exception"</text:span><text:span text:style-name="T14">);</text:span></text:p>
      <text:p text:style-name="P38"><text:tab/><text:tab/>}</text:p>
      <text:p text:style-name="P33"><text:span text:style-name="T14"><text:tab/><text:tab/>System.</text:span><text:span text:style-name="T43">out</text:span><text:span text:style-name="T14">.println(</text:span><text:span text:style-name="T50">"]"</text:span><text:span text:style-name="T14">);</text:span></text:p>
      <text:p text:style-name="P38"><text:tab/>}</text:p>
      <text:p text:style-name="P38">}</text:p>
      <text:p text:style-name="P34"/>
      <text:p text:style-name="P33"><text:span text:style-name="T3">class</text:span><text:span text:style-name="T14"> SynchWithStatement2 </text:span><text:span text:style-name="T3">implements</text:span><text:span text:style-name="T14"> Runnable</text:span></text:p>
      <text:p text:style-name="P38">{</text:p>
      <text:p text:style-name="P33"><text:span text:style-name="T14"><text:tab/>String </text:span><text:span text:style-name="T42">str</text:span><text:span text:style-name="T14">;</text:span></text:p>
      <text:p text:style-name="P33"><text:span text:style-name="T14"><text:tab/>SynchWithStatement1 </text:span><text:span text:style-name="T42">sm1</text:span><text:span text:style-name="T14">;</text:span></text:p>
      <text:p text:style-name="P33"><text:span text:style-name="T14"><text:tab/>Thread </text:span><text:span text:style-name="T42">t</text:span><text:span text:style-name="T14">;</text:span></text:p>
      <text:p text:style-name="P38"><text:tab/></text:p>
      <text:p text:style-name="P33"><text:span text:style-name="T14"><text:tab/></text:span><text:span text:style-name="T3">public</text:span><text:span text:style-name="T14"> SynchWithStatement2(SynchWithStatement1 sm, String str1)</text:span></text:p>
      <text:p text:style-name="P38"><text:tab/>{</text:p>
      <text:p text:style-name="P33"><text:span text:style-name="T14"><text:tab/><text:tab/></text:span><text:span text:style-name="T42">str</text:span><text:span text:style-name="T14"> = str1;</text:span></text:p>
      <text:p text:style-name="P33"><text:span text:style-name="T14"><text:tab/><text:tab/></text:span><text:span text:style-name="T42">sm1</text:span><text:span text:style-name="T14"> = sm;</text:span></text:p>
      <text:p text:style-name="P33"><text:span text:style-name="T14"><text:tab/><text:tab/></text:span><text:span text:style-name="T42">t</text:span><text:span text:style-name="T14"> = </text:span><text:span text:style-name="T3">new</text:span><text:span text:style-name="T14"> Thread(</text:span><text:span text:style-name="T3">this</text:span><text:span text:style-name="T14">);</text:span></text:p>
      <text:p text:style-name="P33"><text:span text:style-name="T14"><text:tab/><text:tab/></text:span><text:span text:style-name="T42">t</text:span><text:span text:style-name="T14">.start();</text:span></text:p>
      <text:p text:style-name="P38"><text:tab/>}</text:p>
      <text:p text:style-name="P38"><text:tab/></text:p>
      <text:p text:style-name="P33"><text:soft-page-break/><text:span text:style-name="T14"><text:tab/></text:span><text:span text:style-name="T3">public</text:span><text:span text:style-name="T14"> </text:span><text:span text:style-name="T3">void</text:span><text:span text:style-name="T14"> run()</text:span></text:p>
      <text:p text:style-name="P38"><text:tab/>{</text:p>
      <text:p text:style-name="P33"><text:span text:style-name="T14"><text:tab/><text:tab/></text:span><text:span text:style-name="T3">synchronized</text:span><text:span text:style-name="T14">(</text:span><text:span text:style-name="T42">sm1</text:span><text:span text:style-name="T14">)</text:span></text:p>
      <text:p text:style-name="P38"><text:tab/><text:tab/>{</text:p>
      <text:p text:style-name="P33"><text:span text:style-name="T14"><text:tab/><text:tab/></text:span><text:span text:style-name="T42">sm1</text:span><text:span text:style-name="T14">.call(</text:span><text:span text:style-name="T42">str</text:span><text:span text:style-name="T14">);</text:span></text:p>
      <text:p text:style-name="P38"><text:tab/><text:tab/>}</text:p>
      <text:p text:style-name="P38"><text:tab/>}</text:p>
      <text:p text:style-name="P38">}</text:p>
      <text:p text:style-name="P34"/>
      <text:p text:style-name="P33"><text:span text:style-name="T3">public</text:span><text:span text:style-name="T14"> </text:span><text:span text:style-name="T3">class</text:span><text:span text:style-name="T14"> SynchWithStatement </text:span></text:p>
      <text:p text:style-name="P38">{</text:p>
      <text:p text:style-name="P33"><text:span text:style-name="T14"><text:tab/></text:span><text:span text:style-name="T3">public</text:span><text:span text:style-name="T14"> </text:span><text:span text:style-name="T3">static</text:span><text:span text:style-name="T14"> </text:span><text:span text:style-name="T3">void</text:span><text:span text:style-name="T14"> main(String[] args)</text:span></text:p>
      <text:p text:style-name="P38"><text:tab/>{</text:p>
      <text:p text:style-name="P33"><text:span text:style-name="T14"><text:tab/><text:tab/>SynchWithStatement1 smm = </text:span><text:span text:style-name="T3">new</text:span><text:span text:style-name="T14"> SynchWithStatement1();</text:span></text:p>
      <text:p text:style-name="P50"><text:span text:style-name="T14">SynchWithStatement2 smm1 = </text:span><text:span text:style-name="T3">new</text:span><text:span text:style-name="T14"> SynchWithStatement2(smm, </text:span><text:span text:style-name="T50">"hello"</text:span><text:span text:style-name="T14">);</text:span></text:p>
      <text:p text:style-name="P52"><text:span text:style-name="T14">SynchWithStatement2 smm2 = </text:span><text:span text:style-name="T3">new</text:span><text:span text:style-name="T14"> SynchWithStatement2(smm, </text:span><text:span text:style-name="T50">"synchranized"</text:span><text:span text:style-name="T14">);</text:span></text:p>
      <text:p text:style-name="P52"><text:span text:style-name="T14">SynchWithStatement2 smm3 = </text:span><text:span text:style-name="T3">new</text:span><text:span text:style-name="T14"> SynchWithStatement2(smm, </text:span><text:span text:style-name="T50">"world"</text:span><text:span text:style-name="T14">);</text:span></text:p>
      <text:p text:style-name="P38"><text:tab/><text:tab/></text:p>
      <text:p text:style-name="P33"><text:span text:style-name="T14"><text:tab/><text:tab/></text:span><text:span text:style-name="T3">try</text:span></text:p>
      <text:p text:style-name="P38"><text:tab/><text:tab/>{</text:p>
      <text:p text:style-name="P33"><text:span text:style-name="T14"><text:tab/><text:tab/><text:tab/>smm1.</text:span><text:span text:style-name="T42">t</text:span><text:span text:style-name="T14">.join();</text:span></text:p>
      <text:p text:style-name="P33"><text:span text:style-name="T14"><text:tab/><text:tab/><text:tab/>smm2.</text:span><text:span text:style-name="T42">t</text:span><text:span text:style-name="T14">.join();</text:span></text:p>
      <text:p text:style-name="P33"><text:span text:style-name="T14"><text:tab/><text:tab/><text:tab/>smm3.</text:span><text:span text:style-name="T42">t</text:span><text:span text:style-name="T14">.join();</text:span></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main exception"</text:span><text:span text:style-name="T14">);</text:span></text:p>
      <text:p text:style-name="P38"><text:tab/>}</text:p>
      <text:p text:style-name="P38">}</text:p>
      <text:p text:style-name="P37">}</text:p>
      <text:p text:style-name="P37">Output:</text:p>
      <text:p text:style-name="P38">[ hello</text:p>
      <text:p text:style-name="P38">]</text:p>
      <text:p text:style-name="P38">[ world</text:p>
      <text:p text:style-name="P38">]</text:p>
      <text:p text:style-name="P38">[ synchranized</text:p>
      <text:p text:style-name="P37">]</text:p>
      <text:p text:style-name="P37"/>
      <text:list xml:id="list171153798180926" text:continue-list="list171153767173778" text:style-name="WWNum19">
        <text:list-item>
          <text:p text:style-name="P150"><text:span text:style-name="T22">When synch work</text:span><text:span text:style-name="T21"> :</text:span></text:p>
        </text:list-item>
      </text:list>
      <text:p text:style-name="P54"><text:span text:style-name="T3">package</text:span><text:span text:style-name="T14"> multiThreading;</text:span></text:p>
      <text:p text:style-name="P55"/>
      <text:p text:style-name="P54"><text:span text:style-name="T3">class</text:span><text:span text:style-name="T14"> SimpleClass</text:span></text:p>
      <text:p text:style-name="P53">{</text:p>
      <text:p text:style-name="P54"><text:span text:style-name="T14"><text:tab/></text:span><text:span text:style-name="T3">synchronized</text:span><text:span text:style-name="T14"> </text:span><text:span text:style-name="T3">void</text:span><text:span text:style-name="T14"> method1(String str)</text:span></text:p>
      <text:p text:style-name="P53"><text:tab/>{</text:p>
      <text:p text:style-name="P54"><text:span text:style-name="T14"><text:tab/><text:tab/>System.</text:span><text:span text:style-name="T43">out</text:span><text:span text:style-name="T14">.println(str+</text:span><text:span text:style-name="T50">" method1 starts"</text:span><text:span text:style-name="T14">);</text:span></text:p>
      <text:p text:style-name="P53"><text:tab/><text:tab/></text:p>
      <text:p text:style-name="P54"><text:span text:style-name="T14"><text:tab/><text:tab/></text:span><text:span text:style-name="T3">try</text:span><text:span text:style-name="T14"> {</text:span></text:p>
      <text:p text:style-name="P54"><text:span text:style-name="T14"><text:tab/><text:tab/><text:tab/>Thread.</text:span><text:span text:style-name="T15">sleep</text:span><text:span text:style-name="T14">(5000);</text:span></text:p>
      <text:p text:style-name="P54"><text:span text:style-name="T14"><text:tab/><text:tab/>} </text:span><text:span text:style-name="T3">catch</text:span><text:span text:style-name="T14"> (InterruptedException e) {</text:span></text:p>
      <text:p text:style-name="P54"><text:span text:style-name="T14"><text:tab/><text:tab/><text:tab/>System.</text:span><text:span text:style-name="T43">out</text:span><text:span text:style-name="T14">.println(</text:span><text:span text:style-name="T50">"method1 interrupted"</text:span><text:span text:style-name="T14">);</text:span></text:p>
      <text:p text:style-name="P53"><text:tab/><text:tab/>}</text:p>
      <text:p text:style-name="P53"><text:tab/><text:tab/></text:p>
      <text:p text:style-name="P54"><text:span text:style-name="T14"><text:tab/><text:tab/>System.</text:span><text:span text:style-name="T43">out</text:span><text:span text:style-name="T14">.println(str+</text:span><text:span text:style-name="T50">" method1 completes"</text:span><text:span text:style-name="T14">);</text:span></text:p>
      <text:p text:style-name="P53"><text:tab/>}</text:p>
      <text:p text:style-name="P53">}</text:p>
      <text:p text:style-name="P55"/>
      <text:p text:style-name="P54"><text:soft-page-break/><text:span text:style-name="T3">class</text:span><text:span text:style-name="T14"> Class1 </text:span><text:span text:style-name="T3">implements</text:span><text:span text:style-name="T14"> Runnable</text:span></text:p>
      <text:p text:style-name="P53">{</text:p>
      <text:p text:style-name="P54"><text:span text:style-name="T14"><text:tab/>String </text:span><text:span text:style-name="T42">str1</text:span><text:span text:style-name="T14">;</text:span></text:p>
      <text:p text:style-name="P54"><text:span text:style-name="T14"><text:tab/>SimpleClass </text:span><text:span text:style-name="T42">sc1</text:span><text:span text:style-name="T14">;</text:span></text:p>
      <text:p text:style-name="P54"><text:span text:style-name="T14"><text:tab/>Thread </text:span><text:span text:style-name="T42">t</text:span><text:span text:style-name="T14">;</text:span></text:p>
      <text:p text:style-name="P53"><text:tab/>Class1(SimpleClass sc, String str)</text:p>
      <text:p text:style-name="P53"><text:tab/>{</text:p>
      <text:p text:style-name="P54"><text:span text:style-name="T14"><text:tab/><text:tab/></text:span><text:span text:style-name="T42">str1</text:span><text:span text:style-name="T14"> = str;</text:span></text:p>
      <text:p text:style-name="P54"><text:span text:style-name="T14"><text:tab/><text:tab/></text:span><text:span text:style-name="T42">sc1</text:span><text:span text:style-name="T14"> = sc;</text:span></text:p>
      <text:p text:style-name="P54"><text:span text:style-name="T14"><text:tab/><text:tab/></text:span><text:span text:style-name="T42">t</text:span><text:span text:style-name="T14"> = </text:span><text:span text:style-name="T3">new</text:span><text:span text:style-name="T14"> Thread(</text:span><text:span text:style-name="T3">this</text:span><text:span text:style-name="T14">);</text:span></text:p>
      <text:p text:style-name="P54"><text:span text:style-name="T14"><text:tab/><text:tab/></text:span><text:span text:style-name="T42">t</text:span><text:span text:style-name="T14">.start();</text:span></text:p>
      <text:p text:style-name="P53"><text:tab/>}</text:p>
      <text:p text:style-name="P54"><text:span text:style-name="T14"><text:tab/></text:span><text:span text:style-name="T3">public</text:span><text:span text:style-name="T14"> </text:span><text:span text:style-name="T3">void</text:span><text:span text:style-name="T14"> run()</text:span></text:p>
      <text:p text:style-name="P53"><text:tab/>{</text:p>
      <text:p text:style-name="P54"><text:span text:style-name="T14"><text:tab/><text:tab/></text:span><text:span text:style-name="T42">sc1</text:span><text:span text:style-name="T14">.method1(</text:span><text:span text:style-name="T42">str1</text:span><text:span text:style-name="T14">);</text:span></text:p>
      <text:p text:style-name="P53"><text:tab/>}</text:p>
      <text:p text:style-name="P53">}</text:p>
      <text:p text:style-name="P55"/>
      <text:p text:style-name="P54"><text:span text:style-name="T3">class</text:span><text:span text:style-name="T14"> Class2 </text:span><text:span text:style-name="T3">implements</text:span><text:span text:style-name="T14"> Runnable</text:span></text:p>
      <text:p text:style-name="P53">{</text:p>
      <text:p text:style-name="P54"><text:span text:style-name="T14"><text:tab/>String </text:span><text:span text:style-name="T42">str2</text:span><text:span text:style-name="T14">;</text:span></text:p>
      <text:p text:style-name="P54"><text:span text:style-name="T14"><text:tab/>SimpleClass </text:span><text:span text:style-name="T42">sc2</text:span><text:span text:style-name="T14">;</text:span></text:p>
      <text:p text:style-name="P54"><text:span text:style-name="T14"><text:tab/>Thread </text:span><text:span text:style-name="T42">t</text:span><text:span text:style-name="T14">;</text:span></text:p>
      <text:p text:style-name="P53"><text:tab/>Class2(SimpleClass sc, String str)</text:p>
      <text:p text:style-name="P53"><text:tab/>{</text:p>
      <text:p text:style-name="P54"><text:span text:style-name="T14"><text:tab/><text:tab/></text:span><text:span text:style-name="T42">str2</text:span><text:span text:style-name="T14"> = str;</text:span></text:p>
      <text:p text:style-name="P54"><text:span text:style-name="T14"><text:tab/><text:tab/></text:span><text:span text:style-name="T42">sc2</text:span><text:span text:style-name="T14"> = sc;</text:span></text:p>
      <text:p text:style-name="P54"><text:span text:style-name="T14"><text:tab/><text:tab/></text:span><text:span text:style-name="T42">t</text:span><text:span text:style-name="T14"> = </text:span><text:span text:style-name="T3">new</text:span><text:span text:style-name="T14"> Thread(</text:span><text:span text:style-name="T3">this</text:span><text:span text:style-name="T14">);</text:span></text:p>
      <text:p text:style-name="P54"><text:span text:style-name="T14"><text:tab/><text:tab/></text:span><text:span text:style-name="T42">t</text:span><text:span text:style-name="T14">.start();</text:span></text:p>
      <text:p text:style-name="P53"><text:tab/>}</text:p>
      <text:p text:style-name="P54"><text:span text:style-name="T14"><text:tab/></text:span><text:span text:style-name="T3">public</text:span><text:span text:style-name="T14"> </text:span><text:span text:style-name="T3">void</text:span><text:span text:style-name="T14"> run()</text:span></text:p>
      <text:p text:style-name="P53"><text:tab/>{</text:p>
      <text:p text:style-name="P54"><text:span text:style-name="T14"><text:tab/><text:tab/></text:span><text:span text:style-name="T42">sc2</text:span><text:span text:style-name="T14">.method1(</text:span><text:span text:style-name="T42">str2</text:span><text:span text:style-name="T14">);</text:span></text:p>
      <text:p text:style-name="P53"><text:tab/>}</text:p>
      <text:p text:style-name="P53">}</text:p>
      <text:p text:style-name="P55"/>
      <text:p text:style-name="P54"><text:span text:style-name="T3">public</text:span><text:span text:style-name="T14"> </text:span><text:span text:style-name="T3">class</text:span><text:span text:style-name="T14"> OneClassTwoObjSynch {</text:span></text:p>
      <text:p text:style-name="P55"/>
      <text:p text:style-name="P54"><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53"><text:tab/>{</text:p>
      <text:p text:style-name="P54"><text:span text:style-name="T14"><text:tab/><text:tab/></text:span><text:span text:style-name="T18">SimpleClass sc11 = </text:span><text:span text:style-name="T5">new</text:span><text:span text:style-name="T18"> SimpleClass();</text:span></text:p>
      <text:p text:style-name="P56"><text:span text:style-name="T14"><text:tab/><text:tab/>SimpleClass sc12 = </text:span><text:span text:style-name="T3">new</text:span><text:span text:style-name="T14"> SimpleClass();</text:span></text:p>
      <text:p text:style-name="P56"><text:span text:style-name="T14"><text:tab/><text:tab/>SimpleClass sc21 = </text:span><text:span text:style-name="T3">new</text:span><text:span text:style-name="T14"> SimpleClass();</text:span></text:p>
      <text:p text:style-name="P56"><text:span text:style-name="T14"><text:tab/><text:tab/>SimpleClass sc22 = </text:span><text:span text:style-name="T3">new</text:span><text:span text:style-name="T14"> SimpleClass();</text:span></text:p>
      <text:p text:style-name="P53"><text:tab/><text:tab/></text:p>
      <text:p text:style-name="P54"><text:span text:style-name="T14"><text:tab/><text:tab/></text:span><text:span text:style-name="T56">//same class, diff instance, same method instance- synch matters</text:span></text:p>
      <text:p text:style-name="P54"><text:span text:style-name="T14"><text:tab/><text:tab/>Class1 c11 = </text:span><text:span text:style-name="T3">new</text:span><text:span text:style-name="T14"> Class1(sc11, </text:span><text:span text:style-name="T50">"Class1c11SameMethodInst"</text:span><text:span text:style-name="T14">);</text:span></text:p>
      <text:p text:style-name="P54"><text:span text:style-name="T14"><text:tab/><text:tab/>Class1 c12 = </text:span><text:span text:style-name="T3">new</text:span><text:span text:style-name="T14"> Class1(sc11, </text:span><text:span text:style-name="T50">"Class1c12SameMethodInst"</text:span><text:span text:style-name="T14">);</text:span></text:p>
      <text:p text:style-name="P53"><text:tab/><text:tab/></text:p>
      <text:p text:style-name="P51">//same class, diff instance, separate method instance - synch doesnt matters</text:p>
      <text:p text:style-name="P54"><text:span text:style-name="T14"><text:tab/><text:tab/>Class1 c13 = </text:span><text:span text:style-name="T3">new</text:span><text:span text:style-name="T14"> Class1(sc11, </text:span><text:span text:style-name="T50">"Class1c13DiffMethodInst"</text:span><text:span text:style-name="T14">);</text:span></text:p>
      <text:p text:style-name="P54"><text:span text:style-name="T14"><text:tab/><text:tab/>Class1 c14 = </text:span><text:span text:style-name="T3">new</text:span><text:span text:style-name="T14"> Class1(sc12, </text:span><text:span text:style-name="T50">"Class1c14DiffMethodInst"</text:span><text:span text:style-name="T14">);</text:span></text:p>
      <text:p text:style-name="P53"><text:tab/><text:tab/></text:p>
      <text:p text:style-name="P51">//Diff class, diff instance, Same method instance - synch matters</text:p>
      <text:p text:style-name="P54"><text:span text:style-name="T14"><text:tab/><text:tab/>Class1 c15 = </text:span><text:span text:style-name="T3">new</text:span><text:span text:style-name="T14"> Class1(sc11, </text:span><text:span text:style-name="T50">"Class1c15SameMethodInst"</text:span><text:span text:style-name="T14">);</text:span></text:p>
      <text:p text:style-name="P54"><text:span text:style-name="T14"><text:tab/><text:tab/>Class2 c21 = </text:span><text:span text:style-name="T3">new</text:span><text:span text:style-name="T14"> Class2(sc11, </text:span><text:span text:style-name="T50">"Class2c21SameMethodInst"</text:span><text:span text:style-name="T14">);</text:span></text:p>
      <text:p text:style-name="P53"><text:tab/><text:tab/></text:p>
      <text:p text:style-name="P51">//Diff class, diff instance, diff method instance - synch doesnt matters</text:p>
      <text:p text:style-name="P54"><text:soft-page-break/><text:span text:style-name="T14"><text:tab/><text:tab/>Class1 c16 = </text:span><text:span text:style-name="T3">new</text:span><text:span text:style-name="T14"> Class1(sc11, </text:span><text:span text:style-name="T50">"Class1c16DiffMethodInst"</text:span><text:span text:style-name="T14">);</text:span></text:p>
      <text:p text:style-name="P54"><text:span text:style-name="T14"><text:tab/><text:tab/>Class2 c22 = </text:span><text:span text:style-name="T3">new</text:span><text:span text:style-name="T14"> Class2(sc12, </text:span><text:span text:style-name="T50">"Class2c22DiffMethodInst"</text:span><text:span text:style-name="T14">);</text:span></text:p>
      <text:p text:style-name="P53"><text:tab/>}</text:p>
      <text:p text:style-name="P55"/>
      <text:p text:style-name="P31">}</text:p>
      <text:p text:style-name="P30">Output:</text:p>
      <text:p text:style-name="P32">Class1c11SameMethodInst method1 starts</text:p>
      <text:p text:style-name="P69"><text:tab/>Class1c14DiffMethodInst method1 starts</text:p>
      <text:p text:style-name="P69"><text:tab/>Class1c11SameMethodInst method1 completes</text:p>
      <text:p text:style-name="P69"><text:tab/>Class1c16DiffMethodInst method1 starts</text:p>
      <text:p text:style-name="P69"><text:tab/>Class1c14DiffMethodInst method1 completes</text:p>
      <text:p text:style-name="P69"><text:tab/>Class2c22DiffMethodInst method1 starts</text:p>
      <text:p text:style-name="P69"><text:tab/>Class1c16DiffMethodInst method1 completes</text:p>
      <text:p text:style-name="P69"><text:tab/>Class1c13DiffMethodInst method1 starts</text:p>
      <text:p text:style-name="P69"><text:tab/>Class2c22DiffMethodInst method1 completes</text:p>
      <text:p text:style-name="P69"><text:tab/>Class1c13DiffMethodInst method1 completes</text:p>
      <text:p text:style-name="P69"><text:tab/>Class2c21SameMethodInst method1 starts</text:p>
      <text:p text:style-name="P69"><text:tab/>Class2c21SameMethodInst method1 completes</text:p>
      <text:p text:style-name="P69"><text:tab/>Class1c15SameMethodInst method1 starts</text:p>
      <text:p text:style-name="P69"><text:tab/>Class1c15SameMethodInst method1 completes</text:p>
      <text:p text:style-name="P69"><text:tab/>Class1c12SameMethodInst method1 starts</text:p>
      <text:p text:style-name="P69"><text:tab/>Class1c12SameMethodInst method1 completes</text:p>
      <text:p text:style-name="P72"/>
      <text:list xml:id="list7923770885935390400" text:style-name="WWNum20">
        <text:list-item>
          <text:p text:style-name="P163">For clear understanding lets execute two cases at one go and comment out others.</text:p>
          <text:p text:style-name="P165"><text:span text:style-name="T31">1.</text:span><text:span text:style-name="T58">//same class, </text:span><text:span text:style-name="T60">diff</text:span><text:span text:style-name="T58"> instance, same method instance - synch matters</text:span></text:p>
        </text:list-item>
      </text:list>
      <text:p text:style-name="P67"><text:span text:style-name="T13"><text:tab/> <text:s/>Class1 </text:span><text:span text:style-name="T70">c11</text:span><text:span text:style-name="T13"> = </text:span><text:span text:style-name="T6">new</text:span><text:span text:style-name="T13"> Class1(</text:span><text:span text:style-name="T67">sc11</text:span><text:span text:style-name="T13">, </text:span><text:span text:style-name="T49">"Class1c11SameMethodInst"</text:span><text:span text:style-name="T13">);</text:span></text:p>
      <text:p text:style-name="P74"><text:span text:style-name="T29"><text:tab/> <text:s/>Class1 </text:span><text:span text:style-name="T69">c12</text:span><text:span text:style-name="T29"> = </text:span><text:span text:style-name="T8">new</text:span><text:span text:style-name="T29"> Class1(</text:span><text:span text:style-name="T68">sc11</text:span><text:span text:style-name="T29">, </text:span><text:span text:style-name="T52">"Class1c12SameMethodInst"</text:span><text:span text:style-name="T29">);</text:span></text:p>
      <text:p text:style-name="P69"><text:tab/> <text:s/>Ouptut:</text:p>
      <text:p text:style-name="P69"><text:tab/> <text:s/>Class1c11SameMethodInst method1 starts</text:p>
      <text:p text:style-name="P69"><text:tab/> <text:s/>Class1c11SameMethodInst method1 completes</text:p>
      <text:p text:style-name="P69"><text:tab/> <text:s/>Class1c12SameMethodInst method1 starts</text:p>
      <text:p text:style-name="P69"><text:tab/> <text:s/>Class1c12SameMethodInst method1 completes</text:p>
      <text:p text:style-name="P71"/>
      <text:p text:style-name="P75"><text:span text:style-name="T29"><text:tab/>2.</text:span><text:span text:style-name="T57">//same class, diff instance, separate method instance - synch doesnt <text:tab/> <text:s/>matters</text:span></text:p>
      <text:p text:style-name="P68"><text:span text:style-name="T13"><text:tab/> <text:s/>Class1 </text:span><text:span text:style-name="T67">c13</text:span><text:span text:style-name="T13"> = </text:span><text:span text:style-name="T6">new</text:span><text:span text:style-name="T13"> Class1(</text:span><text:span text:style-name="T67">sc11</text:span><text:span text:style-name="T13">, </text:span><text:span text:style-name="T49">"Class1c13DiffMethodInst"</text:span><text:span text:style-name="T13">);</text:span></text:p>
      <text:p text:style-name="P75"><text:span text:style-name="T29"><text:tab/> <text:s/>Class1 </text:span><text:span text:style-name="T68">c14</text:span><text:span text:style-name="T29"> = </text:span><text:span text:style-name="T8">new</text:span><text:span text:style-name="T29"> Class1(</text:span><text:span text:style-name="T68">sc12</text:span><text:span text:style-name="T29">, </text:span><text:span text:style-name="T52">"Class1c14DiffMethodInst"</text:span><text:span text:style-name="T29">);</text:span></text:p>
      <text:p text:style-name="P71"><text:tab/> <text:s/>Output:</text:p>
      <text:p text:style-name="P74"><text:span text:style-name="T32"><text:tab/> <text:s/></text:span><text:span text:style-name="T29">Class1c13DiffMethodInst method1 starts</text:span></text:p>
      <text:p text:style-name="P69"><text:tab/> <text:s/>Class1c14DiffMethodInst method1 starts</text:p>
      <text:p text:style-name="P69"><text:tab/> <text:s/>Class1c14DiffMethodInst method1 completes</text:p>
      <text:p text:style-name="P69"><text:tab/> <text:s/>Class1c13DiffMethodInst method1 completes</text:p>
      <text:p text:style-name="P69"/>
      <text:p text:style-name="P74"><text:span text:style-name="T29"><text:tab/>3.</text:span><text:span text:style-name="T59">//Diff class, diff instance, Same method instance - synch matters</text:span></text:p>
      <text:p text:style-name="P68"><text:span text:style-name="T13"><text:tab/> <text:s/>Class1 </text:span><text:span text:style-name="T67">c15</text:span><text:span text:style-name="T13"> = </text:span><text:span text:style-name="T6">new</text:span><text:span text:style-name="T13"> Class1(</text:span><text:span text:style-name="T67">sc11</text:span><text:span text:style-name="T13">, </text:span><text:span text:style-name="T49">"Class1c15SameMethodInst"</text:span><text:span text:style-name="T13">);</text:span></text:p>
      <text:p text:style-name="P75"><text:span text:style-name="T29"><text:tab/> <text:s/>Class2 </text:span><text:span text:style-name="T68">c21</text:span><text:span text:style-name="T29"> = </text:span><text:span text:style-name="T8">new</text:span><text:span text:style-name="T29"> Class2(</text:span><text:span text:style-name="T68">sc11</text:span><text:span text:style-name="T29">, </text:span><text:span text:style-name="T52">"Class2c21SameMethodInst"</text:span><text:span text:style-name="T29">);</text:span></text:p>
      <text:p text:style-name="P71"><text:tab/> <text:s/>Output:</text:p>
      <text:p text:style-name="P71"><text:tab/> <text:s/>Class1c15SameMethodInst method1 starts</text:p>
      <text:p text:style-name="P71"><text:tab/> <text:s/>Class1c15SameMethodInst method1 completes</text:p>
      <text:p text:style-name="P71"><text:tab/> <text:s/>Class2c21SameMethodInst method1 starts</text:p>
      <text:p text:style-name="P71"><text:tab/> <text:s/>Class2c21SameMethodInst method1 completes</text:p>
      <text:p text:style-name="P71"/>
      <text:p text:style-name="P75"><text:span text:style-name="T29"><text:tab/>4.</text:span><text:span text:style-name="T57">//Diff class, diff instance, diff method instance - synch doesnt <text:tab/> <text:s/>matters</text:span></text:p>
      <text:p text:style-name="P68"><text:span text:style-name="T13"><text:tab/> <text:s/>Class1 </text:span><text:span text:style-name="T67">c16</text:span><text:span text:style-name="T13"> = </text:span><text:span text:style-name="T6">new</text:span><text:span text:style-name="T13"> Class1(</text:span><text:span text:style-name="T67">sc11</text:span><text:span text:style-name="T13">, </text:span><text:span text:style-name="T49">"Class1c16DiffMethodInst"</text:span><text:span text:style-name="T13">);</text:span></text:p>
      <text:p text:style-name="P75"><text:span text:style-name="T29"><text:tab/> <text:s/>Class2 </text:span><text:span text:style-name="T68">c22</text:span><text:span text:style-name="T29"> = </text:span><text:span text:style-name="T8">new</text:span><text:span text:style-name="T29"> Class2(</text:span><text:span text:style-name="T68">sc12</text:span><text:span text:style-name="T29">, </text:span><text:span text:style-name="T52">"Class2c22DiffMethodInst"</text:span><text:span text:style-name="T29">);</text:span></text:p>
      <text:p text:style-name="P71"><text:tab/> <text:s/>Ouptut:</text:p>
      <text:p text:style-name="P71"><text:tab/> <text:s/>Class1c16DiffMethodInst method1 starts</text:p>
      <text:p text:style-name="P71"><text:tab/> <text:s/>Class2c22DiffMethodInst method1 starts</text:p>
      <text:p text:style-name="P71"><text:tab/> <text:s/>Class1c16DiffMethodInst method1 completes</text:p>
      <text:p text:style-name="P71"><text:soft-page-break/><text:tab/> <text:s/>Class2c22DiffMethodInst method1 completes</text:p>
      <text:p text:style-name="P69"/>
      <text:list xml:id="list171153860172583" text:continue-numbering="true" text:style-name="WWNum20">
        <text:list-item>
          <text:p text:style-name="P161"><text:span text:style-name="T21">This clearly explains Synchronization is only needed when two or more threads are working on the </text:span><text:span text:style-name="T24">same object</text:span><text:span text:style-name="T21"> at a same time. Ex : Two instances of same class c11-12 or two instances of diff class c15-c21 works on same object sc11 through two different threads Synchronization is needed. </text:span></text:p>
        </text:list-item>
        <text:list-item>
          <text:p text:style-name="P163">When two objects of the same class c13-14 or diff class c16-c22 works on two different instance at a same time sc11, sc12 resp. then synchronization is not needed. </text:p>
          <text:p text:style-name="P166"/>
        </text:list-item>
      </text:list>
      <text:list xml:id="list171153860169379" text:continue-list="list171153720162741" text:style-name="WWNum2">
        <text:list-item>
          <text:list>
            <text:list-item>
              <text:list>
                <text:list-item>
                  <text:list>
                    <text:list-item>
                      <text:list>
                        <text:list-item>
                          <text:list>
                            <text:list-header>
                              <text:p text:style-name="P167"><text:span text:style-name="T25">11. <text:s/></text:span><text:span text:style-name="T22">Interthread Communication through </text:span><text:span text:style-name="T23">wait()</text:span><text:span text:style-name="T22"> and </text:span><text:span text:style-name="T23">notify()</text:span><text:span text:style-name="T21"> :</text:span></text:p>
                            </text:list-header>
                          </text:list>
                        </text:list-item>
                      </text:list>
                    </text:list-item>
                  </text:list>
                </text:list-item>
              </text:list>
            </text:list-item>
          </text:list>
        </text:list-item>
      </text:list>
      <text:list xml:id="list171153860191932" text:continue-list="list171153767166889" text:style-name="WWNum16">
        <text:list-header>
          <text:p text:style-name="P168">-<text:tab/>In many occasions we will find that there is a dependency of one thread on another. For example <text:s text:c="4"/><text:tab/>simple producer and consumer classes. There is a int value N where producer writes and consumer <text:tab/>reads. We know that thread works mainly according to processors multithreading settings. It may <text:tab/>happen that producer may be writing the integer value but consumer is not reading it and when <text:tab/>consumer reads it will read only the latest value and haven’t read the previous ones. <text:s text:c="2"/>This happens <text:tab/>because there is no proper communication between these two threads. <text:s/>The output produced through <text:tab/>this is shown below with an example.</text:p>
        </text:list-header>
        <text:list-item>
          <text:p text:style-name="P138"><text:span text:style-name="T22">Example</text:span><text:span text:style-name="T21"> :</text:span></text:p>
        </text:list-item>
      </text:list>
      <text:p text:style-name="P57"><text:span text:style-name="T3">package</text:span><text:span text:style-name="T14"> multiThreading;</text:span></text:p>
      <text:p text:style-name="P58"/>
      <text:p text:style-name="P57"><text:span text:style-name="T3">class</text:span><text:span text:style-name="T14"> Q</text:span></text:p>
      <text:p text:style-name="P59">{</text:p>
      <text:p text:style-name="P57"><text:span text:style-name="T14"><text:tab/></text:span><text:span text:style-name="T3">int</text:span><text:span text:style-name="T14"> </text:span><text:span text:style-name="T42">n</text:span><text:span text:style-name="T14">;</text:span></text:p>
      <text:p text:style-name="P59"><text:tab/></text:p>
      <text:p text:style-name="P57"><text:span text:style-name="T14"><text:tab/></text:span><text:span text:style-name="T3">synchronized</text:span><text:span text:style-name="T14"> </text:span><text:span text:style-name="T3">void</text:span><text:span text:style-name="T14"> put(</text:span><text:span text:style-name="T3">int</text:span><text:span text:style-name="T14"> n)</text:span></text:p>
      <text:p text:style-name="P59"><text:tab/>{</text:p>
      <text:p text:style-name="P59"><text:tab/><text:tab/></text:p>
      <text:p text:style-name="P57"><text:span text:style-name="T14"><text:tab/><text:tab/></text:span><text:span text:style-name="T3">this</text:span><text:span text:style-name="T14">.</text:span><text:span text:style-name="T42">n</text:span><text:span text:style-name="T14"> = n;</text:span></text:p>
      <text:p text:style-name="P57"><text:span text:style-name="T14"><text:tab/><text:tab/></text:span><text:span text:style-name="T3">try</text:span><text:span text:style-name="T14"> {</text:span></text:p>
      <text:p text:style-name="P57"><text:span text:style-name="T14"><text:tab/><text:tab/><text:tab/>Thread.</text:span><text:span text:style-name="T15">sleep</text:span><text:span text:style-name="T14">(1000);</text:span></text:p>
      <text:p text:style-name="P57"><text:span text:style-name="T14"><text:tab/><text:tab/>} </text:span><text:span text:style-name="T3">catch</text:span><text:span text:style-name="T14"> (InterruptedException e) {</text:span></text:p>
      <text:p text:style-name="P57"><text:span text:style-name="T14"><text:tab/><text:tab/><text:tab/>System.</text:span><text:span text:style-name="T43">out</text:span><text:span text:style-name="T14">.println(</text:span><text:span text:style-name="T50">"inside put thread"</text:span><text:span text:style-name="T14">);</text:span></text:p>
      <text:p text:style-name="P59"><text:tab/><text:tab/>}</text:p>
      <text:p text:style-name="P57"><text:span text:style-name="T14"><text:tab/><text:tab/>System.</text:span><text:span text:style-name="T43">out</text:span><text:span text:style-name="T14">.println(</text:span><text:span text:style-name="T50">"put: "</text:span><text:span text:style-name="T14">+n);</text:span></text:p>
      <text:p text:style-name="P59"><text:tab/>}</text:p>
      <text:p text:style-name="P59"><text:tab/></text:p>
      <text:p text:style-name="P57"><text:span text:style-name="T14"><text:tab/></text:span><text:span text:style-name="T3">synchronized</text:span><text:span text:style-name="T14"> </text:span><text:span text:style-name="T3">int</text:span><text:span text:style-name="T14"> get()</text:span></text:p>
      <text:p text:style-name="P59"><text:tab/>{</text:p>
      <text:p text:style-name="P57"><text:span text:style-name="T14"><text:tab/><text:tab/>System.</text:span><text:span text:style-name="T43">out</text:span><text:span text:style-name="T14">.println(</text:span><text:span text:style-name="T50">"get: "</text:span><text:span text:style-name="T14">+</text:span><text:span text:style-name="T42">n</text:span><text:span text:style-name="T14">);</text:span></text:p>
      <text:p text:style-name="P57"><text:span text:style-name="T14"><text:tab/><text:tab/></text:span><text:span text:style-name="T3">return</text:span><text:span text:style-name="T14"> </text:span><text:span text:style-name="T42">n</text:span><text:span text:style-name="T14">;</text:span></text:p>
      <text:p text:style-name="P59"><text:tab/>}</text:p>
      <text:p text:style-name="P59">}</text:p>
      <text:p text:style-name="P58"/>
      <text:p text:style-name="P57"><text:span text:style-name="T3">class</text:span><text:span text:style-name="T14"> Producer </text:span><text:span text:style-name="T3">implements</text:span><text:span text:style-name="T14"> Runnable</text:span></text:p>
      <text:p text:style-name="P59">{</text:p>
      <text:p text:style-name="P57"><text:span text:style-name="T14"><text:tab/>Q </text:span><text:span text:style-name="T42">q</text:span><text:span text:style-name="T14">;</text:span></text:p>
      <text:p text:style-name="P59"><text:tab/>Producer(Q q)</text:p>
      <text:p text:style-name="P59"><text:tab/>{</text:p>
      <text:p text:style-name="P57"><text:span text:style-name="T14"><text:tab/><text:tab/></text:span><text:span text:style-name="T3">this</text:span><text:span text:style-name="T14">.</text:span><text:span text:style-name="T42">q</text:span><text:span text:style-name="T14"> = q;</text:span></text:p>
      <text:p text:style-name="P57"><text:span text:style-name="T14"><text:tab/><text:tab/></text:span><text:span text:style-name="T3">new</text:span><text:span text:style-name="T14"> Thread(</text:span><text:span text:style-name="T3">this</text:span><text:span text:style-name="T14">, </text:span><text:span text:style-name="T50">"producer"</text:span><text:span text:style-name="T14">).start();</text:span></text:p>
      <text:p text:style-name="P59"><text:tab/>}</text:p>
      <text:p text:style-name="P57"><text:span text:style-name="T14"><text:tab/></text:span><text:span text:style-name="T3">public</text:span><text:span text:style-name="T14"> </text:span><text:span text:style-name="T3">void</text:span><text:span text:style-name="T14"> run()</text:span></text:p>
      <text:p text:style-name="P59"><text:tab/>{</text:p>
      <text:p text:style-name="P57"><text:soft-page-break/><text:span text:style-name="T14"><text:tab/><text:tab/></text:span><text:span text:style-name="T4">for</text:span><text:span text:style-name="T19">(</text:span><text:span text:style-name="T4">int</text:span><text:span text:style-name="T19"> i=0; i&lt;5; i++)</text:span></text:p>
      <text:p text:style-name="P59"><text:tab/><text:tab/>{</text:p>
      <text:p text:style-name="P57"><text:span text:style-name="T14"><text:tab/><text:tab/><text:tab/></text:span><text:span text:style-name="T42">q</text:span><text:span text:style-name="T14">.put(i);</text:span></text:p>
      <text:p text:style-name="P59"><text:tab/><text:tab/>}</text:p>
      <text:p text:style-name="P59"><text:tab/>}</text:p>
      <text:p text:style-name="P59">}</text:p>
      <text:p text:style-name="P58"/>
      <text:p text:style-name="P57"><text:span text:style-name="T3">class</text:span><text:span text:style-name="T14"> Consumer </text:span><text:span text:style-name="T3">implements</text:span><text:span text:style-name="T14"> Runnable</text:span></text:p>
      <text:p text:style-name="P59">{</text:p>
      <text:p text:style-name="P57"><text:span text:style-name="T14"><text:tab/>Q </text:span><text:span text:style-name="T42">q</text:span><text:span text:style-name="T14">;</text:span></text:p>
      <text:p text:style-name="P59"><text:tab/>Consumer(Q q)</text:p>
      <text:p text:style-name="P59"><text:tab/>{</text:p>
      <text:p text:style-name="P57"><text:span text:style-name="T14"><text:tab/><text:tab/></text:span><text:span text:style-name="T3">this</text:span><text:span text:style-name="T14">.</text:span><text:span text:style-name="T42">q</text:span><text:span text:style-name="T14"> = q;</text:span></text:p>
      <text:p text:style-name="P57"><text:span text:style-name="T14"><text:tab/><text:tab/></text:span><text:span text:style-name="T3">new</text:span><text:span text:style-name="T14"> Thread(</text:span><text:span text:style-name="T3">this</text:span><text:span text:style-name="T14">, </text:span><text:span text:style-name="T50">"consumer"</text:span><text:span text:style-name="T14">).start();</text:span></text:p>
      <text:p text:style-name="P59"><text:tab/>}</text:p>
      <text:p text:style-name="P59"><text:tab/></text:p>
      <text:p text:style-name="P57"><text:span text:style-name="T14"><text:tab/></text:span><text:span text:style-name="T3">public</text:span><text:span text:style-name="T14"> </text:span><text:span text:style-name="T3">void</text:span><text:span text:style-name="T14"> run()</text:span></text:p>
      <text:p text:style-name="P59"><text:tab/>{</text:p>
      <text:p text:style-name="P57"><text:span text:style-name="T14"><text:tab/><text:tab/></text:span><text:span text:style-name="T3">while</text:span><text:span text:style-name="T14">(</text:span><text:span text:style-name="T42">q</text:span><text:span text:style-name="T14">.get()&lt; 4)</text:span></text:p>
      <text:p text:style-name="P59"><text:tab/><text:tab/>{</text:p>
      <text:p text:style-name="P57"><text:span text:style-name="T14"><text:tab/><text:tab/><text:tab/></text:span><text:span text:style-name="T42">q</text:span><text:span text:style-name="T14">.get();</text:span></text:p>
      <text:p text:style-name="P59"><text:tab/><text:tab/><text:tab/></text:p>
      <text:p text:style-name="P59"><text:tab/><text:tab/>}</text:p>
      <text:p text:style-name="P59"><text:tab/>}</text:p>
      <text:p text:style-name="P59">}</text:p>
      <text:p text:style-name="P58"/>
      <text:p text:style-name="P57"><text:span text:style-name="T3">public</text:span><text:span text:style-name="T14"> </text:span><text:span text:style-name="T3">class</text:span><text:span text:style-name="T14"> ProblemWithoutWaitNNotify</text:span></text:p>
      <text:p text:style-name="P59">{</text:p>
      <text:p text:style-name="P57"><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59"><text:tab/>{</text:p>
      <text:p text:style-name="P57"><text:span text:style-name="T14"><text:tab/><text:tab/>Q q = </text:span><text:span text:style-name="T3">new</text:span><text:span text:style-name="T14"> Q();</text:span></text:p>
      <text:p text:style-name="P57"><text:span text:style-name="T14"><text:tab/><text:tab/></text:span><text:span text:style-name="T3">new</text:span><text:span text:style-name="T14"> Producer(q);</text:span></text:p>
      <text:p text:style-name="P57"><text:span text:style-name="T14"><text:tab/><text:tab/></text:span><text:span text:style-name="T3">new</text:span><text:span text:style-name="T14"> Consumer(q);</text:span></text:p>
      <text:p text:style-name="P59"><text:tab/>}</text:p>
      <text:p text:style-name="P59">}</text:p>
      <text:p text:style-name="P59">Output:</text:p>
      <text:p text:style-name="P59">put: 0</text:p>
      <text:p text:style-name="P59">put: 1</text:p>
      <text:p text:style-name="P59">get: 1</text:p>
      <text:p text:style-name="P59">get: 1</text:p>
      <text:p text:style-name="P59">get: 1</text:p>
      <text:p text:style-name="P59">get: 1</text:p>
      <text:p text:style-name="P59">get: 1</text:p>
      <text:p text:style-name="P59">get: 1</text:p>
      <text:p text:style-name="P59">get: 1</text:p>
      <text:p text:style-name="P59">get: 1</text:p>
      <text:p text:style-name="P59">put: 2</text:p>
      <text:p text:style-name="P59">put: 3</text:p>
      <text:p text:style-name="P59">put: 4</text:p>
      <text:p text:style-name="P59">get: 4</text:p>
      <text:p text:style-name="P59">get: 4</text:p>
      <text:p text:style-name="P59"/>
      <text:p text:style-name="P59">Note : Above output may very from machine to machine depends on its multithreading workings.</text:p>
      <text:p text:style-name="P59"/>
      <text:p text:style-name="P60">As seen above in the output when ‘put’ was 0, ‘get’ was not reading it. But when put became 1 get started reading it many times because put went to sleep. But again when put was 2 and after 3, get was not reading it. In programme we can see the condition while(q.get()&lt;4) has been used but still get:4 got <text:soft-page-break/>executed. This is not because of while loop was not working but when q.get was 3 get started reading the integer value but meanwhile it got updated with 4 by put. </text:p>
      <text:list xml:id="list171153907186039" text:continue-numbering="true" text:style-name="WWNum16">
        <text:list-item>
          <text:p text:style-name="P139">wait() and notify() method:</text:p>
          <text:p text:style-name="P138"><text:span text:style-name="T33">wait()</text:span><text:span text:style-name="T20">:</text:span></text:p>
          <text:p text:style-name="P122"><text:span text:style-name="T72">public final void wait()</text:span><text:span text:style-name="T73">throws </text:span><text:span text:style-name="T74">InterruptedException</text:span></text:p>
        </text:list-item>
      </text:list>
      <text:p text:style-name="P103"><text:span text:style-name="T76"><text:tab/>Causes the current thread to wait until another thread invokes the </text:span><text:span text:style-name="Source_20_Text"><text:span text:style-name="T75">notify() </text:span></text:span><text:span text:style-name="T76">method or the <text:tab/></text:span><text:span text:style-name="Source_20_Text"><text:span text:style-name="T75">notifyAll() </text:span></text:span><text:span text:style-name="T76">method for this object. In other words, this method behaves exactly as if it simply <text:tab/>performs the call </text:span><text:span text:style-name="Source_20_Text"><text:span text:style-name="T76">wait(0)</text:span></text:span><text:span text:style-name="T76">.</text:span></text:p>
      <text:p text:style-name="P103"><text:span text:style-name="T76"><text:tab/>The current thread must own this object's monitor. The thread releases ownership of this <text:tab/>monitor and waits until another thread notifies threads waiting on this object's monitor to <text:tab/>wake up either through a call to the </text:span><text:span text:style-name="Source_20_Text"><text:span text:style-name="T76">notify </text:span></text:span><text:span text:style-name="T76">method or the </text:span><text:span text:style-name="Source_20_Text"><text:span text:style-name="T76">notifyAll </text:span></text:span><text:span text:style-name="T76">method. The thread then <text:tab/>waits until it can re-obtain ownership of the monitor and resumes execution.</text:span></text:p>
      <text:p text:style-name="P99"><text:tab/>As in the one argument version, interrupts and spurious wakeups are possible, and this <text:tab/>method should always be used in a loop:</text:p>
      <text:p text:style-name="P100"><text:s text:c="4"/><text:span text:style-name="T89"><text:s/></text:span><text:span text:style-name="T90">synchronized (obj) </text:span></text:p>
      <text:p text:style-name="P102"><text:tab/>{</text:p>
      <text:p text:style-name="P101"><text:s text:c="9"/><text:span text:style-name="T71">while (&lt;condition does not hold&gt;)</text:span></text:p>
      <text:p text:style-name="P101"><text:s text:c="13"/><text:span text:style-name="T71">obj.wait();</text:span></text:p>
      <text:p text:style-name="P101"><text:s text:c="9"/><text:span text:style-name="T71">... // Perform action appropriate to condition</text:span></text:p>
      <text:p text:style-name="P101"><text:s text:c="5"/><text:span text:style-name="T71">}</text:span></text:p>
      <text:p text:style-name="P100"><text:s/></text:p>
      <text:p text:style-name="P104"><text:span text:style-name="T76"><text:tab/>This method should only be called by a thread that is the owner of this object's monitor. See <text:tab/>the </text:span><text:span text:style-name="Source_20_Text"><text:span text:style-name="T76">notify </text:span></text:span><text:span text:style-name="T76">method for a description of the ways in which a thread can become the owner of a <text:tab/>monitor.</text:span></text:p>
      <text:p text:style-name="P98"><text:span text:style-name="Source_20_Text"><text:span text:style-name="T75"><text:tab/>IllegalMonitorStateException </text:span></text:span><text:span text:style-name="T76">- if the current thread is not the owner of the object's monitor.</text:span></text:p>
      <text:p text:style-name="P79"><text:span text:style-name="Source_20_Text"><text:span text:style-name="T75"><text:tab/>InterruptedException </text:span></text:span><text:span text:style-name="T76">- if any thread interrupted the current thread before or while the current <text:tab/>thread was waiting for a notification. The </text:span><text:span text:style-name="T78">interrupted status </text:span><text:span text:style-name="T76">of the current thread is cleared <text:tab/>when this exception is thrown.</text:span><text:span text:style-name="T34"> </text:span></text:p>
      <text:p text:style-name="P104"><text:span text:style-name="T76"><text:tab/></text:span><text:span text:style-name="T77">notify()</text:span><text:span text:style-name="T76"> :</text:span></text:p>
      <text:p text:style-name="P104"><text:span text:style-name="T76"><text:tab/></text:span><text:span text:style-name="T73">public final void notify()</text:span></text:p>
      <text:p text:style-name="P97"><text:span text:style-name="T76"><text:tab/>Wakes up a single thread that is waiting on this object's monitor. If any threads are waiting on <text:tab/>this object, one of them is chosen to be awakened. The choice is arbitrary and occurs at the <text:tab/>discretion of the implementation. A thread waits on an object's monitor by calling one of the <text:tab/></text:span><text:span text:style-name="Source_20_Text"><text:span text:style-name="T76">wait </text:span></text:span><text:span text:style-name="T76">methods.</text:span></text:p>
      <text:p text:style-name="P96"><text:soft-page-break/><text:tab/>The awakened thread will not be able to proceed until the current thread relinquishes the lock <text:tab/>on this object. The awakened thread will compete in the usual manner with any other threads <text:tab/>that might be actively competing to synchronize on this object; for example, the awakened <text:tab/>thread enjoys no reliable privilege or disadvantage in being the next thread to lock this object.</text:p>
      <text:p text:style-name="P96"><text:tab/>This method should only be called by a thread that is the owner of this object's monitor. A <text:tab/>thread becomes the owner of the object's monitor in one of three ways:</text:p>
      <text:list xml:id="list2129160067603728727" text:style-name="L4">
        <text:list-item>
          <text:p text:style-name="P119">By executing a synchronized instance method of that object.</text:p>
        </text:list-item>
        <text:list-item>
          <text:p text:style-name="P120"><text:span text:style-name="T76">By executing the body of a </text:span><text:span text:style-name="Source_20_Text"><text:span text:style-name="T76">synchronized </text:span></text:span><text:span text:style-name="T76">statement that synchronizes on the object.</text:span></text:p>
        </text:list-item>
        <text:list-item>
          <text:p text:style-name="P120"><text:span text:style-name="T76">For objects of type </text:span><text:span text:style-name="Source_20_Text"><text:span text:style-name="T76">Class, </text:span></text:span><text:span text:style-name="T76">by executing a synchronized static method of that class.</text:span></text:p>
        </text:list-item>
      </text:list>
      <text:p text:style-name="P96"><text:tab/>Only one thread at a time can own an object's monitor.</text:p>
      <text:list xml:id="list171153923191777" text:continue-list="list171153907186039" text:style-name="WWNum16">
        <text:list-item>
          <text:p text:style-name="P138"><text:span text:style-name="T20">Threads often have to coordinate their actions. The most common coordination idiom is the</text:span><text:span text:style-name="apple-converted-space"><text:span text:style-name="T20"> </text:span></text:span><text:span text:style-name="T26">guarded block</text:span><text:span text:style-name="T20">.</text:span><text:span text:style-name="T21"> Such a block begins by polling a condition which must be true before the block can proceed. <text:s/></text:span><text:span text:style-name="T10">It is resolved by using wait() and notify() or notifyAll() methods. <text:s/>Both of these methods are part of Object class. <text:s/>wait() suspends the current thread and the invocation of wait doesn’t return until another thread has issued a notification. </text:span></text:p>
        </text:list-item>
        <text:list-item>
          <text:p text:style-name="P138"><text:span text:style-name="T20">Note: Always invoke</text:span><text:span text:style-name="apple-converted-space"><text:span text:style-name="T20"> </text:span></text:span><text:span text:style-name="HTML_20_Code"><text:span text:style-name="T27">wait</text:span></text:span><text:span text:style-name="apple-converted-space"><text:span text:style-name="T27"> </text:span></text:span><text:span text:style-name="T20">inside a loop that tests for the condition being waited for. Don't assume that the interrupt was for the particular condition you were waiting for, or that the condition is still true.</text:span></text:p>
        </text:list-item>
        <text:list-item>
          <text:p text:style-name="P140">Shown below in improved version of preceding programme.</text:p>
        </text:list-item>
        <text:list-item>
          <text:p text:style-name="P138"><text:span text:style-name="T11">Example 1</text:span><text:span text:style-name="T10"> :</text:span></text:p>
        </text:list-item>
      </text:list>
      <text:p text:style-name="P57"><text:span text:style-name="T3">package</text:span><text:span text:style-name="T14"> multiThreading;</text:span></text:p>
      <text:p text:style-name="P58"/>
      <text:p text:style-name="P57"><text:span text:style-name="T3">class</text:span><text:span text:style-name="T14"> Q1</text:span></text:p>
      <text:p text:style-name="P59">{</text:p>
      <text:p text:style-name="P57"><text:span text:style-name="T14"><text:tab/></text:span><text:span text:style-name="T3">int</text:span><text:span text:style-name="T14"> </text:span><text:span text:style-name="T42">n</text:span><text:span text:style-name="T14">;</text:span></text:p>
      <text:p text:style-name="P57"><text:span text:style-name="T14"><text:tab/></text:span><text:span text:style-name="T3">boolean</text:span><text:span text:style-name="T14"> </text:span><text:span text:style-name="T42">valueSet</text:span><text:span text:style-name="T14"> = </text:span><text:span text:style-name="T3">false</text:span><text:span text:style-name="T14">;</text:span></text:p>
      <text:p text:style-name="P59"><text:tab/></text:p>
      <text:p text:style-name="P57"><text:span text:style-name="T14"><text:tab/></text:span><text:span text:style-name="T3">synchronized</text:span><text:span text:style-name="T14"> </text:span><text:span text:style-name="T3">void</text:span><text:span text:style-name="T14"> put(</text:span><text:span text:style-name="T3">int</text:span><text:span text:style-name="T14"> n)</text:span></text:p>
      <text:p text:style-name="P59"><text:tab/>{</text:p>
      <text:p text:style-name="P57"><text:span text:style-name="T14"><text:tab/><text:tab/></text:span><text:span text:style-name="T3">while</text:span><text:span text:style-name="T14">(</text:span><text:span text:style-name="T42">valueSet</text:span><text:span text:style-name="T14">)</text:span></text:p>
      <text:p text:style-name="P57"><text:span text:style-name="T14"><text:tab/><text:tab/><text:tab/></text:span><text:span text:style-name="T3">try</text:span><text:span text:style-name="T14"> {</text:span></text:p>
      <text:p text:style-name="P59"><text:tab/><text:tab/><text:tab/><text:tab/>wait();</text:p>
      <text:p text:style-name="P57"><text:span text:style-name="T14"><text:tab/><text:tab/><text:tab/>} </text:span><text:span text:style-name="T3">catch</text:span><text:span text:style-name="T14"> (InterruptedException e) {</text:span></text:p>
      <text:p text:style-name="P57"><text:span text:style-name="T14"><text:tab/><text:tab/><text:tab/><text:tab/>System.</text:span><text:span text:style-name="T43">out</text:span><text:span text:style-name="T14">.println(</text:span><text:span text:style-name="T50">"inside put wait"</text:span><text:span text:style-name="T14">);</text:span></text:p>
      <text:p text:style-name="P59"><text:tab/><text:tab/><text:tab/>}</text:p>
      <text:p text:style-name="P57"><text:span text:style-name="T14"><text:tab/><text:tab/></text:span><text:span text:style-name="T3">this</text:span><text:span text:style-name="T14">.</text:span><text:span text:style-name="T42">n</text:span><text:span text:style-name="T14"> = n;</text:span></text:p>
      <text:p text:style-name="P57"><text:span text:style-name="T14"><text:tab/><text:tab/>System.</text:span><text:span text:style-name="T43">out</text:span><text:span text:style-name="T14">.println(</text:span><text:span text:style-name="T50">"put: "</text:span><text:span text:style-name="T14">+n);</text:span></text:p>
      <text:p text:style-name="P57"><text:span text:style-name="T14"><text:tab/><text:tab/></text:span><text:span text:style-name="T42">valueSet</text:span><text:span text:style-name="T14"> = </text:span><text:span text:style-name="T3">true</text:span><text:span text:style-name="T14">;</text:span></text:p>
      <text:p text:style-name="P59"><text:tab/><text:tab/>notify();</text:p>
      <text:p text:style-name="P59"><text:tab/>}</text:p>
      <text:p text:style-name="P59"><text:tab/></text:p>
      <text:p text:style-name="P57"><text:span text:style-name="T14"><text:tab/></text:span><text:span text:style-name="T3">synchronized</text:span><text:span text:style-name="T14"> </text:span><text:span text:style-name="T3">int</text:span><text:span text:style-name="T14"> get()</text:span></text:p>
      <text:p text:style-name="P59"><text:tab/>{</text:p>
      <text:p text:style-name="P57"><text:span text:style-name="T14"><text:tab/><text:tab/></text:span><text:span text:style-name="T3">while</text:span><text:span text:style-name="T14">(!</text:span><text:span text:style-name="T42">valueSet</text:span><text:span text:style-name="T14">)</text:span></text:p>
      <text:p text:style-name="P57"><text:span text:style-name="T14"><text:tab/><text:tab/></text:span><text:span text:style-name="T3">try</text:span><text:span text:style-name="T14"> {</text:span></text:p>
      <text:p text:style-name="P59"><text:tab/><text:tab/><text:tab/>wait();</text:p>
      <text:p text:style-name="P57"><text:soft-page-break/><text:span text:style-name="T14"><text:tab/><text:tab/>} </text:span><text:span text:style-name="T3">catch</text:span><text:span text:style-name="T14"> (InterruptedException e) {</text:span></text:p>
      <text:p text:style-name="P57"><text:span text:style-name="T14"><text:tab/><text:tab/><text:tab/>System.</text:span><text:span text:style-name="T43">out</text:span><text:span text:style-name="T14">.println(</text:span><text:span text:style-name="T50">"inside get wait"</text:span><text:span text:style-name="T14">);</text:span></text:p>
      <text:p text:style-name="P59"><text:tab/><text:tab/>}</text:p>
      <text:p text:style-name="P57"><text:span text:style-name="T14"><text:tab/><text:tab/>System.</text:span><text:span text:style-name="T43">out</text:span><text:span text:style-name="T14">.println(</text:span><text:span text:style-name="T50">"get: "</text:span><text:span text:style-name="T14">+</text:span><text:span text:style-name="T42">n</text:span><text:span text:style-name="T14">);</text:span></text:p>
      <text:p text:style-name="P57"><text:span text:style-name="T14"><text:tab/><text:tab/></text:span><text:span text:style-name="T42">valueSet</text:span><text:span text:style-name="T14"> = </text:span><text:span text:style-name="T3">false</text:span><text:span text:style-name="T14">;</text:span></text:p>
      <text:p text:style-name="P59"><text:tab/><text:tab/>notify();</text:p>
      <text:p text:style-name="P57"><text:span text:style-name="T14"><text:tab/><text:tab/></text:span><text:span text:style-name="T3">return</text:span><text:span text:style-name="T14"> </text:span><text:span text:style-name="T42">n</text:span><text:span text:style-name="T14">;</text:span></text:p>
      <text:p text:style-name="P59"><text:tab/>}</text:p>
      <text:p text:style-name="P59">}</text:p>
      <text:p text:style-name="P58"/>
      <text:p text:style-name="P57"><text:span text:style-name="T3">class</text:span><text:span text:style-name="T14"> Producer1 </text:span><text:span text:style-name="T3">implements</text:span><text:span text:style-name="T14"> Runnable</text:span></text:p>
      <text:p text:style-name="P59">{</text:p>
      <text:p text:style-name="P57"><text:span text:style-name="T14"><text:tab/>Q1 </text:span><text:span text:style-name="T42">q</text:span><text:span text:style-name="T14">;</text:span></text:p>
      <text:p text:style-name="P59"><text:tab/>Producer1(Q1 q)</text:p>
      <text:p text:style-name="P59"><text:tab/>{</text:p>
      <text:p text:style-name="P57"><text:span text:style-name="T14"><text:tab/><text:tab/></text:span><text:span text:style-name="T3">this</text:span><text:span text:style-name="T14">.</text:span><text:span text:style-name="T42">q</text:span><text:span text:style-name="T14"> = q;</text:span></text:p>
      <text:p text:style-name="P57"><text:span text:style-name="T14"><text:tab/><text:tab/></text:span><text:span text:style-name="T3">new</text:span><text:span text:style-name="T14"> Thread(</text:span><text:span text:style-name="T3">this</text:span><text:span text:style-name="T14">, </text:span><text:span text:style-name="T50">"producer1"</text:span><text:span text:style-name="T14">).start();</text:span></text:p>
      <text:p text:style-name="P59"><text:tab/>}</text:p>
      <text:p text:style-name="P57"><text:span text:style-name="T14"><text:tab/></text:span><text:span text:style-name="T3">public</text:span><text:span text:style-name="T14"> </text:span><text:span text:style-name="T3">void</text:span><text:span text:style-name="T14"> run()</text:span></text:p>
      <text:p text:style-name="P59"><text:tab/>{</text:p>
      <text:p text:style-name="P57"><text:span text:style-name="T14"><text:tab/><text:tab/></text:span><text:span text:style-name="T3">for</text:span><text:span text:style-name="T14">(</text:span><text:span text:style-name="T3">int</text:span><text:span text:style-name="T14"> i=0; i&lt;5; i++)</text:span></text:p>
      <text:p text:style-name="P59"><text:tab/><text:tab/>{</text:p>
      <text:p text:style-name="P57"><text:span text:style-name="T14"><text:tab/><text:tab/><text:tab/></text:span><text:span text:style-name="T42">q</text:span><text:span text:style-name="T14">.put(i);</text:span></text:p>
      <text:p text:style-name="P59"><text:tab/><text:tab/>}</text:p>
      <text:p text:style-name="P59"><text:tab/>}</text:p>
      <text:p text:style-name="P59">}</text:p>
      <text:p text:style-name="P58"/>
      <text:p text:style-name="P57"><text:span text:style-name="T3">class</text:span><text:span text:style-name="T14"> Consumer1 </text:span><text:span text:style-name="T3">implements</text:span><text:span text:style-name="T14"> Runnable</text:span></text:p>
      <text:p text:style-name="P59">{</text:p>
      <text:p text:style-name="P57"><text:span text:style-name="T14"><text:tab/>Q1 </text:span><text:span text:style-name="T42">q</text:span><text:span text:style-name="T14">;</text:span></text:p>
      <text:p text:style-name="P59"><text:tab/>Consumer1(Q1 q)</text:p>
      <text:p text:style-name="P59"><text:tab/>{</text:p>
      <text:p text:style-name="P57"><text:span text:style-name="T14"><text:tab/><text:tab/></text:span><text:span text:style-name="T3">this</text:span><text:span text:style-name="T14">.</text:span><text:span text:style-name="T42">q</text:span><text:span text:style-name="T14"> = q;</text:span></text:p>
      <text:p text:style-name="P57"><text:span text:style-name="T14"><text:tab/><text:tab/></text:span><text:span text:style-name="T3">new</text:span><text:span text:style-name="T14"> Thread(</text:span><text:span text:style-name="T3">this</text:span><text:span text:style-name="T14">, </text:span><text:span text:style-name="T50">"consumer1"</text:span><text:span text:style-name="T14">).start();</text:span></text:p>
      <text:p text:style-name="P59"><text:tab/>}</text:p>
      <text:p text:style-name="P59"><text:tab/></text:p>
      <text:p text:style-name="P57"><text:span text:style-name="T14"><text:tab/></text:span><text:span text:style-name="T3">public</text:span><text:span text:style-name="T14"> </text:span><text:span text:style-name="T3">void</text:span><text:span text:style-name="T14"> run()</text:span></text:p>
      <text:p text:style-name="P59"><text:tab/>{</text:p>
      <text:p text:style-name="P57"><text:span text:style-name="T14"><text:tab/><text:tab/></text:span><text:span text:style-name="T3">while</text:span><text:span text:style-name="T14">(</text:span><text:span text:style-name="T42">q</text:span><text:span text:style-name="T14">.get()&lt; 4)</text:span></text:p>
      <text:p text:style-name="P59"><text:tab/><text:tab/>{</text:p>
      <text:p text:style-name="P57"><text:span text:style-name="T14"><text:tab/><text:tab/><text:tab/></text:span><text:span text:style-name="T42">q</text:span><text:span text:style-name="T14">.get();</text:span></text:p>
      <text:p text:style-name="P59"><text:tab/><text:tab/>}</text:p>
      <text:p text:style-name="P59"><text:tab/>}</text:p>
      <text:p text:style-name="P59">}</text:p>
      <text:p text:style-name="P58"/>
      <text:p text:style-name="P57"><text:span text:style-name="T3">public</text:span><text:span text:style-name="T14"> </text:span><text:span text:style-name="T3">class</text:span><text:span text:style-name="T14"> SolutionWithWaitNNotify</text:span></text:p>
      <text:p text:style-name="P59">{</text:p>
      <text:p text:style-name="P57"><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59"><text:tab/>{</text:p>
      <text:p text:style-name="P57"><text:span text:style-name="T14"><text:tab/><text:tab/>Q1 q = </text:span><text:span text:style-name="T3">new</text:span><text:span text:style-name="T14"> Q1();</text:span></text:p>
      <text:p text:style-name="P57"><text:span text:style-name="T14"><text:tab/><text:tab/></text:span><text:span text:style-name="T3">new</text:span><text:span text:style-name="T14"> Producer1(q);</text:span></text:p>
      <text:p text:style-name="P57"><text:span text:style-name="T14"><text:tab/><text:tab/></text:span><text:span text:style-name="T3">new</text:span><text:span text:style-name="T14"> Consumer1(q);</text:span></text:p>
      <text:p text:style-name="P59"><text:tab/>}</text:p>
      <text:p text:style-name="P59">}</text:p>
      <text:p text:style-name="P59">Output:</text:p>
      <text:p text:style-name="P59">put: 0</text:p>
      <text:p text:style-name="P59">get: 0</text:p>
      <text:p text:style-name="P59">put: 1</text:p>
      <text:p text:style-name="P59">get: 1</text:p>
      <text:p text:style-name="P59">put: 2</text:p>
      <text:p text:style-name="P59">get: 2</text:p>
      <text:p text:style-name="P59"><text:soft-page-break/>put: 3</text:p>
      <text:p text:style-name="P59">get: 3</text:p>
      <text:p text:style-name="P59">put: 4</text:p>
      <text:p text:style-name="P59">get: 4</text:p>
      <text:p text:style-name="P59"/>
      <text:list xml:id="list171153970165446" text:continue-numbering="true" text:style-name="WWNum16">
        <text:list-item>
          <text:p text:style-name="P169">It is very necessary to understand how the above program is working. When important point is <text:tab/>when put() or get(), get into while loop and execute wait() then that thread got suspended and <text:tab/>all instructions coming after while loop will not going to execute. Similarly when wait() is not <text:tab/>invoked then only instructions written after while loop will be executed.</text:p>
        </text:list-item>
      </text:list>
      <text:p text:style-name="P105"/>
      <text:list xml:id="list85419881160039372" text:style-name="L5">
        <text:list-item>
          <text:p text:style-name="P170">Example 2:</text:p>
          <text:list>
            <text:list-item>
              <text:list>
                <text:list-item>
                  <text:list>
                    <text:list-item>
                      <text:list>
                        <text:list-item>
                          <text:list>
                            <text:list-item>
                              <text:list>
                                <text:list-item>
                                  <text:list>
                                    <text:list-item>
                                      <text:list>
                                        <text:list-item>
                                          <text:list>
                                            <text:list-header>
                                              <text:p text:style-name="P127"><text:span text:style-name="T6">package</text:span> testProg;</text:p>
                                            </text:list-header>
                                          </text:list>
                                        </text:list-item>
                                      </text:list>
                                    </text:list-item>
                                  </text:list>
                                </text:list-item>
                              </text:list>
                            </text:list-item>
                          </text:list>
                        </text:list-item>
                      </text:list>
                    </text:list-item>
                  </text:list>
                </text:list-item>
              </text:list>
            </text:list-item>
          </text:list>
        </text:list-item>
      </text:list>
      <text:p text:style-name="P88"><text:span text:style-name="T6">public</text:span><text:span text:style-name="T13"> </text:span><text:span text:style-name="T6">class</text:span><text:span text:style-name="T13"> ThreadA {</text:span></text:p>
      <text:p text:style-name="P88"><text:span text:style-name="T13"><text:s text:c="4"/></text:span><text:span text:style-name="T6">public</text:span><text:span text:style-name="T13"> </text:span><text:span text:style-name="T6">static</text:span><text:span text:style-name="T13"> </text:span><text:span text:style-name="T6">void</text:span><text:span text:style-name="T13"> main(String[] </text:span><text:span text:style-name="T67">args</text:span><text:span text:style-name="T13">){</text:span></text:p>
      <text:p text:style-name="P88"><text:span text:style-name="T13"><text:s text:c="8"/>ThreadB </text:span><text:span text:style-name="T67">b</text:span><text:span text:style-name="T13"> = </text:span><text:span text:style-name="T6">new</text:span><text:span text:style-name="T13"> ThreadB();</text:span></text:p>
      <text:p text:style-name="P88"><text:span text:style-name="T13"><text:s text:c="8"/></text:span><text:span text:style-name="T67">b</text:span><text:span text:style-name="T13">.start();</text:span></text:p>
      <text:p text:style-name="P89"><text:s/></text:p>
      <text:p text:style-name="P88"><text:span text:style-name="T13"><text:s text:c="8"/></text:span><text:span text:style-name="T6">synchronized</text:span><text:span text:style-name="T13">(</text:span><text:span text:style-name="T67">b</text:span><text:span text:style-name="T13">){</text:span></text:p>
      <text:p text:style-name="P88"><text:span text:style-name="T13"><text:s text:c="11"/></text:span><text:span text:style-name="T6">try</text:span></text:p>
      <text:p text:style-name="P89"><text:s text:c="11"/>{</text:p>
      <text:p text:style-name="P88"><text:span text:style-name="T13"><text:s text:c="16"/>System.</text:span><text:span text:style-name="T47">out</text:span><text:span text:style-name="T13">.println(</text:span><text:span text:style-name="T49">"Waiting for b to complete..."</text:span><text:span text:style-name="T13">);</text:span></text:p>
      <text:p text:style-name="P88"><text:span text:style-name="T13"><text:s text:c="16"/></text:span><text:span text:style-name="T67">b</text:span><text:span text:style-name="T13">.wait();</text:span></text:p>
      <text:p text:style-name="P88"><text:span text:style-name="T13"><text:s text:c="11"/>}</text:span><text:span text:style-name="T6">catch</text:span><text:span text:style-name="T13">(InterruptedException </text:span><text:span text:style-name="T67">e</text:span><text:span text:style-name="T13">)</text:span></text:p>
      <text:p text:style-name="P89"><text:s text:c="11"/>{</text:p>
      <text:p text:style-name="P88"><text:span text:style-name="T13"><text:s text:c="16"/></text:span><text:span text:style-name="T67">e</text:span><text:span text:style-name="T13">.printStackTrace();</text:span></text:p>
      <text:p text:style-name="P89"><text:s text:c="11"/>}</text:p>
      <text:p text:style-name="P88"><text:span text:style-name="T13"><text:s text:c="13"/>System.</text:span><text:span text:style-name="T47">out</text:span><text:span text:style-name="T13">.println(</text:span><text:span text:style-name="T49">"Total is: "</text:span><text:span text:style-name="T13"> + </text:span><text:span text:style-name="T67">b</text:span><text:span text:style-name="T13">.</text:span><text:span text:style-name="T41">total</text:span><text:span text:style-name="T13">);</text:span></text:p>
      <text:p text:style-name="P89"><text:s text:c="8"/>}</text:p>
      <text:p text:style-name="P89"><text:s text:c="4"/>}</text:p>
      <text:p text:style-name="P89">}</text:p>
      <text:p text:style-name="P70"><text:s/></text:p>
      <text:p text:style-name="P90"><text:span text:style-name="T6">class</text:span><text:span text:style-name="T13"> ThreadB </text:span><text:span text:style-name="T6">extends</text:span><text:span text:style-name="T13"> Thread{</text:span></text:p>
      <text:p text:style-name="P91"><text:span text:style-name="T13"><text:s text:c="4"/></text:span><text:span text:style-name="T6">int</text:span><text:span text:style-name="T13"> </text:span><text:span text:style-name="T41">total</text:span><text:span text:style-name="T13">;</text:span></text:p>
      <text:p text:style-name="P91"><text:span text:style-name="T13"><text:s text:c="4"/></text:span><text:span text:style-name="T91">@Override</text:span></text:p>
      <text:p text:style-name="P91"><text:span text:style-name="T13"><text:s text:c="4"/></text:span><text:span text:style-name="T6">public</text:span><text:span text:style-name="T13"> </text:span><text:span text:style-name="T6">void</text:span><text:span text:style-name="T13"> run(){</text:span></text:p>
      <text:p text:style-name="P91"><text:span text:style-name="T13"><text:s text:c="8"/></text:span><text:span text:style-name="T6">synchronized</text:span><text:span text:style-name="T13">(</text:span><text:span text:style-name="T6">this</text:span><text:span text:style-name="T13">){</text:span></text:p>
      <text:p text:style-name="P91"><text:span text:style-name="T13"><text:s text:c="12"/></text:span><text:span text:style-name="T6">for</text:span><text:span text:style-name="T13">(</text:span><text:span text:style-name="T6">int</text:span><text:span text:style-name="T13"> </text:span><text:span text:style-name="T67">i</text:span><text:span text:style-name="T13">=0; </text:span><text:span text:style-name="T67">i</text:span><text:span text:style-name="T13">&lt;100 ; </text:span><text:span text:style-name="T67">i</text:span><text:span text:style-name="T13">++){</text:span></text:p>
      <text:p text:style-name="P91"><text:span text:style-name="T13"><text:s text:c="16"/></text:span><text:span text:style-name="T41">total</text:span><text:span text:style-name="T13"> += </text:span><text:span text:style-name="T67">i</text:span><text:span text:style-name="T13">;</text:span></text:p>
      <text:p text:style-name="P92"><text:s text:c="12"/>}</text:p>
      <text:p text:style-name="P92"><text:s text:c="12"/>notify();</text:p>
      <text:p text:style-name="P92"><text:s text:c="8"/>}</text:p>
      <text:p text:style-name="P92"><text:s text:c="4"/>}</text:p>
      <text:p text:style-name="P92">}</text:p>
      <text:p text:style-name="P92">Output:</text:p>
      <text:p text:style-name="P92">Waiting for b to complete...</text:p>
      <text:p text:style-name="P93">Total is: 4950</text:p>
      <text:list xml:id="list6084325204600999197" text:style-name="L6">
        <text:list-item>
          <text:p text:style-name="P128">If One removes wait() method from above programme then output would be</text:p>
          <text:p text:style-name="P129">Output:</text:p>
          <text:p text:style-name="P130">Waiting for b to complete...</text:p>
          <text:p text:style-name="P131">Total is: 0</text:p>
          <text:list>
            <text:list-item>
              <text:list>
                <text:list-item>
                  <text:list>
                    <text:list-item>
                      <text:list>
                        <text:list-item>
                          <text:list>
                            <text:list-item>
                              <text:p text:style-name="P132"><text:soft-page-break/>One should keep in mind that wait and notify should always be used inside a synchronized block(or method) otherwise an <text:span text:style-name="T89">IllegalMonitorStateException</text:span> will be thrown. Why this condition has been created could be explained by following example.</text:p>
                            </text:list-item>
                          </text:list>
                        </text:list-item>
                      </text:list>
                    </text:list-item>
                  </text:list>
                </text:list-item>
              </text:list>
            </text:list-item>
          </text:list>
        </text:list-item>
      </text:list>
      <text:p text:style-name="P109"><text:span text:style-name="T79">Let's illustrate what issues we would run into if</text:span><text:span text:style-name="T82"> </text:span><text:span text:style-name="Source_20_Text"><text:span text:style-name="T83">wait()</text:span></text:span><text:span text:style-name="T79">could be called outside of a synchronized block with a </text:span><text:span text:style-name="Strong_20_Emphasis"><text:span text:style-name="T80">concrete example</text:span></text:span><text:span text:style-name="T79">.</text:span></text:p>
      <text:p text:style-name="P110">Suppose we were to implement a blocking queue (I know, there is already one in the API :)</text:p>
      <text:p text:style-name="P110">A first attempt (without synchronization) could look something along the lines below</text:p>
      <text:p text:style-name="P112"><text:span text:style-name="Source_20_Text"><text:span text:style-name="T84">class</text:span></text:span><text:span text:style-name="Source_20_Text"><text:span text:style-name="T85"> </text:span></text:span><text:span text:style-name="Source_20_Text"><text:span text:style-name="T87">BlockingQueue</text:span></text:span><text:span text:style-name="Source_20_Text"><text:span text:style-name="T85"> {</text:span></text:span></text:p>
      <text:p text:style-name="P112"><text:span text:style-name="Source_20_Text"><text:span text:style-name="T86"><text:s text:c="4"/></text:span></text:span><text:span text:style-name="Source_20_Text"><text:span text:style-name="T87">Queue</text:span></text:span><text:span text:style-name="Source_20_Text"><text:span text:style-name="T85">&lt;</text:span></text:span><text:span text:style-name="Source_20_Text"><text:span text:style-name="T87">String</text:span></text:span><text:span text:style-name="Source_20_Text"><text:span text:style-name="T85">&gt; buffer = </text:span></text:span><text:span text:style-name="Source_20_Text"><text:span text:style-name="T84">new</text:span></text:span><text:span text:style-name="Source_20_Text"><text:span text:style-name="T85"> </text:span></text:span><text:span text:style-name="Source_20_Text"><text:span text:style-name="T87">LinkedList</text:span></text:span><text:span text:style-name="Source_20_Text"><text:span text:style-name="T85">&lt;</text:span></text:span><text:span text:style-name="Source_20_Text"><text:span text:style-name="T87">String</text:span></text:span><text:span text:style-name="Source_20_Text"><text:span text:style-name="T85">&gt;();</text:span></text:span></text:p>
      <text:p text:style-name="P113"/>
      <text:p text:style-name="P112"><text:span text:style-name="Source_20_Text"><text:span text:style-name="T86"><text:s text:c="4"/></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give(</text:span></text:span><text:span text:style-name="Source_20_Text"><text:span text:style-name="T87">String</text:span></text:span><text:span text:style-name="Source_20_Text"><text:span text:style-name="T85"> data) {</text:span></text:span></text:p>
      <text:p text:style-name="P112"><text:span text:style-name="Source_20_Text"><text:span text:style-name="T86"><text:s text:c="8"/></text:span></text:span><text:span text:style-name="Source_20_Text"><text:span text:style-name="T85">buffer.add(data);</text:span></text:span></text:p>
      <text:p text:style-name="P112"><text:span text:style-name="Source_20_Text"><text:span text:style-name="T86"><text:s text:c="8"/></text:span></text:span><text:span text:style-name="Source_20_Text"><text:span text:style-name="T85">notify(); <text:s text:c="18"/></text:span></text:span><text:span text:style-name="Source_20_Text"><text:span text:style-name="T88">// Since someone may be waiting in take!</text:span></text:span></text:p>
      <text:p text:style-name="P112"><text:span text:style-name="Source_20_Text"><text:span text:style-name="T86"><text:s text:c="4"/></text:span></text:span><text:span text:style-name="Source_20_Text"><text:span text:style-name="T85">}</text:span></text:span></text:p>
      <text:p text:style-name="P113"/>
      <text:p text:style-name="P112"><text:span text:style-name="Source_20_Text"><text:span text:style-name="T86"><text:s text:c="4"/></text:span></text:span><text:span text:style-name="Source_20_Text"><text:span text:style-name="T84">public</text:span></text:span><text:span text:style-name="Source_20_Text"><text:span text:style-name="T85"> </text:span></text:span><text:span text:style-name="Source_20_Text"><text:span text:style-name="T87">String</text:span></text:span><text:span text:style-name="Source_20_Text"><text:span text:style-name="T85"> take() </text:span></text:span><text:span text:style-name="Source_20_Text"><text:span text:style-name="T84">throws</text:span></text:span><text:span text:style-name="Source_20_Text"><text:span text:style-name="T85"> </text:span></text:span><text:span text:style-name="Source_20_Text"><text:span text:style-name="T87">InterruptedException</text:span></text:span><text:span text:style-name="Source_20_Text"><text:span text:style-name="T85"> {</text:span></text:span></text:p>
      <text:p text:style-name="P112"><text:span text:style-name="Source_20_Text"><text:span text:style-name="T86"><text:s text:c="8"/></text:span></text:span><text:span text:style-name="Source_20_Text"><text:span text:style-name="T84">while</text:span></text:span><text:span text:style-name="Source_20_Text"><text:span text:style-name="T85"> (buffer.isEmpty()) <text:s text:c="3"/></text:span></text:span><text:span text:style-name="Source_20_Text"><text:span text:style-name="T88">// don't use "if" due to spurious wakeups.</text:span></text:span></text:p>
      <text:p text:style-name="P112"><text:span text:style-name="Source_20_Text"><text:span text:style-name="T86"><text:s text:c="12"/></text:span></text:span><text:span text:style-name="Source_20_Text"><text:span text:style-name="T85">wait();</text:span></text:span></text:p>
      <text:p text:style-name="P112"><text:span text:style-name="Source_20_Text"><text:span text:style-name="T86"><text:s text:c="8"/></text:span></text:span><text:span text:style-name="Source_20_Text"><text:span text:style-name="T84">return</text:span></text:span><text:span text:style-name="Source_20_Text"><text:span text:style-name="T85"> buffer.remove();</text:span></text:span></text:p>
      <text:p text:style-name="P112"><text:span text:style-name="Source_20_Text"><text:span text:style-name="T86"><text:s text:c="4"/></text:span></text:span><text:span text:style-name="Source_20_Text"><text:span text:style-name="T85">}</text:span></text:span></text:p>
      <text:p text:style-name="P112"><text:span text:style-name="Source_20_Text"><text:span text:style-name="T85">}</text:span></text:span></text:p>
      <text:p text:style-name="P110">This is what could potentially happen:</text:p>
      <text:list xml:id="list5769798807266397956" text:style-name="L7">
        <text:list-item>
          <text:p text:style-name="P121"><text:span text:style-name="T79">A consumer thread calls </text:span><text:span text:style-name="Source_20_Text"><text:span text:style-name="T83">take()</text:span></text:span><text:span text:style-name="T79"> and sees that the </text:span><text:span text:style-name="Source_20_Text"><text:span text:style-name="T83">buffer.isEmpty()</text:span></text:span><text:span text:style-name="T79">.</text:span></text:p>
        </text:list-item>
        <text:list-item>
          <text:p text:style-name="P121"><text:span text:style-name="T79">Before the consumer thread goes on to call </text:span><text:span text:style-name="Source_20_Text"><text:span text:style-name="T79">wait()</text:span></text:span><text:span text:style-name="T79">, a producer thread comes along and invokes a full </text:span><text:span text:style-name="Source_20_Text"><text:span text:style-name="T83">give()</text:span></text:span><text:span text:style-name="T79">, that is, </text:span><text:span text:style-name="Source_20_Text"><text:span text:style-name="T83">buffer.add(data); notify();</text:span></text:span></text:p>
        </text:list-item>
        <text:list-item>
          <text:p text:style-name="P121"><text:span text:style-name="T79">The consumer thread will now call </text:span><text:span text:style-name="Source_20_Text"><text:span text:style-name="T83">wait()</text:span></text:span><text:span text:style-name="T79"> (and </text:span><text:span text:style-name="Emphasis"><text:span text:style-name="T81">miss</text:span></text:span><text:span text:style-name="T79"> the </text:span><text:span text:style-name="Source_20_Text"><text:span text:style-name="T83">notify()</text:span></text:span><text:span text:style-name="T79"> that was just called).</text:span></text:p>
        </text:list-item>
        <text:list-item>
          <text:p text:style-name="P121"><text:span text:style-name="T79">If unlucky, the producer thread won't produce more </text:span><text:span text:style-name="Source_20_Text"><text:span text:style-name="T83">give()</text:span></text:span><text:span text:style-name="T79"> as a result of the fact that the consumer thread never wakes up, and we have a dead-lock.</text:span></text:p>
        </text:list-item>
      </text:list>
      <text:p text:style-name="P111"><text:span text:style-name="T79">Once you understand the issue, the solution is obvious: Always perform </text:span><text:span text:style-name="Source_20_Text"><text:span text:style-name="T83">give</text:span></text:span><text:span text:style-name="T83">/</text:span><text:span text:style-name="Source_20_Text"><text:span text:style-name="T83">notify</text:span></text:span><text:span text:style-name="T79"> and </text:span><text:span text:style-name="Source_20_Text"><text:span text:style-name="T83">isEmpty</text:span></text:span><text:span text:style-name="T83">/</text:span><text:span text:style-name="Source_20_Text"><text:span text:style-name="T83">wait</text:span></text:span><text:span text:style-name="T79"> atomically.</text:span></text:p>
      <text:p text:style-name="P110">Without going into details: This synchronization issue is universal. w<text:span text:style-name="T89">ait/notify</text:span> is all about communication between threads, so you'll always end up with a race condition similar to the one described above. This is why the "only wait inside synchronized" rule is enforced.</text:p>
      <text:p text:style-name="P108"/>
      <text:list xml:id="list171154017193626" text:continue-list="list171153860169379" text:style-name="WWNum2">
        <text:list-item>
          <text:p text:style-name="P154"><text:span text:style-name="T22">DeadLock</text:span><text:span text:style-name="T21"> :</text:span></text:p>
        </text:list-item>
      </text:list>
      <text:p text:style-name="P42"><text:soft-page-break/></text:p>
      <text:list xml:id="list171154017184708" text:continue-list="list171153970165446" text:style-name="WWNum16">
        <text:list-item>
          <text:p text:style-name="P171">Deadlock occurs when two threads have a circular dependency on a pair of synchronized objects. </text:p>
        </text:list-item>
        <text:list-item>
          <text:p text:style-name="P171">Deadlock mainly occurs due to synchronized methods are present and a thread accessing one synchronized method holds all other synchronized methods of same object for other thread as shown in the example below.</text:p>
        </text:list-item>
        <text:list-item>
          <text:p text:style-name="P171">Example: </text:p>
        </text:list-item>
      </text:list>
      <text:p text:style-name="P7"/>
      <text:p text:style-name="P33"><text:span text:style-name="T3">package</text:span><text:span text:style-name="T14"> multiThreading;</text:span></text:p>
      <text:p text:style-name="P34"/>
      <text:p text:style-name="P33"><text:span text:style-name="T3">class</text:span><text:span text:style-name="T14"> A </text:span></text:p>
      <text:p text:style-name="P38">{</text:p>
      <text:p text:style-name="P33"><text:span text:style-name="T14"><text:tab/></text:span><text:span text:style-name="T3">synchronized</text:span><text:span text:style-name="T14"> </text:span><text:span text:style-name="T3">void</text:span><text:span text:style-name="T14"> foo(B b)</text:span></text:p>
      <text:p text:style-name="P38"><text:tab/>{</text:p>
      <text:p text:style-name="P33"><text:span text:style-name="T14"><text:tab/><text:tab/>String name = Thread.</text:span><text:span text:style-name="T15">currentThread</text:span><text:span text:style-name="T14">().getName();</text:span></text:p>
      <text:p text:style-name="P33"><text:span text:style-name="T14"><text:tab/><text:tab/>System.</text:span><text:span text:style-name="T43">out</text:span><text:span text:style-name="T14">.println(name+</text:span><text:span text:style-name="T50">" entered A.foo"</text:span><text:span text:style-name="T14">);</text:span></text:p>
      <text:p text:style-name="P38"><text:tab/><text:tab/></text:p>
      <text:p text:style-name="P33"><text:span text:style-name="T14"><text:tab/><text:tab/></text:span><text:span text:style-name="T3">try</text:span><text:span text:style-name="T14"> {</text:span></text:p>
      <text:p text:style-name="P33"><text:span text:style-name="T14"><text:tab/><text:tab/><text:tab/>Thread.</text:span><text:span text:style-name="T15">sleep</text:span><text:span text:style-name="T14">(1000);</text:span></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A Interrupted"</text:span><text:span text:style-name="T14">);</text:span></text:p>
      <text:p text:style-name="P38"><text:tab/><text:tab/>}</text:p>
      <text:p text:style-name="P33"><text:span text:style-name="T14"><text:tab/><text:tab/>System.</text:span><text:span text:style-name="T43">out</text:span><text:span text:style-name="T14">.println(name+</text:span><text:span text:style-name="T50">" trying to call B's last"</text:span><text:span text:style-name="T14">);</text:span></text:p>
      <text:p text:style-name="P38"><text:tab/><text:tab/>b.last();</text:p>
      <text:p text:style-name="P38"><text:tab/>}</text:p>
      <text:p text:style-name="P38"><text:tab/></text:p>
      <text:p text:style-name="P33"><text:span text:style-name="T14"><text:tab/></text:span><text:span text:style-name="T3">synchronized</text:span><text:span text:style-name="T14"> </text:span><text:span text:style-name="T3">void</text:span><text:span text:style-name="T14"> last()</text:span></text:p>
      <text:p text:style-name="P38"><text:tab/>{</text:p>
      <text:p text:style-name="P33"><text:span text:style-name="T14"><text:tab/><text:tab/>System.</text:span><text:span text:style-name="T43">out</text:span><text:span text:style-name="T14">.println(</text:span><text:span text:style-name="T50">"inside A.last"</text:span><text:span text:style-name="T14">);</text:span></text:p>
      <text:p text:style-name="P38"><text:tab/>}</text:p>
      <text:p text:style-name="P38">}</text:p>
      <text:p text:style-name="P34"/>
      <text:p text:style-name="P33"><text:span text:style-name="T3">class</text:span><text:span text:style-name="T14"> B</text:span></text:p>
      <text:p text:style-name="P38">{</text:p>
      <text:p text:style-name="P33"><text:span text:style-name="T14"><text:tab/></text:span><text:span text:style-name="T3">synchronized</text:span><text:span text:style-name="T14"> </text:span><text:span text:style-name="T3">void</text:span><text:span text:style-name="T14"> bar(A a)</text:span></text:p>
      <text:p text:style-name="P38"><text:tab/>{</text:p>
      <text:p text:style-name="P33"><text:span text:style-name="T14"><text:tab/><text:tab/>String name = Thread.</text:span><text:span text:style-name="T15">currentThread</text:span><text:span text:style-name="T14">().getName();</text:span></text:p>
      <text:p text:style-name="P33"><text:span text:style-name="T14"><text:tab/><text:tab/>System.</text:span><text:span text:style-name="T43">out</text:span><text:span text:style-name="T14">.println(name+</text:span><text:span text:style-name="T50">" entered B.bar"</text:span><text:span text:style-name="T14">);</text:span></text:p>
      <text:p text:style-name="P33"><text:span text:style-name="T14"><text:tab/><text:tab/></text:span><text:span text:style-name="T3">try</text:span><text:span text:style-name="T14"> {</text:span></text:p>
      <text:p text:style-name="P33"><text:span text:style-name="T14"><text:tab/><text:tab/><text:tab/>Thread.</text:span><text:span text:style-name="T15">sleep</text:span><text:span text:style-name="T14">(1000);</text:span></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B Interrupted"</text:span><text:span text:style-name="T14">);</text:span></text:p>
      <text:p text:style-name="P38"><text:tab/><text:tab/>}</text:p>
      <text:p text:style-name="P33"><text:span text:style-name="T14"><text:tab/><text:tab/>System.</text:span><text:span text:style-name="T43">out</text:span><text:span text:style-name="T14">.println(name+</text:span><text:span text:style-name="T50">" trying to call A's last"</text:span><text:span text:style-name="T14">);</text:span></text:p>
      <text:p text:style-name="P38"><text:tab/><text:tab/>a.last();</text:p>
      <text:p text:style-name="P38"><text:tab/>}</text:p>
      <text:p text:style-name="P38"><text:tab/></text:p>
      <text:p text:style-name="P33"><text:span text:style-name="T14"><text:tab/></text:span><text:span text:style-name="T3">synchronized</text:span><text:span text:style-name="T14"> </text:span><text:span text:style-name="T3">void</text:span><text:span text:style-name="T14"> last()</text:span></text:p>
      <text:p text:style-name="P38"><text:tab/>{</text:p>
      <text:p text:style-name="P33"><text:span text:style-name="T14"><text:tab/><text:tab/>System.</text:span><text:span text:style-name="T43">out</text:span><text:span text:style-name="T14">.println(</text:span><text:span text:style-name="T50">"inside B.last"</text:span><text:span text:style-name="T14">);</text:span></text:p>
      <text:p text:style-name="P38"><text:tab/>}</text:p>
      <text:p text:style-name="P38">}</text:p>
      <text:p text:style-name="P33"><text:span text:style-name="T3">public</text:span><text:span text:style-name="T14"> </text:span><text:span text:style-name="T3">class</text:span><text:span text:style-name="T14"> DeadLockPgm </text:span><text:span text:style-name="T3">implements</text:span><text:span text:style-name="T14"> Runnable</text:span></text:p>
      <text:p text:style-name="P38">{</text:p>
      <text:p text:style-name="P33"><text:span text:style-name="T14"><text:tab/>A </text:span><text:span text:style-name="T42">a</text:span><text:span text:style-name="T14"> = </text:span><text:span text:style-name="T3">new</text:span><text:span text:style-name="T14"> A();</text:span></text:p>
      <text:p text:style-name="P33"><text:span text:style-name="T14"><text:tab/>B </text:span><text:span text:style-name="T42">b</text:span><text:span text:style-name="T14"> = </text:span><text:span text:style-name="T3">new</text:span><text:span text:style-name="T14"> B();</text:span></text:p>
      <text:p text:style-name="P38"><text:tab/></text:p>
      <text:p text:style-name="P38"><text:tab/>DeadLockPgm()</text:p>
      <text:p text:style-name="P38"><text:tab/>{</text:p>
      <text:p text:style-name="P33"><text:soft-page-break/><text:span text:style-name="T14"><text:tab/><text:tab/>Thread.</text:span><text:span text:style-name="T15">currentThread</text:span><text:span text:style-name="T14">().setName(</text:span><text:span text:style-name="T50">"MainThread"</text:span><text:span text:style-name="T14">);</text:span></text:p>
      <text:p text:style-name="P33"><text:span text:style-name="T14"><text:tab/><text:tab/>Thread t = </text:span><text:span text:style-name="T3">new</text:span><text:span text:style-name="T14"> Thread(</text:span><text:span text:style-name="T3">this</text:span><text:span text:style-name="T14">, </text:span><text:span text:style-name="T50">"Racing Thread"</text:span><text:span text:style-name="T14">);</text:span></text:p>
      <text:p text:style-name="P38"><text:tab/><text:tab/>t.start();</text:p>
      <text:p text:style-name="P33"><text:span text:style-name="T14"><text:tab/><text:tab/></text:span><text:span text:style-name="T42">a</text:span><text:span text:style-name="T14">.foo(</text:span><text:span text:style-name="T42">b</text:span><text:span text:style-name="T14">);</text:span></text:p>
      <text:p text:style-name="P33"><text:span text:style-name="T14"><text:tab/><text:tab/>System.</text:span><text:span text:style-name="T43">out</text:span><text:span text:style-name="T14">.println(</text:span><text:span text:style-name="T50">"back in main thread"</text:span><text:span text:style-name="T14">);</text:span></text:p>
      <text:p text:style-name="P38"><text:tab/>}</text:p>
      <text:p text:style-name="P33"><text:span text:style-name="T14"><text:tab/></text:span><text:span text:style-name="T3">public</text:span><text:span text:style-name="T14"> </text:span><text:span text:style-name="T3">void</text:span><text:span text:style-name="T14"> run()</text:span></text:p>
      <text:p text:style-name="P38"><text:tab/>{</text:p>
      <text:p text:style-name="P33"><text:span text:style-name="T14"><text:tab/><text:tab/></text:span><text:span text:style-name="T42">b</text:span><text:span text:style-name="T14">.bar(</text:span><text:span text:style-name="T42">a</text:span><text:span text:style-name="T14">);</text:span></text:p>
      <text:p text:style-name="P33"><text:span text:style-name="T14"><text:tab/><text:tab/>System.</text:span><text:span text:style-name="T43">out</text:span><text:span text:style-name="T14">.println(</text:span><text:span text:style-name="T50">"back in other thread"</text:span><text:span text:style-name="T14">);</text:span></text:p>
      <text:p text:style-name="P38"><text:tab/>}</text:p>
      <text:p text:style-name="P38"><text:tab/></text:p>
      <text:p text:style-name="P33"><text:span text:style-name="T14"><text:tab/></text:span><text:span text:style-name="T3">public</text:span><text:span text:style-name="T14"> </text:span><text:span text:style-name="T3">static</text:span><text:span text:style-name="T14"> </text:span><text:span text:style-name="T3">void</text:span><text:span text:style-name="T14"> main(String[] args)</text:span></text:p>
      <text:p text:style-name="P38"><text:tab/>{</text:p>
      <text:p text:style-name="P33"><text:span text:style-name="T14"><text:tab/><text:tab/></text:span><text:span text:style-name="T3">new</text:span><text:span text:style-name="T14"> DeadLockPgm();</text:span></text:p>
      <text:p text:style-name="P38"><text:tab/>}</text:p>
      <text:p text:style-name="P38">}</text:p>
      <text:p text:style-name="P38">Output:</text:p>
      <text:p text:style-name="P38">MainThread entered A.foo</text:p>
      <text:p text:style-name="P38">Racing Thread entered B.bar</text:p>
      <text:p text:style-name="P38">Racing Thread trying to call A's last</text:p>
      <text:p text:style-name="P38">MainThread trying to call B's last</text:p>
      <text:p text:style-name="P2"/>
      <text:list xml:id="list171154064165899" text:continue-numbering="true" text:style-name="WWNum16">
        <text:list-item>
          <text:p text:style-name="P164">Above programme never ends and A’s last and B’s last will be never called because of deadlock.</text:p>
        </text:list-item>
      </text:list>
      <text:p text:style-name="P7"/>
      <text:list xml:id="list171154064191954" text:continue-list="list171154017193626" text:style-name="WWNum2">
        <text:list-item>
          <text:p text:style-name="P154"><text:span text:style-name="T22">Suspending, Resuming and Stopping Threads</text:span><text:span text:style-name="T21"> :</text:span></text:p>
        </text:list-item>
      </text:list>
      <text:p text:style-name="P6"/>
      <text:list xml:id="list171154064165396" text:continue-list="list171154064165899" text:style-name="WWNum16">
        <text:list-item>
          <text:p text:style-name="P160"><text:span text:style-name="T21">Sometime it is necessary to suspended(or paused) a thread and suspended thread can be resumed at any time. In </text:span><text:span text:style-name="T24">java 1.0</text:span><text:span text:style-name="T21"> both of these tasks are achieved through </text:span><text:span text:style-name="T24">suspend()</text:span><text:span text:style-name="T21"> and </text:span><text:span text:style-name="T24">resume()</text:span><text:span text:style-name="T21"> method defined in thread class. Now both of these methods have been deprecated(will be scratched below in the pgm). But it is also necessary to know them as one may need to work on legacy classes for some old codes. Example for them is shown below.</text:span></text:p>
        </text:list-item>
        <text:list-item>
          <text:p text:style-name="P160"><text:span text:style-name="T22">Example</text:span><text:span text:style-name="T21"> :</text:span></text:p>
        </text:list-item>
      </text:list>
      <text:p text:style-name="P33"><text:span text:style-name="T3">package</text:span><text:span text:style-name="T14"> multiThreading;</text:span></text:p>
      <text:p text:style-name="P34"/>
      <text:p text:style-name="P33"><text:span text:style-name="T3">class</text:span><text:span text:style-name="T14"> SuspendResumeClass1 </text:span><text:span text:style-name="T3">implements</text:span><text:span text:style-name="T14"> Runnable</text:span></text:p>
      <text:p text:style-name="P38">{</text:p>
      <text:p text:style-name="P33"><text:span text:style-name="T14"><text:tab/>String </text:span><text:span text:style-name="T42">str</text:span><text:span text:style-name="T14">;</text:span></text:p>
      <text:p text:style-name="P33"><text:span text:style-name="T14"><text:tab/>Thread </text:span><text:span text:style-name="T42">t</text:span><text:span text:style-name="T14">;</text:span></text:p>
      <text:p text:style-name="P38"><text:tab/>SuspendResumeClass1(String name)</text:p>
      <text:p text:style-name="P38"><text:tab/>{</text:p>
      <text:p text:style-name="P33"><text:span text:style-name="T14"><text:tab/><text:tab/></text:span><text:span text:style-name="T42">str</text:span><text:span text:style-name="T14"> = name;</text:span></text:p>
      <text:p text:style-name="P33"><text:span text:style-name="T14"><text:tab/> <text:s text:c="3"/></text:span><text:span text:style-name="T42">t</text:span><text:span text:style-name="T14"> = </text:span><text:span text:style-name="T3">new</text:span><text:span text:style-name="T14"> Thread(</text:span><text:span text:style-name="T3">this</text:span><text:span text:style-name="T14">, </text:span><text:span text:style-name="T42">str</text:span><text:span text:style-name="T14">);</text:span></text:p>
      <text:p text:style-name="P33"><text:span text:style-name="T14"><text:tab/> <text:s text:c="3"/>System.</text:span><text:span text:style-name="T43">out</text:span><text:span text:style-name="T14">.println(</text:span><text:span text:style-name="T50">"new thread :"</text:span><text:span text:style-name="T14">+</text:span><text:span text:style-name="T42">t</text:span><text:span text:style-name="T14">);</text:span></text:p>
      <text:p text:style-name="P33"><text:span text:style-name="T14"><text:tab/> <text:s text:c="3"/></text:span><text:span text:style-name="T42">t</text:span><text:span text:style-name="T14">.start();</text:span></text:p>
      <text:p text:style-name="P38"><text:tab/>}</text:p>
      <text:p text:style-name="P33"><text:span text:style-name="T14"><text:tab/></text:span><text:span text:style-name="T3">public</text:span><text:span text:style-name="T14"> </text:span><text:span text:style-name="T3">void</text:span><text:span text:style-name="T14"> run()</text:span></text:p>
      <text:p text:style-name="P38"><text:tab/>{</text:p>
      <text:p text:style-name="P33"><text:span text:style-name="T14"><text:tab/><text:tab/></text:span><text:span text:style-name="T3">try</text:span><text:span text:style-name="T14"> {</text:span></text:p>
      <text:p text:style-name="P33"><text:span text:style-name="T14"><text:tab/><text:tab/><text:tab/></text:span><text:span text:style-name="T3">for</text:span><text:span text:style-name="T14">(</text:span><text:span text:style-name="T3">int</text:span><text:span text:style-name="T14"> i = 15; i&gt;0 ; i--)</text:span></text:p>
      <text:p text:style-name="P38"><text:tab/><text:tab/><text:tab/>{</text:p>
      <text:p text:style-name="P33"><text:span text:style-name="T14"><text:tab/><text:tab/><text:tab/><text:tab/>System.</text:span><text:span text:style-name="T43">out</text:span><text:span text:style-name="T14">.println(</text:span><text:span text:style-name="T42">str</text:span><text:span text:style-name="T14">+</text:span><text:span text:style-name="T50">" :"</text:span><text:span text:style-name="T14">+i);</text:span></text:p>
      <text:p text:style-name="P33"><text:span text:style-name="T14"><text:tab/><text:tab/><text:tab/><text:tab/>Thread.</text:span><text:span text:style-name="T15">sleep</text:span><text:span text:style-name="T14">(200);</text:span></text:p>
      <text:p text:style-name="P38"><text:tab/><text:tab/><text:tab/>}</text:p>
      <text:p text:style-name="P33"><text:span text:style-name="T14"><text:tab/><text:tab/>} </text:span><text:span text:style-name="T3">catch</text:span><text:span text:style-name="T14"> (InterruptedException e) {</text:span></text:p>
      <text:p text:style-name="P38"><text:tab/><text:tab/><text:tab/></text:p>
      <text:p text:style-name="P33"><text:span text:style-name="T14"><text:tab/><text:tab/><text:tab/>System.</text:span><text:span text:style-name="T43">out</text:span><text:span text:style-name="T14">.println(</text:span><text:span text:style-name="T42">str</text:span><text:span text:style-name="T14">+</text:span><text:span text:style-name="T50">" interrupted"</text:span><text:span text:style-name="T14">);</text:span></text:p>
      <text:p text:style-name="P38"><text:soft-page-break/><text:tab/><text:tab/>}</text:p>
      <text:p text:style-name="P33"><text:span text:style-name="T14"><text:tab/><text:tab/>System.</text:span><text:span text:style-name="T43">out</text:span><text:span text:style-name="T14">.println(</text:span><text:span text:style-name="T42">str</text:span><text:span text:style-name="T14">+</text:span><text:span text:style-name="T50">" exiting"</text:span><text:span text:style-name="T14">);</text:span></text:p>
      <text:p text:style-name="P38"><text:tab/>}</text:p>
      <text:p text:style-name="P38">}</text:p>
      <text:p text:style-name="P34"/>
      <text:p text:style-name="P33"><text:span text:style-name="T3">public</text:span><text:span text:style-name="T14"> </text:span><text:span text:style-name="T3">class</text:span><text:span text:style-name="T14"> SuspendResumeClass </text:span></text:p>
      <text:p text:style-name="P38">{</text:p>
      <text:p text:style-name="P33"><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38"><text:tab/>{</text:p>
      <text:p text:style-name="P33"><text:span text:style-name="T14"><text:tab/><text:tab/>SuspendResumeClass1 src1 = </text:span><text:span text:style-name="T3">new</text:span><text:span text:style-name="T14"> SuspendResumeClass1(</text:span><text:span text:style-name="T50">"one"</text:span><text:span text:style-name="T14">);</text:span></text:p>
      <text:p text:style-name="P33"><text:span text:style-name="T14"><text:tab/><text:tab/>SuspendResumeClass1 src2 = </text:span><text:span text:style-name="T3">new</text:span><text:span text:style-name="T14"> SuspendResumeClass1(</text:span><text:span text:style-name="T50">"two"</text:span><text:span text:style-name="T14">);</text:span></text:p>
      <text:p text:style-name="P38"><text:tab/><text:tab/></text:p>
      <text:p text:style-name="P33"><text:span text:style-name="T14"><text:tab/><text:tab/></text:span><text:span text:style-name="T3">try</text:span><text:span text:style-name="T14"> {</text:span></text:p>
      <text:p text:style-name="P33"><text:span text:style-name="T14"><text:tab/><text:tab/><text:tab/></text:span><text:span text:style-name="T18">Thread.</text:span><text:span text:style-name="T16">sleep</text:span><text:span text:style-name="T18">(1000);</text:span></text:p>
      <text:p text:style-name="P40"><text:span text:style-name="T14"><text:tab/><text:tab/><text:tab/>src1.</text:span><text:span text:style-name="T42">t</text:span><text:span text:style-name="T14">.</text:span><text:span text:style-name="T28">suspend</text:span><text:span text:style-name="T14">();</text:span></text:p>
      <text:p text:style-name="P40"><text:span text:style-name="T14"><text:tab/><text:tab/><text:tab/>System.</text:span><text:span text:style-name="T43">out</text:span><text:span text:style-name="T14">.println(</text:span><text:span text:style-name="T50">"Suspending thread one"</text:span><text:span text:style-name="T14">);</text:span></text:p>
      <text:p text:style-name="P40"><text:span text:style-name="T14"><text:tab/><text:tab/><text:tab/>Thread.</text:span><text:span text:style-name="T15">sleep</text:span><text:span text:style-name="T14">(1000);</text:span></text:p>
      <text:p text:style-name="P40"><text:span text:style-name="T14"><text:tab/><text:tab/><text:tab/>src1.</text:span><text:span text:style-name="T42">t</text:span><text:span text:style-name="T14">.</text:span><text:span text:style-name="T28">resume</text:span><text:span text:style-name="T14">();</text:span></text:p>
      <text:p text:style-name="P40"><text:span text:style-name="T14"><text:tab/><text:tab/><text:tab/>System.</text:span><text:span text:style-name="T43">out</text:span><text:span text:style-name="T14">.println(</text:span><text:span text:style-name="T50">"resuming thread one"</text:span><text:span text:style-name="T14">);</text:span></text:p>
      <text:p text:style-name="P40"><text:span text:style-name="T14"><text:tab/><text:tab/><text:tab/>src2.</text:span><text:span text:style-name="T42">t</text:span><text:span text:style-name="T14">.</text:span><text:span text:style-name="T28">suspend</text:span><text:span text:style-name="T14">();</text:span></text:p>
      <text:p text:style-name="P40"><text:span text:style-name="T14"><text:tab/><text:tab/><text:tab/>System.</text:span><text:span text:style-name="T43">out</text:span><text:span text:style-name="T14">.println(</text:span><text:span text:style-name="T50">"Suspending thread two"</text:span><text:span text:style-name="T14">);</text:span></text:p>
      <text:p text:style-name="P40"><text:span text:style-name="T14"><text:tab/><text:tab/><text:tab/>Thread.</text:span><text:span text:style-name="T15">sleep</text:span><text:span text:style-name="T14">(1000);</text:span></text:p>
      <text:p text:style-name="P40"><text:span text:style-name="T14"><text:tab/><text:tab/><text:tab/>src2.</text:span><text:span text:style-name="T42">t</text:span><text:span text:style-name="T14">.</text:span><text:span text:style-name="T28">resume</text:span><text:span text:style-name="T14">();</text:span></text:p>
      <text:p text:style-name="P40"><text:span text:style-name="T14"><text:tab/><text:tab/><text:tab/>System.</text:span><text:span text:style-name="T43">out</text:span><text:span text:style-name="T14">.println(</text:span><text:span text:style-name="T50">"resuming thread two"</text:span><text:span text:style-name="T14">);</text:span></text:p>
      <text:p text:style-name="P38"><text:tab/><text:tab/><text:tab/></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main interrupted"</text:span><text:span text:style-name="T14">);</text:span></text:p>
      <text:p text:style-name="P38"><text:tab/><text:tab/>}</text:p>
      <text:p text:style-name="P33"><text:span text:style-name="T14"><text:tab/><text:tab/></text:span><text:span text:style-name="T3">try</text:span><text:span text:style-name="T14"> {</text:span></text:p>
      <text:p text:style-name="P33"><text:span text:style-name="T14"><text:tab/><text:tab/><text:tab/>System.</text:span><text:span text:style-name="T43">out</text:span><text:span text:style-name="T14">.println(</text:span><text:span text:style-name="T50">"wating for thread to finish"</text:span><text:span text:style-name="T14">);</text:span></text:p>
      <text:p text:style-name="P33"><text:span text:style-name="T14"><text:tab/><text:tab/><text:tab/>src1.</text:span><text:span text:style-name="T42">t</text:span><text:span text:style-name="T14">.join();</text:span></text:p>
      <text:p text:style-name="P33"><text:span text:style-name="T14"><text:tab/><text:tab/><text:tab/>src2.</text:span><text:span text:style-name="T42">t</text:span><text:span text:style-name="T14">.join();</text:span></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main interrupted"</text:span><text:span text:style-name="T14">);</text:span></text:p>
      <text:p text:style-name="P38"><text:tab/><text:tab/>}</text:p>
      <text:p text:style-name="P33"><text:span text:style-name="T14"><text:tab/><text:tab/>System.</text:span><text:span text:style-name="T43">out</text:span><text:span text:style-name="T14">.println(</text:span><text:span text:style-name="T50">"exiting main"</text:span><text:span text:style-name="T14">);</text:span></text:p>
      <text:p text:style-name="P38"><text:tab/>}</text:p>
      <text:p text:style-name="P38">}</text:p>
      <text:p text:style-name="P38">Output:</text:p>
      <text:p text:style-name="P38">new thread :Thread[one,5,main]</text:p>
      <text:p text:style-name="P38">new thread :Thread[two,5,main]</text:p>
      <text:p text:style-name="P38">one :15</text:p>
      <text:p text:style-name="P38">two :15</text:p>
      <text:p text:style-name="P38">one :14</text:p>
      <text:p text:style-name="P38">two :14</text:p>
      <text:p text:style-name="P38">one :13</text:p>
      <text:p text:style-name="P38">two :13</text:p>
      <text:p text:style-name="P38">one :12</text:p>
      <text:p text:style-name="P38">two :12</text:p>
      <text:p text:style-name="P38">one :11</text:p>
      <text:p text:style-name="P38">two :11</text:p>
      <text:p text:style-name="P38">one :10</text:p>
      <text:p text:style-name="P38">Suspending thread one</text:p>
      <text:p text:style-name="P38">two :10</text:p>
      <text:p text:style-name="P38">two :9</text:p>
      <text:p text:style-name="P38">two :8</text:p>
      <text:p text:style-name="P38">two :7</text:p>
      <text:p text:style-name="P38">two :6</text:p>
      <text:p text:style-name="P38">resuming thread one</text:p>
      <text:p text:style-name="P38">Suspending thread two</text:p>
      <text:p text:style-name="P38">one :9</text:p>
      <text:p text:style-name="P38"><text:soft-page-break/>one :8</text:p>
      <text:p text:style-name="P38">one :7</text:p>
      <text:p text:style-name="P38">one :6</text:p>
      <text:p text:style-name="P38">one :5</text:p>
      <text:p text:style-name="P38">one :4</text:p>
      <text:p text:style-name="P38">two :5</text:p>
      <text:p text:style-name="P38">resuming thread two</text:p>
      <text:p text:style-name="P38">wating for thread to finish</text:p>
      <text:p text:style-name="P38">two :4</text:p>
      <text:p text:style-name="P38">one :3</text:p>
      <text:p text:style-name="P38">one :2</text:p>
      <text:p text:style-name="P38">two :3</text:p>
      <text:p text:style-name="P38">one :1</text:p>
      <text:p text:style-name="P38">two :2</text:p>
      <text:p text:style-name="P38">two :1</text:p>
      <text:p text:style-name="P38">one exiting</text:p>
      <text:p text:style-name="P38">two exiting</text:p>
      <text:p text:style-name="P38">exiting main</text:p>
      <text:p text:style-name="P2"/>
      <text:list xml:id="list171154110192378" text:continue-numbering="true" text:style-name="WWNum16">
        <text:list-item>
          <text:p text:style-name="P164">A thread can be stopped using method stop() and once stopped then thread cannot be resumed again.</text:p>
        </text:list-item>
        <text:list-item>
          <text:p text:style-name="P164">Example 2:</text:p>
        </text:list-item>
      </text:list>
      <text:p text:style-name="P49">public static Object cacheLock = new Object();</text:p>
      <text:p text:style-name="P49"><text:s text:c="2"/>public static Object tableLock = new Object();</text:p>
      <text:p text:style-name="P49"><text:s text:c="2"/>...</text:p>
      <text:p text:style-name="P49"><text:s text:c="2"/>public void oneMethod() {</text:p>
      <text:p text:style-name="P49"><text:s text:c="4"/>synchronized (cacheLock) {</text:p>
      <text:p text:style-name="P49"><text:s text:c="6"/>synchronized (tableLock) { </text:p>
      <text:p text:style-name="P49"><text:s text:c="8"/>doSomething();</text:p>
      <text:p text:style-name="P49"><text:s text:c="6"/>}</text:p>
      <text:p text:style-name="P49"><text:s text:c="4"/>}</text:p>
      <text:p text:style-name="P49"><text:s text:c="2"/>}</text:p>
      <text:p text:style-name="P49"><text:s text:c="2"/>public void anotherMethod() {</text:p>
      <text:p text:style-name="P49"><text:s text:c="4"/>synchronized (tableLock) {</text:p>
      <text:p text:style-name="P49"><text:s text:c="6"/>synchronized (cacheLock) { </text:p>
      <text:p text:style-name="P49"><text:s text:c="8"/>doSomethingElse();</text:p>
      <text:p text:style-name="P49"><text:s text:c="6"/>}</text:p>
      <text:p text:style-name="P49"><text:s text:c="4"/>}</text:p>
      <text:p text:style-name="P49"><text:s text:c="2"/>}</text:p>
      <text:p text:style-name="P80"><text:span text:style-name="T65">Now, imagine that thread A calls </text:span><text:span text:style-name="T66">oneMethod() </text:span><text:span text:style-name="T65">while thread B simultaneously calls</text:span><text:span text:style-name="T66">anotherMethod()</text:span><text:span text:style-name="T65">. Imagine further that thread A acquires the lock on </text:span><text:span text:style-name="T66">cacheLock</text:span><text:span text:style-name="T65">, and, at the same time, thread B acquires the lock on </text:span><text:span text:style-name="T66">tableLock</text:span><text:span text:style-name="T65">. Now the threads are deadlocked: neither thread will give up its lock until it acquires the other lock, but neither will be able to acquire the other lock until the other thread gives it up. When a Java program deadlocks, the deadlocking threads simply wait forever. While other threads might continue running, you will eventually have to kill the program, restart it, and hope that it doesn't deadlock again.</text:span></text:p>
      <text:p text:style-name="P6"/>
      <text:list xml:id="list171154110176118" text:continue-numbering="true" text:style-name="WWNum16">
        <text:list-item>
          <text:p text:style-name="P160"><text:span text:style-name="T22">After Java 2.0</text:span><text:span text:style-name="T21"> :</text:span></text:p>
        </text:list-item>
      </text:list>
      <text:p text:style-name="P22">After java 2.0 it has been found that method suspend() can cause serious system failures. For example if a thread is accessing critical synchronized data structure and if it has been suspended then the lock for the method dont get released and other threads waiting for the methods get deadlocked. Method resume() has been deprecated because it is only useful with suspend(). </text:p>
      <text:list xml:id="list171154110163558" text:continue-numbering="true" text:style-name="WWNum16">
        <text:list-item>
          <text:p text:style-name="P162">Method stop() too has been deprecated because it is too can cause problems. Lets say for example a thread is writing something to a critical synchronized data structure and in between it has been stopped. <text:soft-page-break/>It will make it unlock but the other thread who are going to accessing the same data structure get corrupted version of it because of half work done by the previous thread. </text:p>
        </text:list-item>
        <text:list-item>
          <text:p text:style-name="P162">All suspend(), resume() and stop() has been deprecated in java 2.0. </text:p>
        </text:list-item>
        <text:list-item>
          <text:p text:style-name="P162">In place of them Object methods wait() and notify() will be used for the same purpose. Below programme explains how.</text:p>
        </text:list-item>
      </text:list>
      <text:p text:style-name="P5"/>
      <text:p text:style-name="P33"><text:span text:style-name="T3">package</text:span><text:span text:style-name="T14"> multiThreading;</text:span></text:p>
      <text:p text:style-name="P34"/>
      <text:p text:style-name="P33"><text:span text:style-name="T3">class</text:span><text:span text:style-name="T14"> SuspendResumeWithWaitNNotify1 </text:span><text:span text:style-name="T3">implements</text:span><text:span text:style-name="T14"> Runnable</text:span></text:p>
      <text:p text:style-name="P38">{</text:p>
      <text:p text:style-name="P33"><text:span text:style-name="T14"><text:tab/>String </text:span><text:span text:style-name="T42">str</text:span><text:span text:style-name="T14">;</text:span></text:p>
      <text:p text:style-name="P33"><text:span text:style-name="T14"><text:tab/>Thread </text:span><text:span text:style-name="T42">t</text:span><text:span text:style-name="T14">;</text:span></text:p>
      <text:p text:style-name="P33"><text:span text:style-name="T14"><text:tab/></text:span><text:span text:style-name="T3">boolean</text:span><text:span text:style-name="T14"> </text:span><text:span text:style-name="T42">SuspendFlag</text:span><text:span text:style-name="T14">;</text:span></text:p>
      <text:p text:style-name="P38"><text:tab/>SuspendResumeWithWaitNNotify1(String name)</text:p>
      <text:p text:style-name="P38"><text:tab/>{</text:p>
      <text:p text:style-name="P33"><text:span text:style-name="T14"><text:tab/><text:tab/></text:span><text:span text:style-name="T42">str</text:span><text:span text:style-name="T14"> = name;</text:span></text:p>
      <text:p text:style-name="P33"><text:span text:style-name="T14"><text:tab/> <text:s text:c="3"/></text:span><text:span text:style-name="T42">t</text:span><text:span text:style-name="T14"> = </text:span><text:span text:style-name="T3">new</text:span><text:span text:style-name="T14"> Thread(</text:span><text:span text:style-name="T3">this</text:span><text:span text:style-name="T14">, </text:span><text:span text:style-name="T42">str</text:span><text:span text:style-name="T14">);</text:span></text:p>
      <text:p text:style-name="P33"><text:span text:style-name="T14"><text:tab/> <text:s text:c="3"/>System.</text:span><text:span text:style-name="T43">out</text:span><text:span text:style-name="T14">.println(</text:span><text:span text:style-name="T50">"new thread :"</text:span><text:span text:style-name="T14">+</text:span><text:span text:style-name="T42">t</text:span><text:span text:style-name="T14">);</text:span></text:p>
      <text:p text:style-name="P33"><text:span text:style-name="T14"><text:tab/> <text:s text:c="3"/></text:span><text:span text:style-name="T42">SuspendFlag</text:span><text:span text:style-name="T14"> = </text:span><text:span text:style-name="T3">false</text:span><text:span text:style-name="T14">;</text:span></text:p>
      <text:p text:style-name="P33"><text:span text:style-name="T14"><text:tab/> <text:s text:c="3"/></text:span><text:span text:style-name="T42">t</text:span><text:span text:style-name="T14">.start();</text:span></text:p>
      <text:p text:style-name="P38"><text:tab/>}</text:p>
      <text:p text:style-name="P38"><text:tab/></text:p>
      <text:p text:style-name="P33"><text:span text:style-name="T14"><text:tab/></text:span><text:span text:style-name="T3">public</text:span><text:span text:style-name="T14"> </text:span><text:span text:style-name="T3">void</text:span><text:span text:style-name="T14"> run()</text:span></text:p>
      <text:p text:style-name="P38"><text:tab/>{</text:p>
      <text:p text:style-name="P33"><text:span text:style-name="T14"><text:tab/><text:tab/></text:span><text:span text:style-name="T3">try</text:span><text:span text:style-name="T14"> {</text:span></text:p>
      <text:p text:style-name="P33"><text:span text:style-name="T14"><text:tab/><text:tab/><text:tab/></text:span><text:span text:style-name="T3">for</text:span><text:span text:style-name="T14">(</text:span><text:span text:style-name="T3">int</text:span><text:span text:style-name="T14"> i = 15; i&gt;0 ; i--)</text:span></text:p>
      <text:p text:style-name="P38"><text:tab/><text:tab/><text:tab/>{</text:p>
      <text:p text:style-name="P33"><text:span text:style-name="T14"><text:tab/><text:tab/><text:tab/><text:tab/>System.</text:span><text:span text:style-name="T43">out</text:span><text:span text:style-name="T14">.println(</text:span><text:span text:style-name="T42">str</text:span><text:span text:style-name="T14">+</text:span><text:span text:style-name="T50">" :"</text:span><text:span text:style-name="T14">+i);</text:span></text:p>
      <text:p text:style-name="P33"><text:span text:style-name="T14"><text:tab/><text:tab/><text:tab/><text:tab/>Thread.</text:span><text:span text:style-name="T15">sleep</text:span><text:span text:style-name="T14">(200);</text:span></text:p>
      <text:p text:style-name="P33"><text:span text:style-name="T14"><text:tab/><text:tab/><text:tab/><text:tab/></text:span><text:span text:style-name="T3">synchronized</text:span><text:span text:style-name="T14">(</text:span><text:span text:style-name="T3">this</text:span><text:span text:style-name="T14">)</text:span></text:p>
      <text:p text:style-name="P38"><text:tab/><text:tab/><text:tab/><text:tab/>{</text:p>
      <text:p text:style-name="P33"><text:span text:style-name="T14"><text:tab/><text:tab/><text:tab/><text:tab/><text:tab/></text:span><text:span text:style-name="T3">while</text:span><text:span text:style-name="T14">(</text:span><text:span text:style-name="T42">SuspendFlag</text:span><text:span text:style-name="T14">)</text:span></text:p>
      <text:p text:style-name="P38"><text:tab/><text:tab/><text:tab/><text:tab/><text:tab/>{</text:p>
      <text:p text:style-name="P38"><text:tab/><text:tab/><text:tab/><text:tab/><text:tab/><text:tab/>wait();</text:p>
      <text:p text:style-name="P38"><text:tab/><text:tab/><text:tab/><text:tab/><text:tab/>}</text:p>
      <text:p text:style-name="P38"><text:tab/><text:tab/><text:tab/><text:tab/>}</text:p>
      <text:p text:style-name="P38"><text:tab/><text:tab/><text:tab/>}</text:p>
      <text:p text:style-name="P33"><text:span text:style-name="T14"><text:tab/><text:tab/>} </text:span><text:span text:style-name="T3">catch</text:span><text:span text:style-name="T14"> (InterruptedException e) {</text:span></text:p>
      <text:p text:style-name="P38"><text:tab/><text:tab/><text:tab/></text:p>
      <text:p text:style-name="P33"><text:span text:style-name="T14"><text:tab/><text:tab/><text:tab/>System.</text:span><text:span text:style-name="T43">out</text:span><text:span text:style-name="T14">.println(</text:span><text:span text:style-name="T42">str</text:span><text:span text:style-name="T14">+</text:span><text:span text:style-name="T50">" interrupted"</text:span><text:span text:style-name="T14">);</text:span></text:p>
      <text:p text:style-name="P38"><text:tab/><text:tab/>}</text:p>
      <text:p text:style-name="P33"><text:span text:style-name="T14"><text:tab/><text:tab/>System.</text:span><text:span text:style-name="T43">out</text:span><text:span text:style-name="T14">.println(</text:span><text:span text:style-name="T42">str</text:span><text:span text:style-name="T14">+</text:span><text:span text:style-name="T50">" exiting"</text:span><text:span text:style-name="T14">);</text:span></text:p>
      <text:p text:style-name="P38"><text:tab/>}</text:p>
      <text:p text:style-name="P38"><text:tab/></text:p>
      <text:p text:style-name="P33"><text:span text:style-name="T14"><text:tab/></text:span><text:span text:style-name="T3">synchronized</text:span><text:span text:style-name="T14"> </text:span><text:span text:style-name="T3">void</text:span><text:span text:style-name="T14"> mySuspend()</text:span></text:p>
      <text:p text:style-name="P38"><text:tab/>{</text:p>
      <text:p text:style-name="P33"><text:span text:style-name="T14"><text:tab/><text:tab/></text:span><text:span text:style-name="T42">SuspendFlag</text:span><text:span text:style-name="T14"> = </text:span><text:span text:style-name="T3">true</text:span><text:span text:style-name="T14">;</text:span></text:p>
      <text:p text:style-name="P38"><text:tab/>}</text:p>
      <text:p text:style-name="P38"><text:tab/></text:p>
      <text:p text:style-name="P33"><text:span text:style-name="T14"><text:tab/></text:span><text:span text:style-name="T3">synchronized</text:span><text:span text:style-name="T14"> </text:span><text:span text:style-name="T3">void</text:span><text:span text:style-name="T14"> myResume()</text:span></text:p>
      <text:p text:style-name="P38"><text:tab/>{</text:p>
      <text:p text:style-name="P33"><text:span text:style-name="T14"><text:tab/><text:tab/></text:span><text:span text:style-name="T42">SuspendFlag</text:span><text:span text:style-name="T14"> = </text:span><text:span text:style-name="T3">false</text:span><text:span text:style-name="T14">;</text:span></text:p>
      <text:p text:style-name="P38"><text:tab/><text:tab/>notify();</text:p>
      <text:p text:style-name="P38"><text:tab/>}</text:p>
      <text:p text:style-name="P38">}</text:p>
      <text:p text:style-name="P34"/>
      <text:p text:style-name="P33"><text:span text:style-name="T3">public</text:span><text:span text:style-name="T14"> </text:span><text:span text:style-name="T3">class</text:span><text:span text:style-name="T14"> SuspendResumeWithWaitNNotify </text:span></text:p>
      <text:p text:style-name="P38"><text:soft-page-break/>{</text:p>
      <text:p text:style-name="P33"><text:span text:style-name="T14"><text:tab/></text:span><text:span text:style-name="T3">public</text:span><text:span text:style-name="T14"> </text:span><text:span text:style-name="T3">static</text:span><text:span text:style-name="T14"> </text:span><text:span text:style-name="T3">void</text:span><text:span text:style-name="T14"> main(String[] args) </text:span></text:p>
      <text:p text:style-name="P38"><text:tab/>{</text:p>
      <text:p text:style-name="P33"><text:span text:style-name="T14"><text:tab/><text:tab/>SuspendResumeWithWaitNNotify1 src1 = </text:span><text:span text:style-name="T3">new</text:span><text:span text:style-name="T14"> SuspendResumeWithWaitNNotify1(</text:span><text:span text:style-name="T50">"one"</text:span><text:span text:style-name="T14">);</text:span></text:p>
      <text:p text:style-name="P33"><text:span text:style-name="T14"><text:tab/><text:tab/>SuspendResumeWithWaitNNotify1 src2 = </text:span><text:span text:style-name="T3">new</text:span><text:span text:style-name="T14"> SuspendResumeWithWaitNNotify1(</text:span><text:span text:style-name="T50">"two"</text:span><text:span text:style-name="T14">);</text:span></text:p>
      <text:p text:style-name="P38"><text:tab/><text:tab/></text:p>
      <text:p text:style-name="P33"><text:span text:style-name="T14"><text:tab/><text:tab/></text:span><text:span text:style-name="T3">try</text:span><text:span text:style-name="T14"> {</text:span></text:p>
      <text:p text:style-name="P33"><text:span text:style-name="T14"><text:tab/><text:tab/><text:tab/>Thread.</text:span><text:span text:style-name="T15">sleep</text:span><text:span text:style-name="T14">(1000);</text:span></text:p>
      <text:p text:style-name="P38"><text:tab/><text:tab/><text:tab/>src1.mySuspend();</text:p>
      <text:p text:style-name="P33"><text:span text:style-name="T14"><text:tab/><text:tab/><text:tab/>System.</text:span><text:span text:style-name="T43">out</text:span><text:span text:style-name="T14">.println(</text:span><text:span text:style-name="T50">"Suspending thread one"</text:span><text:span text:style-name="T14">);</text:span></text:p>
      <text:p text:style-name="P33"><text:span text:style-name="T14"><text:tab/><text:tab/><text:tab/>Thread.</text:span><text:span text:style-name="T15">sleep</text:span><text:span text:style-name="T14">(1000);</text:span></text:p>
      <text:p text:style-name="P38"><text:tab/><text:tab/><text:tab/>src1.myResume();</text:p>
      <text:p text:style-name="P33"><text:span text:style-name="T14"><text:tab/><text:tab/><text:tab/>System.</text:span><text:span text:style-name="T43">out</text:span><text:span text:style-name="T14">.println(</text:span><text:span text:style-name="T50">"resuming thread one"</text:span><text:span text:style-name="T14">);</text:span></text:p>
      <text:p text:style-name="P38"><text:tab/><text:tab/><text:tab/>src2.mySuspend();</text:p>
      <text:p text:style-name="P33"><text:span text:style-name="T14"><text:tab/><text:tab/><text:tab/>System.</text:span><text:span text:style-name="T43">out</text:span><text:span text:style-name="T14">.println(</text:span><text:span text:style-name="T50">"Suspending thread two"</text:span><text:span text:style-name="T14">);</text:span></text:p>
      <text:p text:style-name="P33"><text:span text:style-name="T14"><text:tab/><text:tab/><text:tab/>Thread.</text:span><text:span text:style-name="T15">sleep</text:span><text:span text:style-name="T14">(1000);</text:span></text:p>
      <text:p text:style-name="P38"><text:tab/><text:tab/><text:tab/>src2.myResume();</text:p>
      <text:p text:style-name="P33"><text:span text:style-name="T14"><text:tab/><text:tab/><text:tab/>System.</text:span><text:span text:style-name="T43">out</text:span><text:span text:style-name="T14">.println(</text:span><text:span text:style-name="T50">"resuming thread two"</text:span><text:span text:style-name="T14">);</text:span></text:p>
      <text:p text:style-name="P33"><text:span text:style-name="T14"><text:tab/><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main interrupted"</text:span><text:span text:style-name="T14">);</text:span></text:p>
      <text:p text:style-name="P38"><text:tab/><text:tab/>}</text:p>
      <text:p text:style-name="P33"><text:span text:style-name="T14"><text:tab/><text:tab/></text:span><text:span text:style-name="T3">try</text:span><text:span text:style-name="T14"> {</text:span></text:p>
      <text:p text:style-name="P33"><text:span text:style-name="T14"><text:tab/><text:tab/><text:tab/>System.</text:span><text:span text:style-name="T43">out</text:span><text:span text:style-name="T14">.println(</text:span><text:span text:style-name="T50">"wating for thread to finish"</text:span><text:span text:style-name="T14">);</text:span></text:p>
      <text:p text:style-name="P33"><text:span text:style-name="T14"><text:tab/><text:tab/><text:tab/>src1.</text:span><text:span text:style-name="T42">t</text:span><text:span text:style-name="T14">.join();</text:span></text:p>
      <text:p text:style-name="P33"><text:span text:style-name="T14"><text:tab/><text:tab/><text:tab/>src2.</text:span><text:span text:style-name="T42">t</text:span><text:span text:style-name="T14">.join();</text:span></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main interrupted"</text:span><text:span text:style-name="T14">);</text:span></text:p>
      <text:p text:style-name="P38"><text:tab/><text:tab/>}</text:p>
      <text:p text:style-name="P33"><text:span text:style-name="T14"><text:tab/><text:tab/>System.</text:span><text:span text:style-name="T43">out</text:span><text:span text:style-name="T14">.println(</text:span><text:span text:style-name="T50">"exiting main"</text:span><text:span text:style-name="T14">);</text:span></text:p>
      <text:p text:style-name="P38"><text:tab/>}</text:p>
      <text:p text:style-name="P38">}</text:p>
      <text:p text:style-name="P38">Output:</text:p>
      <text:p text:style-name="P38">new thread :Thread[one,5,main]</text:p>
      <text:p text:style-name="P38">new thread :Thread[two,5,main]</text:p>
      <text:p text:style-name="P38">one :15</text:p>
      <text:p text:style-name="P38">two :15</text:p>
      <text:p text:style-name="P38">one :14</text:p>
      <text:p text:style-name="P38">two :14</text:p>
      <text:p text:style-name="P38">one :13</text:p>
      <text:p text:style-name="P38">two :13</text:p>
      <text:p text:style-name="P38">one :12</text:p>
      <text:p text:style-name="P38">two :12</text:p>
      <text:p text:style-name="P38">one :11</text:p>
      <text:p text:style-name="P38">two :11</text:p>
      <text:p text:style-name="P38">one :10</text:p>
      <text:p text:style-name="P38">Suspending thread one</text:p>
      <text:p text:style-name="P38">two :10</text:p>
      <text:p text:style-name="P38">two :9</text:p>
      <text:p text:style-name="P38">two :8</text:p>
      <text:p text:style-name="P38">two :7</text:p>
      <text:p text:style-name="P38">two :6</text:p>
      <text:p text:style-name="P38">resuming thread one</text:p>
      <text:p text:style-name="P38">Suspending thread two</text:p>
      <text:p text:style-name="P38">one :9</text:p>
      <text:p text:style-name="P38">one :8</text:p>
      <text:p text:style-name="P38">one :7</text:p>
      <text:p text:style-name="P38">one :6</text:p>
      <text:p text:style-name="P38">one :5</text:p>
      <text:p text:style-name="P38">resuming thread two</text:p>
      <text:p text:style-name="P38"><text:soft-page-break/>wating for thread to finish</text:p>
      <text:p text:style-name="P38">two :5</text:p>
      <text:p text:style-name="P38">one :4</text:p>
      <text:p text:style-name="P38">two :4</text:p>
      <text:p text:style-name="P38">one :3</text:p>
      <text:p text:style-name="P38">two :3</text:p>
      <text:p text:style-name="P38">one :2</text:p>
      <text:p text:style-name="P38">two :2</text:p>
      <text:p text:style-name="P38">one :1</text:p>
      <text:p text:style-name="P38">two :1</text:p>
      <text:p text:style-name="P38">one exiting</text:p>
      <text:p text:style-name="P38">two exiting</text:p>
      <text:p text:style-name="P38">exiting main</text:p>
      <text:p text:style-name="P2"/>
      <text:list xml:id="list171154189167325" text:continue-list="list171154064191954" text:style-name="WWNum2">
        <text:list-item>
          <text:p text:style-name="P153"><text:span text:style-name="T11">Obtaining Thread State’s</text:span><text:span text:style-name="T10"> :</text:span></text:p>
        </text:list-item>
      </text:list>
      <text:list xml:id="list171154189174293" text:continue-list="list171154110163558" text:style-name="WWNum16">
        <text:list-item>
          <text:p text:style-name="P160"><text:span text:style-name="T10">A thread can exist in different States. <text:s/>One can get the current state of thread using </text:span><text:span text:style-name="T12">getState()</text:span><text:span text:style-name="T10"> method defined by Thread. It is show here</text:span></text:p>
        </text:list-item>
      </text:list>
      <text:p text:style-name="P24">Thread.State getState()</text:p>
      <text:list xml:id="list171154189168770" text:continue-numbering="true" text:style-name="WWNum16">
        <text:list-item>
          <text:p text:style-name="P160"><text:span text:style-name="T10">It returns a value of type Thread.State which indicate state of thread at the time the call was made. </text:span><text:span text:style-name="T12">State</text:span><text:span text:style-name="T10"> is an enumeration defined by Thread. Below are values returned by getState().</text:span></text:p>
        </text:list-item>
      </text:list>
      <text:p text:style-name="P24"/>
      <text:p text:style-name="P20"><draw:frame draw:style-name="fr1" draw:name="graphics2" text:anchor-type="as-char" svg:width="6.0626in" svg:height="2.95in" draw:z-index="1"><draw:image xlink:href="Pictures/2000000900004C0200002016DACBB83B.wmf" xlink:type="simple" xlink:show="embed" xlink:actuate="onLoad"/></draw:frame></text:p>
      <text:p text:style-name="P19"/>
      <text:p text:style-name="P19"/>
      <text:p text:style-name="P5"/>
      <text:p text:style-name="P21"/>
      <text:p text:style-name="P6"/>
      <text:p text:style-name="P82"/>
      <text:p text:style-name="P82"/>
      <text:p text:style-name="P44"><text:soft-page-break/><draw:frame draw:style-name="fr1" draw:name="graphics3" text:anchor-type="as-char" svg:width="6.0126in" svg:height="5.1252in" draw:z-index="2"><draw:image xlink:href="Pictures/2000000900004C0200003A638BD283C0.wmf" xlink:type="simple" xlink:show="embed" xlink:actuate="onLoad"/></draw:frame></text:p>
      <text:p text:style-name="P43"/>
      <text:p text:style-name="P43"/>
      <text:list xml:id="list171154360174383" text:continue-numbering="true" text:style-name="WWNum16">
        <text:list-item>
          <text:p text:style-name="P162">Below example shows state of thread at different stages.</text:p>
        </text:list-item>
        <text:list-item>
          <text:p text:style-name="P160"><text:span text:style-name="T22">Example</text:span><text:span text:style-name="T21"> :</text:span></text:p>
        </text:list-item>
      </text:list>
      <text:p text:style-name="P23"/>
      <text:p text:style-name="P33"><text:span text:style-name="T3">package</text:span><text:span text:style-name="T14"> multiThreading;</text:span></text:p>
      <text:p text:style-name="P34"/>
      <text:p text:style-name="P33"><text:span text:style-name="T3">class</text:span><text:span text:style-name="T14"> MethodClass1</text:span></text:p>
      <text:p text:style-name="P38">{</text:p>
      <text:p text:style-name="P33"><text:span text:style-name="T14"><text:tab/></text:span><text:span text:style-name="T3">synchronized</text:span><text:span text:style-name="T14"> </text:span><text:span text:style-name="T3">void</text:span><text:span text:style-name="T14"> method1()</text:span></text:p>
      <text:p text:style-name="P38"><text:tab/>{</text:p>
      <text:p text:style-name="P33"><text:span text:style-name="T14"><text:tab/><text:tab/>System.</text:span><text:span text:style-name="T43">out</text:span><text:span text:style-name="T14">.println(</text:span><text:span text:style-name="T50">"inside method class"</text:span><text:span text:style-name="T14">);</text:span></text:p>
      <text:p text:style-name="P38"><text:tab/>}</text:p>
      <text:p text:style-name="P38">}</text:p>
      <text:p text:style-name="P34"/>
      <text:p text:style-name="P33"><text:span text:style-name="T3">class</text:span><text:span text:style-name="T14"> ThreadStateClass1 </text:span><text:span text:style-name="T3">implements</text:span><text:span text:style-name="T14"> Runnable</text:span></text:p>
      <text:p text:style-name="P38">{</text:p>
      <text:p text:style-name="P33"><text:span text:style-name="T14"><text:tab/>MethodClass1 </text:span><text:span text:style-name="T42">mc</text:span><text:span text:style-name="T14">;</text:span></text:p>
      <text:p text:style-name="P33"><text:span text:style-name="T14"><text:tab/>String </text:span><text:span text:style-name="T42">str</text:span><text:span text:style-name="T14">;</text:span></text:p>
      <text:p text:style-name="P33"><text:span text:style-name="T14"><text:tab/>Thread </text:span><text:span text:style-name="T42">t</text:span><text:span text:style-name="T14">;</text:span></text:p>
      <text:p text:style-name="P38"/>
      <text:p text:style-name="P34"/>
      <text:p text:style-name="P38"><text:tab/>ThreadStateClass1(MethodClass1 mc1, String name)</text:p>
      <text:p text:style-name="P38"><text:tab/>{</text:p>
      <text:p text:style-name="P33"><text:span text:style-name="T14"><text:tab/><text:tab/></text:span><text:span text:style-name="T42">mc</text:span><text:span text:style-name="T14"> = mc1;</text:span></text:p>
      <text:p text:style-name="P33"><text:span text:style-name="T14"><text:tab/><text:tab/></text:span><text:span text:style-name="T42">str</text:span><text:span text:style-name="T14"> = name;</text:span></text:p>
      <text:p text:style-name="P33"><text:soft-page-break/><text:span text:style-name="T14"><text:tab/><text:tab/></text:span><text:span text:style-name="T42">t</text:span><text:span text:style-name="T14"> = </text:span><text:span text:style-name="T3">new</text:span><text:span text:style-name="T14"> Thread(</text:span><text:span text:style-name="T3">this</text:span><text:span text:style-name="T14">, </text:span><text:span text:style-name="T42">str</text:span><text:span text:style-name="T14">);</text:span></text:p>
      <text:p text:style-name="P33"><text:span text:style-name="T14"><text:tab/><text:tab/></text:span><text:span text:style-name="T42">t</text:span><text:span text:style-name="T14">.start();</text:span></text:p>
      <text:p text:style-name="P33"><text:span text:style-name="T14"><text:tab/><text:tab/>System.</text:span><text:span text:style-name="T43">out</text:span><text:span text:style-name="T14">.println(</text:span><text:span text:style-name="T50">"after start "</text:span><text:span text:style-name="T14">+</text:span><text:span text:style-name="T42">t</text:span><text:span text:style-name="T14">.getName()+</text:span><text:span text:style-name="T50">" <text:tab/><text:tab/><text:tab/><text:tab/>:"</text:span><text:span text:style-name="T14">+</text:span><text:span text:style-name="T42">t</text:span><text:span text:style-name="T14">.getState());</text:span></text:p>
      <text:p text:style-name="P52"><text:span text:style-name="T14">System.</text:span><text:span text:style-name="T43">out</text:span><text:span text:style-name="T14">.println(</text:span><text:span text:style-name="T50">"after start "</text:span><text:span text:style-name="T14">+</text:span><text:span text:style-name="T42">t</text:span><text:span text:style-name="T14">.getName()+</text:span><text:span text:style-name="T50">" :"</text:span><text:span text:style-name="T14">+</text:span><text:span text:style-name="T42">t</text:span><text:span text:style-name="T14">.getState());</text:span></text:p>
      <text:p text:style-name="P38"><text:tab/>}</text:p>
      <text:p text:style-name="P33"><text:span text:style-name="T14"><text:tab/></text:span><text:span text:style-name="T3">public</text:span><text:span text:style-name="T14"> </text:span><text:span text:style-name="T3">void</text:span><text:span text:style-name="T14"> run()</text:span></text:p>
      <text:p text:style-name="P38"><text:tab/>{</text:p>
      <text:p text:style-name="P38"><text:tab/><text:tab/></text:p>
      <text:p text:style-name="P33"><text:span text:style-name="T14"><text:tab/><text:tab/></text:span><text:span text:style-name="T42">mc</text:span><text:span text:style-name="T14">.method1();</text:span></text:p>
      <text:p text:style-name="P33"><text:span text:style-name="T14"><text:tab/><text:tab/></text:span><text:span text:style-name="T3">try</text:span><text:span text:style-name="T14"> {</text:span></text:p>
      <text:p text:style-name="P33"><text:span text:style-name="T14"><text:tab/><text:tab/><text:tab/>Thread.</text:span><text:span text:style-name="T15">sleep</text:span><text:span text:style-name="T14">(1000);</text:span></text:p>
      <text:p text:style-name="P33"><text:span text:style-name="T14"><text:tab/><text:tab/> <text:s text:c="3"/>} </text:span><text:span text:style-name="T3">catch</text:span><text:span text:style-name="T14"> (InterruptedException e) {</text:span></text:p>
      <text:p text:style-name="P33"><text:span text:style-name="T14"><text:tab/><text:tab/><text:tab/><text:tab/><text:tab/>System.</text:span><text:span text:style-name="T43">out</text:span><text:span text:style-name="T14">.println(</text:span><text:span text:style-name="T42">str</text:span><text:span text:style-name="T14">+</text:span><text:span text:style-name="T50">" interrupted"</text:span><text:span text:style-name="T14">);</text:span></text:p>
      <text:p text:style-name="P38"><text:tab/><text:tab/> <text:s text:c="3"/>}</text:p>
      <text:p text:style-name="P33"><text:span text:style-name="T14"><text:tab/><text:tab/>System.</text:span><text:span text:style-name="T43">out</text:span><text:span text:style-name="T14">.println(</text:span><text:span text:style-name="T50">"after run "</text:span><text:span text:style-name="T14">+</text:span><text:span text:style-name="T42">t</text:span><text:span text:style-name="T14">.getName()+</text:span><text:span text:style-name="T50">" :"</text:span><text:span text:style-name="T14">+</text:span><text:span text:style-name="T42">t</text:span><text:span text:style-name="T14">.getState());</text:span></text:p>
      <text:p text:style-name="P33"><text:span text:style-name="T14"><text:tab/><text:tab/>System.</text:span><text:span text:style-name="T43">out</text:span><text:span text:style-name="T14">.println(</text:span><text:span text:style-name="T50">"after run "</text:span><text:span text:style-name="T14">+</text:span><text:span text:style-name="T42">t</text:span><text:span text:style-name="T14">.getName()+</text:span><text:span text:style-name="T50">" :"</text:span><text:span text:style-name="T14">+</text:span><text:span text:style-name="T42">t</text:span><text:span text:style-name="T14">.getState());</text:span></text:p>
      <text:p text:style-name="P38"><text:tab/><text:tab/><text:tab/><text:tab/></text:p>
      <text:p text:style-name="P38"><text:tab/>}</text:p>
      <text:p text:style-name="P38">}</text:p>
      <text:p text:style-name="P33"><text:span text:style-name="T3">public</text:span><text:span text:style-name="T14"> </text:span><text:span text:style-name="T3">class</text:span><text:span text:style-name="T14"> ThreadStateClass </text:span></text:p>
      <text:p text:style-name="P38">{</text:p>
      <text:p text:style-name="P33"><text:span text:style-name="T14"><text:tab/></text:span><text:span text:style-name="T3">public</text:span><text:span text:style-name="T14"> </text:span><text:span text:style-name="T3">static</text:span><text:span text:style-name="T14"> </text:span><text:span text:style-name="T3">void</text:span><text:span text:style-name="T14"> main(String[] args)</text:span></text:p>
      <text:p text:style-name="P38"><text:tab/>{</text:p>
      <text:p text:style-name="P33"><text:span text:style-name="T14"><text:tab/><text:tab/>MethodClass1 mc = </text:span><text:span text:style-name="T3">new</text:span><text:span text:style-name="T14"> MethodClass1();</text:span></text:p>
      <text:p text:style-name="P33"><text:span text:style-name="T14"><text:tab/><text:tab/>ThreadStateClass1 tsc1 = </text:span><text:span text:style-name="T3">new</text:span><text:span text:style-name="T14"> ThreadStateClass1(mc, </text:span><text:span text:style-name="T50">"one"</text:span><text:span text:style-name="T14">);</text:span></text:p>
      <text:p text:style-name="P33"><text:span text:style-name="T14"><text:tab/><text:tab/>ThreadStateClass1 tsc2 = </text:span><text:span text:style-name="T3">new</text:span><text:span text:style-name="T14"> ThreadStateClass1(mc, </text:span><text:span text:style-name="T50">"two"</text:span><text:span text:style-name="T14">);</text:span></text:p>
      <text:p text:style-name="P38"><text:tab/><text:tab/></text:p>
      <text:p text:style-name="P50"><text:span text:style-name="T14">System.</text:span><text:span text:style-name="T43">out</text:span><text:span text:style-name="T14">.println(</text:span><text:span text:style-name="T50">"from main "</text:span><text:span text:style-name="T14">+tsc1.</text:span><text:span text:style-name="T42">t</text:span><text:span text:style-name="T14">.getName()+</text:span><text:span text:style-name="T50">" :"</text:span><text:span text:style-name="T14">+tsc1.</text:span><text:span text:style-name="T42">t</text:span><text:span text:style-name="T14">.getState());</text:span></text:p>
      <text:p text:style-name="P50"><text:span text:style-name="T14">System.</text:span><text:span text:style-name="T43">out</text:span><text:span text:style-name="T14">.println(</text:span><text:span text:style-name="T50">"from main "</text:span><text:span text:style-name="T14">+tsc2.</text:span><text:span text:style-name="T42">t</text:span><text:span text:style-name="T14">.getName()+</text:span><text:span text:style-name="T50">" :"</text:span><text:span text:style-name="T14">+tsc2.</text:span><text:span text:style-name="T42">t</text:span><text:span text:style-name="T14">.getState());</text:span></text:p>
      <text:p text:style-name="P38"><text:tab/><text:tab/></text:p>
      <text:p text:style-name="P33"><text:span text:style-name="T14"><text:tab/><text:tab/></text:span><text:span text:style-name="T3">try</text:span><text:span text:style-name="T14"> {</text:span></text:p>
      <text:p text:style-name="P33"><text:span text:style-name="T14"><text:tab/><text:tab/><text:tab/>tsc1.</text:span><text:span text:style-name="T42">t</text:span><text:span text:style-name="T14">.join();</text:span></text:p>
      <text:p text:style-name="P33"><text:span text:style-name="T14"><text:tab/><text:tab/><text:tab/>tsc2.</text:span><text:span text:style-name="T42">t</text:span><text:span text:style-name="T14">.join();</text:span></text:p>
      <text:p text:style-name="P48"><text:span text:style-name="T14">System.</text:span><text:span text:style-name="T43">out</text:span><text:span text:style-name="T14">.println(</text:span><text:span text:style-name="T50">"after join "</text:span><text:span text:style-name="T14">+tsc1.</text:span><text:span text:style-name="T42">t</text:span><text:span text:style-name="T14">.getName()+</text:span><text:span text:style-name="T50">" :"</text:span><text:span text:style-name="T14">+tsc1.</text:span><text:span text:style-name="T42">t</text:span><text:span text:style-name="T14">.getState());</text:span></text:p>
      <text:p text:style-name="P61"><text:span text:style-name="T14">System.</text:span><text:span text:style-name="T43">out</text:span><text:span text:style-name="T14">.println(</text:span><text:span text:style-name="T50">"after join "</text:span><text:span text:style-name="T14">+tsc2.</text:span><text:span text:style-name="T42">t</text:span><text:span text:style-name="T14">.getName()+</text:span><text:span text:style-name="T50">" :"</text:span><text:span text:style-name="T14">+tsc2.</text:span><text:span text:style-name="T42">t</text:span><text:span text:style-name="T14">.getState());</text:span></text:p>
      <text:p text:style-name="P33"><text:span text:style-name="T14"><text:tab/><text:tab/>} </text:span><text:span text:style-name="T3">catch</text:span><text:span text:style-name="T14"> (InterruptedException e) {</text:span></text:p>
      <text:p text:style-name="P33"><text:span text:style-name="T14"><text:tab/><text:tab/><text:tab/>System.</text:span><text:span text:style-name="T43">out</text:span><text:span text:style-name="T14">.println(</text:span><text:span text:style-name="T50">"main interrupted"</text:span><text:span text:style-name="T14">);</text:span></text:p>
      <text:p text:style-name="P38"><text:tab/><text:tab/>}</text:p>
      <text:p text:style-name="P50"><text:span text:style-name="T14">System.</text:span><text:span text:style-name="T43">out</text:span><text:span text:style-name="T14">.println(</text:span><text:span text:style-name="T50">"end of main "</text:span><text:span text:style-name="T14">+tsc1.</text:span><text:span text:style-name="T42">t</text:span><text:span text:style-name="T14">.getName()+</text:span><text:span text:style-name="T50">" :"</text:span><text:span text:style-name="T14">+tsc1.</text:span><text:span text:style-name="T42">t</text:span><text:span text:style-name="T14">.getState());</text:span></text:p>
      <text:p text:style-name="P52"><text:span text:style-name="T14">System.</text:span><text:span text:style-name="T43">out</text:span><text:span text:style-name="T14">.println(</text:span><text:span text:style-name="T50">"end of main "</text:span><text:span text:style-name="T14">+tsc2.</text:span><text:span text:style-name="T42">t</text:span><text:span text:style-name="T14">.getName()+</text:span><text:span text:style-name="T50">" :"</text:span><text:span text:style-name="T14">+tsc2.</text:span><text:span text:style-name="T42">t</text:span><text:span text:style-name="T14">.getState());</text:span></text:p>
      <text:p text:style-name="P38"><text:tab/>}</text:p>
      <text:p text:style-name="P34"/>
      <text:p text:style-name="P38">}</text:p>
      <text:p text:style-name="P38">Output:</text:p>
      <text:p text:style-name="P39">after start one :RUNNABLE</text:p>
      <text:p text:style-name="P94">inside method class</text:p>
      <text:p text:style-name="P95">after start one :RUNNABLE</text:p>
      <text:p text:style-name="P95">after start two :RUNNABLE</text:p>
      <text:p text:style-name="P95">after start two :RUNNABLE</text:p>
      <text:p text:style-name="P95">from main one :TIMED_WAITING</text:p>
      <text:p text:style-name="P95">from main two :RUNNABLE</text:p>
      <text:p text:style-name="P95">inside method class</text:p>
      <text:p text:style-name="P95">after run two :RUNNABLE</text:p>
      <text:p text:style-name="P95"><text:soft-page-break/>after run one :RUNNABLE</text:p>
      <text:p text:style-name="P95">after run two :RUNNABLE</text:p>
      <text:p text:style-name="P95">after run one :RUNNABLE</text:p>
      <text:p text:style-name="P95">after join one :TERMINATED</text:p>
      <text:p text:style-name="P95">after join two :TERMINATED</text:p>
      <text:p text:style-name="P95">end of main one :TERMINATED</text:p>
      <text:p text:style-name="P95">end of main two :TERMINATED</text:p>
      <text:p text:style-name="P38"/>
      <text:p text:style-name="P4"/>
      <text:p text:style-name="P4"/>
      <text:p text:style-name="P59"/>
      <text:p text:style-name="P62"/>
      <text:p text:style-name="P62"/>
      <text:p text:style-name="P62"/>
      <text:p text:style-name="P62"/>
      <text:p text:style-name="P63"/>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ndale Mono" svg:font-family="'Andale Mono', 'Andale Mono'" style:font-family-generic="modern"/>
    <style:font-face style:name="Georgia" svg:font-family="Georgia, Georgia" style:font-family-generic="roman"/>
    <style:font-face style:name="Arial2" svg:font-family="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list-style-name="">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3" style:font-family-complex="'Courier New'" style:font-family-generic-complex="system" style:font-pitch-complex="variable" style:font-size-complex="10pt" style:language-complex="hi" style:country-complex="IN"/>
    </style:style>
    <style:style style:name="Normal_20__28_Web_29_" style:display-name="Normal (Web)" style:family="paragraph" style:parent-style-name="Standard" style:default-outline-level="" style:list-style-name="">
      <style:paragraph-properties fo:margin-top="0.0693in" fo:margin-bottom="0.0693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hi" style:country-complex="I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3" style:font-family-complex="'Courier New'" style:font-family-generic-complex="system" style:font-pitch-complex="variable" style:font-size-complex="10pt" style:language-complex="hi" style:country-complex="IN"/>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text-underline-style="solid" style:text-underline-width="auto" style:text-underline-color="font-color" style:font-name-complex="Calibri3" style:font-family-complex="Calibri" style:font-family-generic-complex="system" style:font-pitch-complex="variable"/>
    </style:style>
    <style:style style:name="ListLabel_20_3" style:display-name="ListLabel 3" style:family="text">
      <style:text-properties style:font-name-complex="Calibri3" style:font-family-complex="Calibri" style:font-family-generic-complex="system" style:font-pitch-complex="variable"/>
    </style:style>
    <style:style style:name="ListLabel_20_4" style:display-name="ListLabel 4" style:family="text">
      <style:text-properties fo:color="#7f0055" fo:font-weight="bold" style:font-weight-asian="bold" style:font-name-complex="Courier New3" style:font-family-complex="'Courier New'" style:font-family-generic-complex="system" style:font-pitch-complex="variable"/>
    </style:style>
    <style:style style:name="ListLabel_20_5" style:display-name="ListLabel 5" style:family="text">
      <style:text-properties style:text-underline-styl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7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7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7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7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0.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1.0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0.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7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7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97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97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94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47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94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47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47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44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47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47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9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25in" fo:margin-left="0.7425in"/>
        </style:list-level-properties>
        <style:text-properties style:font-name="Calibri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4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4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25in" fo:margin-left="0.7425in"/>
        </style:list-level-properties>
        <style:text-properties style:font-name="Calibri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4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4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25in" fo:margin-left="0.7425in"/>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4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4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0.5in" fo:margin-left="0.99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25in" fo:margin-left="0.7425in"/>
        </style:list-level-properties>
        <style:text-properties style:font-name="Calibri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4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4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25in" fo:margin-left="0.7425in"/>
        </style:list-level-properties>
        <style:text-properties style:font-name="Calibri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4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4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4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8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tin</meta:initial-creator>
    <meta:editing-cycles>367</meta:editing-cycles>
    <meta:creation-date>2013-09-04T17:19:00</meta:creation-date>
    <dc:date>2016-12-09T17:11:53.169000000</dc:date>
    <meta:editing-duration>PT6H59M12S</meta:editing-duration>
    <meta:generator>LibreOffice/4.2.4.2$Windows_x86 LibreOffice_project/63150712c6d317d27ce2db16eb94c2f3d7b699f8</meta:generator>
    <meta:document-statistic meta:table-count="0" meta:image-count="3" meta:object-count="0" meta:page-count="34" meta:paragraph-count="1459" meta:word-count="6288" meta:character-count="43169" meta:non-whitespace-character-count="362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